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1839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0H48M41.141S">
            <text:p>10:48:41.14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0H48M41.179S">
            <text:p>10:48:41.18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0H48M41.193S">
            <text:p>10:48:41.19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0H48M41.148S">
            <text:p>10:48:41.15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0H48M41.217S">
            <text:p>10:48:41.22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0H48M41.236S">
            <text:p>10:48:41.24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0H48M41.25S">
            <text:p>10:48:41.25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0H48M41.275S">
            <text:p>10:48:41.28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0H48M41.282S">
            <text:p>10:48:41.28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0H48M41.3S">
            <text:p>10:48:41.30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0H48M41.331S">
            <text:p>10:48:41.33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0H48M41.331S">
            <text:p>10:48:41.33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0H48M41.226S">
            <text:p>10:48:41.23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0H48M41.351S">
            <text:p>10:48:41.35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0H48M41.183S">
            <text:p>10:48:41.18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0H48M41.381S">
            <text:p>10:48:41.38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0H48M41.385S">
            <text:p>10:48:41.39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0H48M41.198S">
            <text:p>10:48:41.20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0H48M41.403S">
            <text:p>10:48:41.40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0H48M41.439S">
            <text:p>10:48:41.44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0H48M41.447S">
            <text:p>10:48:41.45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0H48M41.455S">
            <text:p>10:48:41.46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0H48M41.366S">
            <text:p>10:48:41.37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0H48M41.234S">
            <text:p>10:48:41.23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0H48M41.482S">
            <text:p>10:48:41.48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0H48M41.489S">
            <text:p>10:48:41.49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0H48M41.506S">
            <text:p>10:48:41.51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0H48M41.541S">
            <text:p>10:48:41.54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0H48M41.355S">
            <text:p>10:48:41.36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0H48M41.548S">
            <text:p>10:48:41.55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0H48M41.348S">
            <text:p>10:48:41.35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0H48M41.559S">
            <text:p>10:48:41.56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0H48M41.583S">
            <text:p>10:48:41.58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0H48M41.592S">
            <text:p>10:48:41.59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0H48M41.609S">
            <text:p>10:48:41.61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0H48M41.335S">
            <text:p>10:48:41.34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0H48M41.644S">
            <text:p>10:48:41.64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0H48M41.65S">
            <text:p>10:48:41.65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0H48M41.661S">
            <text:p>10:48:41.66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0H48M41.303S">
            <text:p>10:48:41.30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0H48M41.684S">
            <text:p>10:48:41.68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0H48M41.696S">
            <text:p>10:48:41.70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0H48M41.284S">
            <text:p>10:48:41.28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0H48M41.713S">
            <text:p>10:48:41.71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0H48M41.336S">
            <text:p>10:48:41.34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0H48M41.755S">
            <text:p>10:48:41.76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0H48M41.758S">
            <text:p>10:48:41.76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0H48M41.764S">
            <text:p>10:48:41.76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0H48M41.278S">
            <text:p>10:48:41.28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0H48M41.789S">
            <text:p>10:48:41.79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0H48M41.803S">
            <text:p>10:48:41.80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0H48M41.816S">
            <text:p>10:48:41.82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0H48M41.258S">
            <text:p>10:48:41.26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0H48M41.853S">
            <text:p>10:48:41.85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0H48M41.854S">
            <text:p>10:48:41.85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0H48M41.869S">
            <text:p>10:48:41.87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0H48M41.891S">
            <text:p>10:48:41.89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0H48M41.93S">
            <text:p>10:48:41.93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0H48M41.909S">
            <text:p>10:48:41.91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0H48M41.776S">
            <text:p>10:48:41.78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0H48M41.954S">
            <text:p>10:48:41.9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0H48M41.957S">
            <text:p>10:48:41.96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0H48M41.971S">
            <text:p>10:48:41.97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0H48M41.769S">
            <text:p>10:48:41.77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0H48M41.248S">
            <text:p>10:48:41.25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0H48M42S">
            <text:p>10:48:42.00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0H48M42.008S">
            <text:p>10:48:42.01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0H48M41.725S">
            <text:p>10:48:41.73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0H48M42.022S">
            <text:p>10:48:42.02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0H48M42.054S">
            <text:p>10:48:42.05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0H48M42.059S">
            <text:p>10:48:42.06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0H48M41.761S">
            <text:p>10:48:41.76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0H48M42.073S">
            <text:p>10:48:42.07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0H48M41.758S">
            <text:p>10:48:41.76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0H48M42.102S">
            <text:p>10:48:42.10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0H48M42.111S">
            <text:p>10:48:42.11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0H48M42.127S">
            <text:p>10:48:42.13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0H48M42.156S">
            <text:p>10:48:42.16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0H48M42.163S">
            <text:p>10:48:42.16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0H48M41.712S">
            <text:p>10:48:41.71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0H48M42.023S">
            <text:p>10:48:42.02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0H48M41.671S">
            <text:p>10:48:41.67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0H48M42.21S">
            <text:p>10:48:42.21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0H48M41.699S">
            <text:p>10:48:41.70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0H48M41.688S">
            <text:p>10:48:41.69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0H48M41.664S">
            <text:p>10:48:41.66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0H48M41.717S">
            <text:p>10:48:41.72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588">
            <text:p>58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0H48M41.654S">
            <text:p>10:48:41.65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688">
            <text:p>68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0H48M41.612S">
            <text:p>10:48:41.61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0H48M41.647S">
            <text:p>10:48:41.65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0H48M41.622S">
            <text:p>10:48:41.62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837">
            <text:p>83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0H48M41.563S">
            <text:p>10:48:41.56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1016">
            <text:p>101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0H48M41.595S">
            <text:p>10:48:41.60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999">
            <text:p>99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0H48M41.552S">
            <text:p>10:48:41.55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1117">
            <text:p>111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0H48M41.586S">
            <text:p>10:48:41.59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1095">
            <text:p>109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0H48M41.544S">
            <text:p>10:48:41.54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1154">
            <text:p>115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0H48M41.545S">
            <text:p>10:48:41.55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1165">
            <text:p>116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0H48M41.493S">
            <text:p>10:48:41.49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308">
            <text:p>130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0H48M41.485S">
            <text:p>10:48:41.49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1328">
            <text:p>132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0H48M41.476S">
            <text:p>10:48:41.48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1371">
            <text:p>137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0H48M41.509S">
            <text:p>10:48:41.51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1352">
            <text:p>135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0H48M41.456S">
            <text:p>10:48:41.46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457">
            <text:p>145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0H48M41.458S">
            <text:p>10:48:41.46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1466">
            <text:p>146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0H48M41.459S">
            <text:p>10:48:41.46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1477">
            <text:p>147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0H48M41.443S">
            <text:p>10:48:41.44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1528">
            <text:p>152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0H48M41.399S">
            <text:p>10:48:41.40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1625">
            <text:p>162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0H48M41.406S">
            <text:p>10:48:41.41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632">
            <text:p>163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0H48M41.39S">
            <text:p>10:48:41.39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688">
            <text:p>168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0H48M43.039S">
            <text:p>10:48:43.04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0H48M43.025S">
            <text:p>10:48:43.03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0H48M42.972S">
            <text:p>10:48:42.97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0H48M42.925S">
            <text:p>10:48:42.93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0H48M42.913S">
            <text:p>10:48:42.91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0H48M42.862S">
            <text:p>10:48:42.86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0H48M42.848S">
            <text:p>10:48:42.85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0H48M42.814S">
            <text:p>10:48:42.81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0H48M42.802S">
            <text:p>10:48:42.80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0H48M42.711S">
            <text:p>10:48:42.71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851">
            <text:p>85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0H48M42.698S">
            <text:p>10:48:42.70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875">
            <text:p>87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0H48M42.682S">
            <text:p>10:48:42.68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902">
            <text:p>90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0H48M42.67S">
            <text:p>10:48:42.67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984">
            <text:p>98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0H48M42.46S">
            <text:p>10:48:42.46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1196">
            <text:p>11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0H48M42.595S">
            <text:p>10:48:42.60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0H48M42.433S">
            <text:p>10:48:42.43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224">
            <text:p>122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0H48M42.582S">
            <text:p>10:48:42.58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1076">
            <text:p>107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0H48M42.387S">
            <text:p>10:48:42.39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1274">
            <text:p>127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0H48M42.343S">
            <text:p>10:48:42.34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327">
            <text:p>132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0H48M42.307S">
            <text:p>10:48:42.31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1375">
            <text:p>137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0H48M42.269S">
            <text:p>10:48:42.27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0H48M42.281S">
            <text:p>10:48:42.28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0H48M42.26S">
            <text:p>10:48:42.26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464">
            <text:p>146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0H48M42.206S">
            <text:p>10:48:42.21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1609">
            <text:p>160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0H48M41.384S">
            <text:p>10:48:41.38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2444">
            <text:p>244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0H48M42.214S">
            <text:p>10:48:42.21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0H48M42.182S">
            <text:p>10:48:42.18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1711">
            <text:p>171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0H48M42.159S">
            <text:p>10:48:42.16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1833">
            <text:p>183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0H48M42.137S">
            <text:p>10:48:42.14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1910">
            <text:p>191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0H48M42.167S">
            <text:p>10:48:42.17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1893">
            <text:p>189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0H48M42.091S">
            <text:p>10:48:42.09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983">
            <text:p>198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0H48M42.115S">
            <text:p>10:48:42.12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1999">
            <text:p>199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0H48M42.105S">
            <text:p>10:48:42.11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2028">
            <text:p>202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0H48M42.076S">
            <text:p>10:48:42.08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2132">
            <text:p>213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0H48M42.077S">
            <text:p>10:48:42.08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2148">
            <text:p>214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0H48M42.028S">
            <text:p>10:48:42.03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2308">
            <text:p>230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0H48M42.062S">
            <text:p>10:48:42.06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2287">
            <text:p>228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0H48M42.023S">
            <text:p>10:48:42.02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2400">
            <text:p>240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0H48M42.057S">
            <text:p>10:48:42.06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2384">
            <text:p>238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0H48M42.003S">
            <text:p>10:48:42.00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2472">
            <text:p>247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0H48M41.99S">
            <text:p>10:48:41.99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2498">
            <text:p>249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0H48M41.986S">
            <text:p>10:48:41.99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2520">
            <text:p>252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0H48M41.957S">
            <text:p>10:48:41.96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2660">
            <text:p>266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0H48M41.974S">
            <text:p>10:48:41.97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2656">
            <text:p>265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0H48M41.935S">
            <text:p>10:48:41.94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2813">
            <text:p>281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0H48M41.959S">
            <text:p>10:48:41.96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2802">
            <text:p>280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0H48M41.936S">
            <text:p>10:48:41.94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2896">
            <text:p>289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0H48M41.935S">
            <text:p>10:48:41.94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2930">
            <text:p>293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0H48M41.894S">
            <text:p>10:48:41.89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3051">
            <text:p>305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0H48M41.873S">
            <text:p>10:48:41.87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3178">
            <text:p>317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0H48M41.856S">
            <text:p>10:48:41.86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3334">
            <text:p>333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0H48M41.824S">
            <text:p>10:48:41.82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3442">
            <text:p>344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0H48M41.856S">
            <text:p>10:48:41.86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3421">
            <text:p>342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0H48M41.82S">
            <text:p>10:48:41.82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3495">
            <text:p>349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0H48M41.806S">
            <text:p>10:48:41.81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3558">
            <text:p>355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0H48M45.316S">
            <text:p>10:48:45.32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0H48M41.797S">
            <text:p>10:48:41.80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3667">
            <text:p>366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0H48M45.278S">
            <text:p>10:48:45.28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0H48M45.052S">
            <text:p>10:48:45.05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561">
            <text:p>56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0H48M44.946S">
            <text:p>10:48:44.95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0H48M45.267S">
            <text:p>10:48:45.27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0H48M45.191S">
            <text:p>10:48:45.19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0H48M44.865S">
            <text:p>10:48:44.87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917">
            <text:p>91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0H48M44.631S">
            <text:p>10:48:44.63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0H48M44.617S">
            <text:p>10:48:44.62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0H48M44.476S">
            <text:p>10:48:44.48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1572">
            <text:p>157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0H48M44.507S">
            <text:p>10:48:44.51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1564">
            <text:p>156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0H48M44.748S">
            <text:p>10:48:44.75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339">
            <text:p>13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0H48M44.489S">
            <text:p>10:48:44.49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1614">
            <text:p>1614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0H48M44.442S">
            <text:p>10:48:44.44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1785">
            <text:p>178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0H48M44.423S">
            <text:p>10:48:44.42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1817">
            <text:p>181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0H48M44.762S">
            <text:p>10:48:44.76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1490">
            <text:p>14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0H48M44.337S">
            <text:p>10:48:44.34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1955">
            <text:p>195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0H48M44.35S">
            <text:p>10:48:44.35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1955">
            <text:p>195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0H48M44.209S">
            <text:p>10:48:44.21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2127">
            <text:p>212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0H48M44.225S">
            <text:p>10:48:44.23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2159">
            <text:p>215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0H48M44.134S">
            <text:p>10:48:44.13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2278">
            <text:p>227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0H48M44.115S">
            <text:p>10:48:44.12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311">
            <text:p>231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0H48M44.061S">
            <text:p>10:48:44.06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2439">
            <text:p>24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0H48M44.047S">
            <text:p>10:48:44.05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493">
            <text:p>249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0H48M43.993S">
            <text:p>10:48:43.99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2560">
            <text:p>256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0H48M44.075S">
            <text:p>10:48:44.08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2537">
            <text:p>253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0H48M43.829S">
            <text:p>10:48:43.83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2827">
            <text:p>282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0H48M43.881S">
            <text:p>10:48:43.88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2789">
            <text:p>278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0H48M43.725S">
            <text:p>10:48:43.73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2983">
            <text:p>298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0H48M41.563S">
            <text:p>10:48:41.5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172">
            <text:p>5172</text:p>
          </table:table-cell>
          <table:table-cell office:value-type="string">
            <text:p>Success</text:p>
          </table:table-cell>
          <table:table-cell office:value-type="float" office:value="109976">
            <text:p>109976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0H48M42.937S">
            <text:p>10:48:42.9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812">
            <text:p>3812</text:p>
          </table:table-cell>
          <table:table-cell office:value-type="string">
            <text:p>Success</text:p>
          </table:table-cell>
          <table:table-cell office:value-type="float" office:value="110715">
            <text:p>110715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0H48M46.413S">
            <text:p>10:48:46.41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0H48M43.513S">
            <text:p>10:48:43.51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3394">
            <text:p>339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0H48M43.585S">
            <text:p>10:48:43.59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3419">
            <text:p>341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0H48M43.683S">
            <text:p>10:48:43.68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3418">
            <text:p>341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0H48M43.696S">
            <text:p>10:48:43.70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3456">
            <text:p>345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0H48M43.671S">
            <text:p>10:48:43.67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3493">
            <text:p>349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0H48M43.662S">
            <text:p>10:48:43.66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3514">
            <text:p>351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0H48M43.657S">
            <text:p>10:48:43.66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3535">
            <text:p>353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0H48M43.655S">
            <text:p>10:48:43.66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3553">
            <text:p>355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0H48M43.658S">
            <text:p>10:48:43.66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3565">
            <text:p>356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0H48M43.659S">
            <text:p>10:48:43.66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3581">
            <text:p>358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0H48M43.574S">
            <text:p>10:48:43.57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3677">
            <text:p>367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0H48M43.551S">
            <text:p>10:48:43.55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3714">
            <text:p>371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0H48M43.538S">
            <text:p>10:48:43.54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3742">
            <text:p>374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0H48M43.501S">
            <text:p>10:48:43.50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3792">
            <text:p>379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0H48M43.483S">
            <text:p>10:48:43.48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3820">
            <text:p>382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0H48M43.468S">
            <text:p>10:48:43.47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3849">
            <text:p>384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0H48M43.437S">
            <text:p>10:48:43.44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3892">
            <text:p>389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0H48M43.079S">
            <text:p>10:48:43.08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261">
            <text:p>426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0H48M46.67S">
            <text:p>10:48:46.67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0H48M46.657S">
            <text:p>10:48:46.66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0H48M46.554S">
            <text:p>10:48:46.55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823">
            <text:p>82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0H48M46.541S">
            <text:p>10:48:46.54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848">
            <text:p>84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0H48M46.5S">
            <text:p>10:48:46.50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903">
            <text:p>90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0H48M46.426S">
            <text:p>10:48:46.43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0H48M46.385S">
            <text:p>10:48:46.39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1045">
            <text:p>104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0H48M45.614S">
            <text:p>10:48:45.61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1918">
            <text:p>191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0H48M45.783S">
            <text:p>10:48:45.78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1806">
            <text:p>180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0H48M46.241S">
            <text:p>10:48:46.24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1437">
            <text:p>143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0H48M46.293S">
            <text:p>10:48:46.29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1445">
            <text:p>144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0H48M46.253S">
            <text:p>10:48:46.25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1503">
            <text:p>150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0H48M46.227S">
            <text:p>10:48:46.23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1544">
            <text:p>154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0H48M46.088S">
            <text:p>10:48:46.09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1700">
            <text:p>170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0H48M45.977S">
            <text:p>10:48:45.98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1823">
            <text:p>182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0H48M45.964S">
            <text:p>10:48:45.96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1849">
            <text:p>184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0H48M46.049S">
            <text:p>10:48:46.05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776">
            <text:p>177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0H48M45.696S">
            <text:p>10:48:45.70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2140">
            <text:p>214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0H48M45.651S">
            <text:p>10:48:45.65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2197">
            <text:p>219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0H48M45.513S">
            <text:p>10:48:45.51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2350">
            <text:p>235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0H48M45.465S">
            <text:p>10:48:45.47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2414">
            <text:p>241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0H48M45.427S">
            <text:p>10:48:45.43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2462">
            <text:p>246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0H48M45.365S">
            <text:p>10:48:45.37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2539">
            <text:p>25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0H48M43.708S">
            <text:p>10:48:43.71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4233">
            <text:p>423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0H48M46.305S">
            <text:p>10:48:46.31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0H48M47.341S">
            <text:p>10:48:47.34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786">
            <text:p>78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0H48M47.905S">
            <text:p>10:48:47.91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811">
            <text:p>81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0H48M47.88S">
            <text:p>10:48:47.88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906">
            <text:p>90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0H48M43.894S">
            <text:p>10:48:43.8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905">
            <text:p>4905</text:p>
          </table:table-cell>
          <table:table-cell office:value-type="string">
            <text:p>Success</text:p>
          </table:table-cell>
          <table:table-cell office:value-type="float" office:value="157294">
            <text:p>157294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0H48M45.669S">
            <text:p>10:48:45.6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151">
            <text:p>3151</text:p>
          </table:table-cell>
          <table:table-cell office:value-type="string">
            <text:p>Success</text:p>
          </table:table-cell>
          <table:table-cell office:value-type="float" office:value="157294">
            <text:p>157294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0H48M46.071S">
            <text:p>10:48:46.0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763">
            <text:p>2763</text:p>
          </table:table-cell>
          <table:table-cell office:value-type="string">
            <text:p>Success</text:p>
          </table:table-cell>
          <table:table-cell office:value-type="float" office:value="157308">
            <text:p>157308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0H48M42.193S">
            <text:p>10:48:42.1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739">
            <text:p>6739</text:p>
          </table:table-cell>
          <table:table-cell office:value-type="string">
            <text:p>Success</text:p>
          </table:table-cell>
          <table:table-cell office:value-type="float" office:value="157308">
            <text:p>157308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0H48M43.562S">
            <text:p>10:48:43.5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377">
            <text:p>5377</text:p>
          </table:table-cell>
          <table:table-cell office:value-type="string">
            <text:p>Success</text:p>
          </table:table-cell>
          <table:table-cell office:value-type="float" office:value="157308">
            <text:p>157308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0H48M43.656S">
            <text:p>10:48:43.6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336">
            <text:p>5336</text:p>
          </table:table-cell>
          <table:table-cell office:value-type="string">
            <text:p>Success</text:p>
          </table:table-cell>
          <table:table-cell office:value-type="float" office:value="157308">
            <text:p>157308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0H48M43.451S">
            <text:p>10:48:43.4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555">
            <text:p>5555</text:p>
          </table:table-cell>
          <table:table-cell office:value-type="string">
            <text:p>Success</text:p>
          </table:table-cell>
          <table:table-cell office:value-type="float" office:value="158608">
            <text:p>158608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0H48M43.816S">
            <text:p>10:48:43.8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354">
            <text:p>5354</text:p>
          </table:table-cell>
          <table:table-cell office:value-type="string">
            <text:p>Success</text:p>
          </table:table-cell>
          <table:table-cell office:value-type="float" office:value="158723">
            <text:p>158723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0H48M47.419S">
            <text:p>10:48:47.4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88">
            <text:p>1788</text:p>
          </table:table-cell>
          <table:table-cell office:value-type="string">
            <text:p>Success</text:p>
          </table:table-cell>
          <table:table-cell office:value-type="float" office:value="157344">
            <text:p>157344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0H48M46.104S">
            <text:p>10:48:46.1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104">
            <text:p>3104</text:p>
          </table:table-cell>
          <table:table-cell office:value-type="string">
            <text:p>Success</text:p>
          </table:table-cell>
          <table:table-cell office:value-type="float" office:value="157294">
            <text:p>157294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0H48M46.336S">
            <text:p>10:48:46.3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907">
            <text:p>2907</text:p>
          </table:table-cell>
          <table:table-cell office:value-type="string">
            <text:p>Success</text:p>
          </table:table-cell>
          <table:table-cell office:value-type="float" office:value="157308">
            <text:p>157308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0H48M43.528S">
            <text:p>10:48:43.5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726">
            <text:p>5726</text:p>
          </table:table-cell>
          <table:table-cell office:value-type="string">
            <text:p>Success</text:p>
          </table:table-cell>
          <table:table-cell office:value-type="float" office:value="157294">
            <text:p>157294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0H48M44.833S">
            <text:p>10:48:44.8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434">
            <text:p>4434</text:p>
          </table:table-cell>
          <table:table-cell office:value-type="string">
            <text:p>Success</text:p>
          </table:table-cell>
          <table:table-cell office:value-type="float" office:value="157294">
            <text:p>157294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0H48M46.613S">
            <text:p>10:48:46.6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656">
            <text:p>2656</text:p>
          </table:table-cell>
          <table:table-cell office:value-type="string">
            <text:p>Success</text:p>
          </table:table-cell>
          <table:table-cell office:value-type="float" office:value="157308">
            <text:p>157308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0H48M47.43S">
            <text:p>10:48:47.4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905">
            <text:p>1905</text:p>
          </table:table-cell>
          <table:table-cell office:value-type="string">
            <text:p>Success</text:p>
          </table:table-cell>
          <table:table-cell office:value-type="float" office:value="157308">
            <text:p>157308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0H48M47.102S">
            <text:p>10:48:47.1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581">
            <text:p>2581</text:p>
          </table:table-cell>
          <table:table-cell office:value-type="string">
            <text:p>Success</text:p>
          </table:table-cell>
          <table:table-cell office:value-type="float" office:value="158339">
            <text:p>158339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0H48M47.942S">
            <text:p>10:48:47.9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56">
            <text:p>1756</text:p>
          </table:table-cell>
          <table:table-cell office:value-type="string">
            <text:p>Success</text:p>
          </table:table-cell>
          <table:table-cell office:value-type="float" office:value="160280">
            <text:p>160280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0H48M47.177S">
            <text:p>10:48:47.1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559">
            <text:p>2559</text:p>
          </table:table-cell>
          <table:table-cell office:value-type="string">
            <text:p>Success</text:p>
          </table:table-cell>
          <table:table-cell office:value-type="float" office:value="158339">
            <text:p>158339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0H48M47.318S">
            <text:p>10:48:47.3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432">
            <text:p>2432</text:p>
          </table:table-cell>
          <table:table-cell office:value-type="string">
            <text:p>Success</text:p>
          </table:table-cell>
          <table:table-cell office:value-type="float" office:value="158339">
            <text:p>158339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0H48M47.801S">
            <text:p>10:48:47.8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955">
            <text:p>1955</text:p>
          </table:table-cell>
          <table:table-cell office:value-type="string">
            <text:p>Success</text:p>
          </table:table-cell>
          <table:table-cell office:value-type="float" office:value="158956">
            <text:p>158956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0H48M47.532S">
            <text:p>10:48:47.5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231">
            <text:p>2231</text:p>
          </table:table-cell>
          <table:table-cell office:value-type="string">
            <text:p>Success</text:p>
          </table:table-cell>
          <table:table-cell office:value-type="float" office:value="158993">
            <text:p>158993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0H48M47.24S">
            <text:p>10:48:47.2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961">
            <text:p>2961</text:p>
          </table:table-cell>
          <table:table-cell office:value-type="string">
            <text:p>Success</text:p>
          </table:table-cell>
          <table:table-cell office:value-type="float" office:value="158801">
            <text:p>15880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0H48M48.934S">
            <text:p>10:48:48.9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365">
            <text:p>1365</text:p>
          </table:table-cell>
          <table:table-cell office:value-type="string">
            <text:p>Success</text:p>
          </table:table-cell>
          <table:table-cell office:value-type="float" office:value="67891">
            <text:p>6789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0H48M47.329S">
            <text:p>10:48:47.3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002">
            <text:p>3002</text:p>
          </table:table-cell>
          <table:table-cell office:value-type="string">
            <text:p>Success</text:p>
          </table:table-cell>
          <table:table-cell office:value-type="float" office:value="160123">
            <text:p>160123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0H48M47.679S">
            <text:p>10:48:47.6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999">
            <text:p>2999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0H48M47.837S">
            <text:p>10:48:47.8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891">
            <text:p>2891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0H48M48.717S">
            <text:p>10:48:48.7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21">
            <text:p>2021</text:p>
          </table:table-cell>
          <table:table-cell office:value-type="string">
            <text:p>Success</text:p>
          </table:table-cell>
          <table:table-cell office:value-type="float" office:value="160156">
            <text:p>160156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0H48M47.972S">
            <text:p>10:48:47.9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823">
            <text:p>2823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0H48M47.265S">
            <text:p>10:48:47.2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548">
            <text:p>3548</text:p>
          </table:table-cell>
          <table:table-cell office:value-type="string">
            <text:p>Success</text:p>
          </table:table-cell>
          <table:table-cell office:value-type="float" office:value="158822">
            <text:p>158822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0H48M47.739S">
            <text:p>10:48:47.7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136">
            <text:p>3136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0H48M47.772S">
            <text:p>10:48:47.7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127">
            <text:p>3127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0H48M47.378S">
            <text:p>10:48:47.3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531">
            <text:p>3531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0H48M47.864S">
            <text:p>10:48:47.8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059">
            <text:p>3059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0H48M47.39S">
            <text:p>10:48:47.3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547">
            <text:p>3547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0H48M47.304S">
            <text:p>10:48:47.3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648">
            <text:p>3648</text:p>
          </table:table-cell>
          <table:table-cell office:value-type="string">
            <text:p>Success</text:p>
          </table:table-cell>
          <table:table-cell office:value-type="float" office:value="158822">
            <text:p>158822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0H48M47.252S">
            <text:p>10:48:47.2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703">
            <text:p>3703</text:p>
          </table:table-cell>
          <table:table-cell office:value-type="string">
            <text:p>Success</text:p>
          </table:table-cell>
          <table:table-cell office:value-type="float" office:value="158801">
            <text:p>15880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0H48M47.826S">
            <text:p>10:48:47.8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168">
            <text:p>3168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0H48M46.709S">
            <text:p>10:48:46.7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303">
            <text:p>4303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0H48M48.128S">
            <text:p>10:48:48.1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945">
            <text:p>2945</text:p>
          </table:table-cell>
          <table:table-cell office:value-type="string">
            <text:p>Success</text:p>
          </table:table-cell>
          <table:table-cell office:value-type="float" office:value="159474">
            <text:p>159474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0H48M46.753S">
            <text:p>10:48:46.7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331">
            <text:p>4331</text:p>
          </table:table-cell>
          <table:table-cell office:value-type="string">
            <text:p>Success</text:p>
          </table:table-cell>
          <table:table-cell office:value-type="float" office:value="158820">
            <text:p>158820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0H48M47.193S">
            <text:p>10:48:47.1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896">
            <text:p>3896</text:p>
          </table:table-cell>
          <table:table-cell office:value-type="string">
            <text:p>Success</text:p>
          </table:table-cell>
          <table:table-cell office:value-type="float" office:value="158820">
            <text:p>158820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0H48M47.814S">
            <text:p>10:48:47.8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281">
            <text:p>3281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0H48M47.224S">
            <text:p>10:48:47.2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874">
            <text:p>3874</text:p>
          </table:table-cell>
          <table:table-cell office:value-type="string">
            <text:p>Success</text:p>
          </table:table-cell>
          <table:table-cell office:value-type="float" office:value="158857">
            <text:p>158857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0H48M47.366S">
            <text:p>10:48:47.3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735">
            <text:p>3735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0H48M47.789S">
            <text:p>10:48:47.7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350">
            <text:p>3350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0H48M47.891S">
            <text:p>10:48:47.8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317">
            <text:p>3317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0H48M47.28S">
            <text:p>10:48:47.2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934">
            <text:p>3934</text:p>
          </table:table-cell>
          <table:table-cell office:value-type="string">
            <text:p>Success</text:p>
          </table:table-cell>
          <table:table-cell office:value-type="float" office:value="158838">
            <text:p>158838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0H48M47.404S">
            <text:p>10:48:47.4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827">
            <text:p>3827</text:p>
          </table:table-cell>
          <table:table-cell office:value-type="string">
            <text:p>Success</text:p>
          </table:table-cell>
          <table:table-cell office:value-type="float" office:value="159474">
            <text:p>159474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0H48M48.787S">
            <text:p>10:48:48.7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446">
            <text:p>2446</text:p>
          </table:table-cell>
          <table:table-cell office:value-type="string">
            <text:p>Success</text:p>
          </table:table-cell>
          <table:table-cell office:value-type="float" office:value="158799">
            <text:p>158799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0H48M47.353S">
            <text:p>10:48:47.3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883">
            <text:p>3883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0H48M47.849S">
            <text:p>10:48:47.8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397">
            <text:p>3397</text:p>
          </table:table-cell>
          <table:table-cell office:value-type="string">
            <text:p>Success</text:p>
          </table:table-cell>
          <table:table-cell office:value-type="float" office:value="159474">
            <text:p>159474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0H48M47.209S">
            <text:p>10:48:47.2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046">
            <text:p>4046</text:p>
          </table:table-cell>
          <table:table-cell office:value-type="string">
            <text:p>Success</text:p>
          </table:table-cell>
          <table:table-cell office:value-type="float" office:value="158875">
            <text:p>158875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0H48M46.908S">
            <text:p>10:48:46.9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397">
            <text:p>4397</text:p>
          </table:table-cell>
          <table:table-cell office:value-type="string">
            <text:p>Success</text:p>
          </table:table-cell>
          <table:table-cell office:value-type="float" office:value="159578">
            <text:p>159578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0H48M47.153S">
            <text:p>10:48:47.1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155">
            <text:p>4155</text:p>
          </table:table-cell>
          <table:table-cell office:value-type="string">
            <text:p>Success</text:p>
          </table:table-cell>
          <table:table-cell office:value-type="float" office:value="158857">
            <text:p>158857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0H48M47.59S">
            <text:p>10:48:47.5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733">
            <text:p>3733</text:p>
          </table:table-cell>
          <table:table-cell office:value-type="string">
            <text:p>Success</text:p>
          </table:table-cell>
          <table:table-cell office:value-type="float" office:value="159474">
            <text:p>159474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0H48M47.293S">
            <text:p>10:48:47.2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033">
            <text:p>4033</text:p>
          </table:table-cell>
          <table:table-cell office:value-type="string">
            <text:p>Success</text:p>
          </table:table-cell>
          <table:table-cell office:value-type="float" office:value="158822">
            <text:p>158822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0H48M47.757S">
            <text:p>10:48:47.7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576">
            <text:p>3576</text:p>
          </table:table-cell>
          <table:table-cell office:value-type="string">
            <text:p>Success</text:p>
          </table:table-cell>
          <table:table-cell office:value-type="float" office:value="159437">
            <text:p>159437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0H48M50.3S">
            <text:p>10:48:50.3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119707">
            <text:p>119707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0H48M47.165S">
            <text:p>10:48:47.1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200">
            <text:p>4200</text:p>
          </table:table-cell>
          <table:table-cell office:value-type="string">
            <text:p>Success</text:p>
          </table:table-cell>
          <table:table-cell office:value-type="float" office:value="158820">
            <text:p>158820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0H48M47.005S">
            <text:p>10:48:47.0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372">
            <text:p>4372</text:p>
          </table:table-cell>
          <table:table-cell office:value-type="string">
            <text:p>Success</text:p>
          </table:table-cell>
          <table:table-cell office:value-type="float" office:value="158820">
            <text:p>158820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0H48M50.816S">
            <text:p>10:48:50.8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0H48M50.74S">
            <text:p>10:48:50.7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96">
            <text:p>8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0H48M48.942S">
            <text:p>10:48:48.9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370">
            <text:p>3370</text:p>
          </table:table-cell>
          <table:table-cell office:value-type="string">
            <text:p>Success</text:p>
          </table:table-cell>
          <table:table-cell office:value-type="float" office:value="67928">
            <text:p>67928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0H48M46.751S">
            <text:p>10:48:46.7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569">
            <text:p>5569</text:p>
          </table:table-cell>
          <table:table-cell office:value-type="string">
            <text:p>Success</text:p>
          </table:table-cell>
          <table:table-cell office:value-type="float" office:value="67892">
            <text:p>67892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0H48M51.631S">
            <text:p>10:48:51.6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119752">
            <text:p>119752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0H48M51.637S">
            <text:p>10:48:51.6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745">
            <text:p>745</text:p>
          </table:table-cell>
          <table:table-cell office:value-type="string">
            <text:p>Success</text:p>
          </table:table-cell>
          <table:table-cell office:value-type="float" office:value="119748">
            <text:p>119748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0H48M52.373S">
            <text:p>10:48:52.37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0H48M52.383S">
            <text:p>10:48:52.38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0H48M52.391S">
            <text:p>10:48:52.3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0H48M46.737S">
            <text:p>10:48:46.7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743">
            <text:p>5743</text:p>
          </table:table-cell>
          <table:table-cell office:value-type="string">
            <text:p>Success</text:p>
          </table:table-cell>
          <table:table-cell office:value-type="float" office:value="67871">
            <text:p>67871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0H48M52.402S">
            <text:p>10:48:52.4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0H48M51.337S">
            <text:p>10:48:51.34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0H48M49.758S">
            <text:p>10:48:49.7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754">
            <text:p>2754</text:p>
          </table:table-cell>
          <table:table-cell office:value-type="string">
            <text:p>Success</text:p>
          </table:table-cell>
          <table:table-cell office:value-type="float" office:value="67891">
            <text:p>67891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0H48M52.321S">
            <text:p>10:48:52.3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119760">
            <text:p>119760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0H48M52.544S">
            <text:p>10:48:52.54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0H48M51.367S">
            <text:p>10:48:51.3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632">
            <text:p>1632</text:p>
          </table:table-cell>
          <table:table-cell office:value-type="string">
            <text:p>Success</text:p>
          </table:table-cell>
          <table:table-cell office:value-type="float" office:value="69283">
            <text:p>69283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0H48M52.313S">
            <text:p>10:48:52.31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0H48M49.701S">
            <text:p>10:48:49.7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332">
            <text:p>3332</text:p>
          </table:table-cell>
          <table:table-cell office:value-type="string">
            <text:p>Success</text:p>
          </table:table-cell>
          <table:table-cell office:value-type="float" office:value="69265">
            <text:p>69265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0H48M49.685S">
            <text:p>10:48:49.6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355">
            <text:p>3355</text:p>
          </table:table-cell>
          <table:table-cell office:value-type="string">
            <text:p>Success</text:p>
          </table:table-cell>
          <table:table-cell office:value-type="float" office:value="69243">
            <text:p>69243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0H48M49.766S">
            <text:p>10:48:49.7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391">
            <text:p>3391</text:p>
          </table:table-cell>
          <table:table-cell office:value-type="string">
            <text:p>Success</text:p>
          </table:table-cell>
          <table:table-cell office:value-type="float" office:value="69265">
            <text:p>69265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0H48M49.337S">
            <text:p>10:48:49.3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838">
            <text:p>3838</text:p>
          </table:table-cell>
          <table:table-cell office:value-type="string">
            <text:p>Success</text:p>
          </table:table-cell>
          <table:table-cell office:value-type="float" office:value="67943">
            <text:p>67943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0H48M53.034S">
            <text:p>10:48:53.0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0H48M49.172S">
            <text:p>10:48:49.1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025">
            <text:p>4025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0H48M49.27S">
            <text:p>10:48:49.2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935">
            <text:p>3935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0H48M48.823S">
            <text:p>10:48:48.8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518">
            <text:p>4518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0H48M52.481S">
            <text:p>10:48:52.48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0H48M53.176S">
            <text:p>10:48:53.1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0H48M49.738S">
            <text:p>10:48:49.7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640">
            <text:p>3640</text:p>
          </table:table-cell>
          <table:table-cell office:value-type="string">
            <text:p>Success</text:p>
          </table:table-cell>
          <table:table-cell office:value-type="float" office:value="69265">
            <text:p>69265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0H48M53.041S">
            <text:p>10:48:53.0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0H48M52.988S">
            <text:p>10:48:52.9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71">
            <text:p>471</text:p>
          </table:table-cell>
          <table:table-cell office:value-type="string">
            <text:p>Success</text:p>
          </table:table-cell>
          <table:table-cell office:value-type="float" office:value="37470">
            <text:p>37470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0H48M53.001S">
            <text:p>10:48:53.00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0H48M52.513S">
            <text:p>10:48:52.51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0H48M50.901S">
            <text:p>10:48:50.9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87">
            <text:p>2687</text:p>
          </table:table-cell>
          <table:table-cell office:value-type="string">
            <text:p>Success</text:p>
          </table:table-cell>
          <table:table-cell office:value-type="float" office:value="69283">
            <text:p>69283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0H48M50.911S">
            <text:p>10:48:50.9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679">
            <text:p>2679</text:p>
          </table:table-cell>
          <table:table-cell office:value-type="string">
            <text:p>Success</text:p>
          </table:table-cell>
          <table:table-cell office:value-type="float" office:value="69283">
            <text:p>69283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0H48M49.246S">
            <text:p>10:48:49.2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346">
            <text:p>4346</text:p>
          </table:table-cell>
          <table:table-cell office:value-type="string">
            <text:p>Success</text:p>
          </table:table-cell>
          <table:table-cell office:value-type="float" office:value="69298">
            <text:p>69298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0H48M48.836S">
            <text:p>10:48:48.8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58">
            <text:p>4758</text:p>
          </table:table-cell>
          <table:table-cell office:value-type="string">
            <text:p>Success</text:p>
          </table:table-cell>
          <table:table-cell office:value-type="float" office:value="69283">
            <text:p>69283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0H48M51.104S">
            <text:p>10:48:51.1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492">
            <text:p>2492</text:p>
          </table:table-cell>
          <table:table-cell office:value-type="string">
            <text:p>Success</text:p>
          </table:table-cell>
          <table:table-cell office:value-type="float" office:value="69283">
            <text:p>69283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0H48M51.1S">
            <text:p>10:48:51.1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500">
            <text:p>2500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0H48M51.091S">
            <text:p>10:48:51.0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519">
            <text:p>2519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0H48M50.954S">
            <text:p>10:48:50.9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661">
            <text:p>2661</text:p>
          </table:table-cell>
          <table:table-cell office:value-type="string">
            <text:p>Success</text:p>
          </table:table-cell>
          <table:table-cell office:value-type="float" office:value="69325">
            <text:p>69325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0H48M49.21S">
            <text:p>10:48:49.2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424">
            <text:p>4424</text:p>
          </table:table-cell>
          <table:table-cell office:value-type="string">
            <text:p>Success</text:p>
          </table:table-cell>
          <table:table-cell office:value-type="float" office:value="69283">
            <text:p>69283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0H48M51.086S">
            <text:p>10:48:51.0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554">
            <text:p>2554</text:p>
          </table:table-cell>
          <table:table-cell office:value-type="string">
            <text:p>Success</text:p>
          </table:table-cell>
          <table:table-cell office:value-type="float" office:value="69287">
            <text:p>69287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0H48M51.379S">
            <text:p>10:48:51.3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267">
            <text:p>2267</text:p>
          </table:table-cell>
          <table:table-cell office:value-type="string">
            <text:p>Success</text:p>
          </table:table-cell>
          <table:table-cell office:value-type="float" office:value="69283">
            <text:p>69283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0H48M51.248S">
            <text:p>10:48:51.2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399">
            <text:p>2399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0H48M53.635S">
            <text:p>10:48:53.6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119781">
            <text:p>119781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0H48M53.602S">
            <text:p>10:48:53.6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119784">
            <text:p>119784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0H48M53.342S">
            <text:p>10:48:53.34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51">
            <text:p>55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0H48M48.994S">
            <text:p>10:48:48.9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913">
            <text:p>4913</text:p>
          </table:table-cell>
          <table:table-cell office:value-type="string">
            <text:p>Success</text:p>
          </table:table-cell>
          <table:table-cell office:value-type="float" office:value="69265">
            <text:p>69265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0H48M49.27S">
            <text:p>10:48:49.2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653">
            <text:p>4653</text:p>
          </table:table-cell>
          <table:table-cell office:value-type="string">
            <text:p>Success</text:p>
          </table:table-cell>
          <table:table-cell office:value-type="float" office:value="69265">
            <text:p>69265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0H48M49.009S">
            <text:p>10:48:49.0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922">
            <text:p>4922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0H48M53.924S">
            <text:p>10:48:53.9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119790">
            <text:p>119790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0H48M53.158S">
            <text:p>10:48:53.1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95">
            <text:p>89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0H48M53.611S">
            <text:p>10:48:53.6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119790">
            <text:p>119790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0H48M53.013S">
            <text:p>10:48:53.0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55">
            <text:p>1155</text:p>
          </table:table-cell>
          <table:table-cell office:value-type="string">
            <text:p>Success</text:p>
          </table:table-cell>
          <table:table-cell office:value-type="float" office:value="37460">
            <text:p>37460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0H48M48.801S">
            <text:p>10:48:48.8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385">
            <text:p>5385</text:p>
          </table:table-cell>
          <table:table-cell office:value-type="string">
            <text:p>Success</text:p>
          </table:table-cell>
          <table:table-cell office:value-type="float" office:value="69245">
            <text:p>69245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0H48M53.191S">
            <text:p>10:48:53.1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95">
            <text:p>995</text:p>
          </table:table-cell>
          <table:table-cell office:value-type="string">
            <text:p>Success</text:p>
          </table:table-cell>
          <table:table-cell office:value-type="float" office:value="37542">
            <text:p>37542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0H48M54.035S">
            <text:p>10:48:54.04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0H48M53.199S">
            <text:p>10:48:53.2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026">
            <text:p>102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0H48M53.908S">
            <text:p>10:48:53.9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0H48M53.933S">
            <text:p>10:48:53.93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0H48M53.206S">
            <text:p>10:48:53.2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063">
            <text:p>106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0H48M53.589S">
            <text:p>10:48:53.59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0H48M53.806S">
            <text:p>10:48:53.81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0H48M53.895S">
            <text:p>10:48:53.9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37543">
            <text:p>37543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0H48M53.648S">
            <text:p>10:48:53.65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09">
            <text:p>70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0H48M53.591S">
            <text:p>10:48:53.59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88">
            <text:p>78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0H48M51.258S">
            <text:p>10:48:51.2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184">
            <text:p>3184</text:p>
          </table:table-cell>
          <table:table-cell office:value-type="string">
            <text:p>Success</text:p>
          </table:table-cell>
          <table:table-cell office:value-type="float" office:value="69265">
            <text:p>69265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0H48M51.21S">
            <text:p>10:48:51.2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40">
            <text:p>3240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0H48M52.501S">
            <text:p>10:48:52.5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960">
            <text:p>1960</text:p>
          </table:table-cell>
          <table:table-cell office:value-type="string">
            <text:p>Success</text:p>
          </table:table-cell>
          <table:table-cell office:value-type="float" office:value="37469">
            <text:p>37469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0H48M51.217S">
            <text:p>10:48:51.2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255">
            <text:p>3255</text:p>
          </table:table-cell>
          <table:table-cell office:value-type="string">
            <text:p>Success</text:p>
          </table:table-cell>
          <table:table-cell office:value-type="float" office:value="69287">
            <text:p>69287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0H48M51.233S">
            <text:p>10:48:51.2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249">
            <text:p>3249</text:p>
          </table:table-cell>
          <table:table-cell office:value-type="string">
            <text:p>Success</text:p>
          </table:table-cell>
          <table:table-cell office:value-type="float" office:value="69320">
            <text:p>69320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0H48M53.597S">
            <text:p>10:48:53.60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0H48M53.593S">
            <text:p>10:48:53.59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12">
            <text:p>91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0H48M53.363S">
            <text:p>10:48:53.3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66">
            <text:p>1166</text:p>
          </table:table-cell>
          <table:table-cell office:value-type="string">
            <text:p>Success</text:p>
          </table:table-cell>
          <table:table-cell office:value-type="float" office:value="37470">
            <text:p>37470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0H48M51.308S">
            <text:p>10:48:51.3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245">
            <text:p>3245</text:p>
          </table:table-cell>
          <table:table-cell office:value-type="string">
            <text:p>Success</text:p>
          </table:table-cell>
          <table:table-cell office:value-type="float" office:value="69287">
            <text:p>69287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0H48M51.076S">
            <text:p>10:48:51.0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492">
            <text:p>3492</text:p>
          </table:table-cell>
          <table:table-cell office:value-type="string">
            <text:p>Success</text:p>
          </table:table-cell>
          <table:table-cell office:value-type="float" office:value="69292">
            <text:p>69292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0H48M51.014S">
            <text:p>10:48:51.0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561">
            <text:p>3561</text:p>
          </table:table-cell>
          <table:table-cell office:value-type="string">
            <text:p>Success</text:p>
          </table:table-cell>
          <table:table-cell office:value-type="float" office:value="69287">
            <text:p>69287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0H48M54.169S">
            <text:p>10:48:54.1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119802">
            <text:p>119802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0H48M49.21S">
            <text:p>10:48:49.2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368">
            <text:p>5368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0H48M51.098S">
            <text:p>10:48:51.1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492">
            <text:p>3492</text:p>
          </table:table-cell>
          <table:table-cell office:value-type="string">
            <text:p>Success</text:p>
          </table:table-cell>
          <table:table-cell office:value-type="float" office:value="69287">
            <text:p>69287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0H48M53.369S">
            <text:p>10:48:53.3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28">
            <text:p>1228</text:p>
          </table:table-cell>
          <table:table-cell office:value-type="string">
            <text:p>Success</text:p>
          </table:table-cell>
          <table:table-cell office:value-type="float" office:value="37543">
            <text:p>37543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0H48M52.492S">
            <text:p>10:48:52.4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07">
            <text:p>2107</text:p>
          </table:table-cell>
          <table:table-cell office:value-type="string">
            <text:p>Success</text:p>
          </table:table-cell>
          <table:table-cell office:value-type="float" office:value="49842">
            <text:p>49842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0H48M53.46S">
            <text:p>10:48:53.4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48">
            <text:p>1148</text:p>
          </table:table-cell>
          <table:table-cell office:value-type="string">
            <text:p>Success</text:p>
          </table:table-cell>
          <table:table-cell office:value-type="float" office:value="52545">
            <text:p>52545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0H48M53.476S">
            <text:p>10:48:53.4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40">
            <text:p>1140</text:p>
          </table:table-cell>
          <table:table-cell office:value-type="string">
            <text:p>Success</text:p>
          </table:table-cell>
          <table:table-cell office:value-type="float" office:value="37543">
            <text:p>37543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0H48M52.424S">
            <text:p>10:48:52.4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201">
            <text:p>2201</text:p>
          </table:table-cell>
          <table:table-cell office:value-type="string">
            <text:p>Success</text:p>
          </table:table-cell>
          <table:table-cell office:value-type="float" office:value="49842">
            <text:p>49842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0H48M50.996S">
            <text:p>10:48:51.0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638">
            <text:p>3638</text:p>
          </table:table-cell>
          <table:table-cell office:value-type="string">
            <text:p>Success</text:p>
          </table:table-cell>
          <table:table-cell office:value-type="float" office:value="69298">
            <text:p>69298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0H48M54.21S">
            <text:p>10:48:54.2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119804">
            <text:p>119804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0H48M54.187S">
            <text:p>10:48:54.1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119803">
            <text:p>119803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0H48M54.617S">
            <text:p>10:48:54.6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119813">
            <text:p>119813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0H48M54.569S">
            <text:p>10:48:54.5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119814">
            <text:p>119814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0H48M54.53S">
            <text:p>10:48:54.5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119817">
            <text:p>119817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0H48M54.576S">
            <text:p>10:48:54.5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119815">
            <text:p>119815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0H48M54.579S">
            <text:p>10:48:54.5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119815">
            <text:p>119815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0H48M54.483S">
            <text:p>10:48:54.4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55">
            <text:p>555</text:p>
          </table:table-cell>
          <table:table-cell office:value-type="string">
            <text:p>Success</text:p>
          </table:table-cell>
          <table:table-cell office:value-type="float" office:value="119817">
            <text:p>119817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0H48M54.353S">
            <text:p>10:48:54.3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02">
            <text:p>702</text:p>
          </table:table-cell>
          <table:table-cell office:value-type="string">
            <text:p>Success</text:p>
          </table:table-cell>
          <table:table-cell office:value-type="float" office:value="119817">
            <text:p>119817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0H48M54.6S">
            <text:p>10:48:54.6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15383">
            <text:p>15383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0H48M54.61S">
            <text:p>10:48:54.6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55">
            <text:p>555</text:p>
          </table:table-cell>
          <table:table-cell office:value-type="string">
            <text:p>Success</text:p>
          </table:table-cell>
          <table:table-cell office:value-type="float" office:value="16018">
            <text:p>16018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0H48M55.12S">
            <text:p>10:48:55.12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0H48M54.626S">
            <text:p>10:48:54.6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50">
            <text:p>550</text:p>
          </table:table-cell>
          <table:table-cell office:value-type="string">
            <text:p>Success</text:p>
          </table:table-cell>
          <table:table-cell office:value-type="float" office:value="15383">
            <text:p>15383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0H48M54.599S">
            <text:p>10:48:54.6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97">
            <text:p>597</text:p>
          </table:table-cell>
          <table:table-cell office:value-type="string">
            <text:p>Success</text:p>
          </table:table-cell>
          <table:table-cell office:value-type="float" office:value="119820">
            <text:p>119820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0H48M55.166S">
            <text:p>10:48:55.17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0H48M54.072S">
            <text:p>10:48:54.07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57">
            <text:p>115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0H48M53.876S">
            <text:p>10:48:53.88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68">
            <text:p>136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0H48M53.589S">
            <text:p>10:48:53.5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61">
            <text:p>1661</text:p>
          </table:table-cell>
          <table:table-cell office:value-type="string">
            <text:p>Success</text:p>
          </table:table-cell>
          <table:table-cell office:value-type="float" office:value="37543">
            <text:p>37543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0H48M55.177S">
            <text:p>10:48:55.18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0H48M55.039S">
            <text:p>10:48:55.04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0H48M54.887S">
            <text:p>10:48:54.89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0H48M54.499S">
            <text:p>10:48:54.5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37596">
            <text:p>37596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0H48M53.595S">
            <text:p>10:48:53.6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736">
            <text:p>173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0H48M53.642S">
            <text:p>10:48:53.64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701">
            <text:p>170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0H48M54.473S">
            <text:p>10:48:54.47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0H48M55.197S">
            <text:p>10:48:55.2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0H48M54.443S">
            <text:p>10:48:54.4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29">
            <text:p>92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0H48M54.657S">
            <text:p>10:48:54.66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0H48M54.79S">
            <text:p>10:48:54.7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0H48M50.957S">
            <text:p>10:48:50.9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447">
            <text:p>4447</text:p>
          </table:table-cell>
          <table:table-cell office:value-type="string">
            <text:p>Success</text:p>
          </table:table-cell>
          <table:table-cell office:value-type="float" office:value="69316">
            <text:p>69316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0H48M54.946S">
            <text:p>10:48:54.9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0H48M55.364S">
            <text:p>10:48:55.3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0H48M54.578S">
            <text:p>10:48:54.5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48">
            <text:p>848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0H48M54.462S">
            <text:p>10:48:54.4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77">
            <text:p>977</text:p>
          </table:table-cell>
          <table:table-cell office:value-type="string">
            <text:p>Success</text:p>
          </table:table-cell>
          <table:table-cell office:value-type="float" office:value="52600">
            <text:p>52600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0H48M54.273S">
            <text:p>10:48:54.2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67">
            <text:p>1167</text:p>
          </table:table-cell>
          <table:table-cell office:value-type="string">
            <text:p>Success</text:p>
          </table:table-cell>
          <table:table-cell office:value-type="float" office:value="37595">
            <text:p>37595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0H48M54.506S">
            <text:p>10:48:54.5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35">
            <text:p>935</text:p>
          </table:table-cell>
          <table:table-cell office:value-type="string">
            <text:p>Success</text:p>
          </table:table-cell>
          <table:table-cell office:value-type="float" office:value="37596">
            <text:p>37596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0H48M55.428S">
            <text:p>10:48:55.4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0H48M55.42S">
            <text:p>10:48:55.4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0H48M55.056S">
            <text:p>10:48:55.0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32">
            <text:p>432</text:p>
          </table:table-cell>
          <table:table-cell office:value-type="string">
            <text:p>Success</text:p>
          </table:table-cell>
          <table:table-cell office:value-type="float" office:value="38338">
            <text:p>38338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0H48M55.489S">
            <text:p>10:48:55.4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0H48M53.379S">
            <text:p>10:48:53.3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47">
            <text:p>214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0H48M55.44S">
            <text:p>10:48:55.4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0H48M55.536S">
            <text:p>10:48:55.54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0H48M55.393S">
            <text:p>10:48:55.3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0892">
            <text:p>20892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0H48M53.647S">
            <text:p>10:48:53.65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978">
            <text:p>197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0H48M54.226S">
            <text:p>10:48:54.2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11">
            <text:p>1411</text:p>
          </table:table-cell>
          <table:table-cell office:value-type="string">
            <text:p>Success</text:p>
          </table:table-cell>
          <table:table-cell office:value-type="float" office:value="37597">
            <text:p>37597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0H48M54.29S">
            <text:p>10:48:54.2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33">
            <text:p>1433</text:p>
          </table:table-cell>
          <table:table-cell office:value-type="string">
            <text:p>Success</text:p>
          </table:table-cell>
          <table:table-cell office:value-type="float" office:value="37596">
            <text:p>37596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0H48M54.358S">
            <text:p>10:48:54.3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66">
            <text:p>1366</text:p>
          </table:table-cell>
          <table:table-cell office:value-type="string">
            <text:p>Success</text:p>
          </table:table-cell>
          <table:table-cell office:value-type="float" office:value="37600">
            <text:p>37600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0H48M54.591S">
            <text:p>10:48:54.5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0H48M54.554S">
            <text:p>10:48:54.5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0H48M53.438S">
            <text:p>10:48:53.4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348">
            <text:p>2348</text:p>
          </table:table-cell>
          <table:table-cell office:value-type="string">
            <text:p>Success</text:p>
          </table:table-cell>
          <table:table-cell office:value-type="float" office:value="37543">
            <text:p>37543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0H48M54.27S">
            <text:p>10:48:54.2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25">
            <text:p>1525</text:p>
          </table:table-cell>
          <table:table-cell office:value-type="string">
            <text:p>Success</text:p>
          </table:table-cell>
          <table:table-cell office:value-type="float" office:value="37597">
            <text:p>37597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0H48M54.054S">
            <text:p>10:48:54.0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49">
            <text:p>1749</text:p>
          </table:table-cell>
          <table:table-cell office:value-type="string">
            <text:p>Success</text:p>
          </table:table-cell>
          <table:table-cell office:value-type="float" office:value="37596">
            <text:p>37596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0H48M54.233S">
            <text:p>10:48:54.2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89">
            <text:p>1589</text:p>
          </table:table-cell>
          <table:table-cell office:value-type="string">
            <text:p>Success</text:p>
          </table:table-cell>
          <table:table-cell office:value-type="float" office:value="37596">
            <text:p>37596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0H48M55.52S">
            <text:p>10:48:55.5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0H48M55.461S">
            <text:p>10:48:55.4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0H48M50.877S">
            <text:p>10:48:50.8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017">
            <text:p>5017</text:p>
          </table:table-cell>
          <table:table-cell office:value-type="string">
            <text:p>Success</text:p>
          </table:table-cell>
          <table:table-cell office:value-type="float" office:value="69283">
            <text:p>69283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0H48M50.333S">
            <text:p>10:48:50.3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567">
            <text:p>5567</text:p>
          </table:table-cell>
          <table:table-cell office:value-type="string">
            <text:p>Success</text:p>
          </table:table-cell>
          <table:table-cell office:value-type="float" office:value="69325">
            <text:p>69325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0H48M50.73S">
            <text:p>10:48:50.7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179">
            <text:p>5179</text:p>
          </table:table-cell>
          <table:table-cell office:value-type="string">
            <text:p>Success</text:p>
          </table:table-cell>
          <table:table-cell office:value-type="float" office:value="69330">
            <text:p>69330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0H48M55.173S">
            <text:p>10:48:55.1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739">
            <text:p>73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0H48M50.797S">
            <text:p>10:48:50.8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127">
            <text:p>5127</text:p>
          </table:table-cell>
          <table:table-cell office:value-type="string">
            <text:p>Success</text:p>
          </table:table-cell>
          <table:table-cell office:value-type="float" office:value="69325">
            <text:p>69325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0H48M55.597S">
            <text:p>10:48:55.6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0H48M50.266S">
            <text:p>10:48:50.2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675">
            <text:p>5675</text:p>
          </table:table-cell>
          <table:table-cell office:value-type="string">
            <text:p>Success</text:p>
          </table:table-cell>
          <table:table-cell office:value-type="float" office:value="69261">
            <text:p>69261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0H48M49.257S">
            <text:p>10:48:49.2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692">
            <text:p>6692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0H48M51.235S">
            <text:p>10:48:51.2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725">
            <text:p>4725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0H48M51.336S">
            <text:p>10:48:51.3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626">
            <text:p>4626</text:p>
          </table:table-cell>
          <table:table-cell office:value-type="string">
            <text:p>Success</text:p>
          </table:table-cell>
          <table:table-cell office:value-type="float" office:value="69334">
            <text:p>69334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0H48M55.913S">
            <text:p>10:48:55.9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0H48M53.617S">
            <text:p>10:48:53.62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54">
            <text:p>235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0H48M54.959S">
            <text:p>10:48:54.96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46">
            <text:p>104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0H48M54.241S">
            <text:p>10:48:54.2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775">
            <text:p>1775</text:p>
          </table:table-cell>
          <table:table-cell office:value-type="string">
            <text:p>Success</text:p>
          </table:table-cell>
          <table:table-cell office:value-type="float" office:value="37597">
            <text:p>37597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0H48M54.452S">
            <text:p>10:48:54.4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75">
            <text:p>157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0H48M51.141S">
            <text:p>10:48:51.1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892">
            <text:p>4892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0H48M51.328S">
            <text:p>10:48:51.3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711">
            <text:p>4711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0H48M54.38S">
            <text:p>10:48:54.3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78">
            <text:p>1678</text:p>
          </table:table-cell>
          <table:table-cell office:value-type="string">
            <text:p>Success</text:p>
          </table:table-cell>
          <table:table-cell office:value-type="float" office:value="37595">
            <text:p>37595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0H48M55.252S">
            <text:p>10:48:55.2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0H48M49.752S">
            <text:p>10:48:49.7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308">
            <text:p>6308</text:p>
          </table:table-cell>
          <table:table-cell office:value-type="string">
            <text:p>Success</text:p>
          </table:table-cell>
          <table:table-cell office:value-type="float" office:value="69325">
            <text:p>69325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0H48M54.635S">
            <text:p>10:48:54.64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32">
            <text:p>143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0H48M54.656S">
            <text:p>10:48:54.6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15">
            <text:p>1415</text:p>
          </table:table-cell>
          <table:table-cell office:value-type="string">
            <text:p>Success</text:p>
          </table:table-cell>
          <table:table-cell office:value-type="float" office:value="44760">
            <text:p>44760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0H48M55.846S">
            <text:p>10:48:55.8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0H48M51.238S">
            <text:p>10:48:51.2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841">
            <text:p>4841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0H48M50.681S">
            <text:p>10:48:50.6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400">
            <text:p>5400</text:p>
          </table:table-cell>
          <table:table-cell office:value-type="string">
            <text:p>Success</text:p>
          </table:table-cell>
          <table:table-cell office:value-type="float" office:value="69303">
            <text:p>69303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0H48M50.939S">
            <text:p>10:48:50.9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157">
            <text:p>5157</text:p>
          </table:table-cell>
          <table:table-cell office:value-type="string">
            <text:p>Success</text:p>
          </table:table-cell>
          <table:table-cell office:value-type="float" office:value="69325">
            <text:p>69325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0H48M54.924S">
            <text:p>10:48:54.9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92">
            <text:p>1192</text:p>
          </table:table-cell>
          <table:table-cell office:value-type="string">
            <text:p>Success</text:p>
          </table:table-cell>
          <table:table-cell office:value-type="float" office:value="38338">
            <text:p>38338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0H48M50.925S">
            <text:p>10:48:50.9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200">
            <text:p>5200</text:p>
          </table:table-cell>
          <table:table-cell office:value-type="string">
            <text:p>Success</text:p>
          </table:table-cell>
          <table:table-cell office:value-type="float" office:value="69399">
            <text:p>69399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0H48M55.255S">
            <text:p>10:48:55.2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80">
            <text:p>880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0H48M55.203S">
            <text:p>10:48:55.2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41">
            <text:p>941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0H48M55.479S">
            <text:p>10:48:55.4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68">
            <text:p>66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0H48M51.325S">
            <text:p>10:48:51.3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830">
            <text:p>4830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0H48M55.857S">
            <text:p>10:48:55.8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0H48M55.931S">
            <text:p>10:48:55.9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0H48M55.307S">
            <text:p>10:48:55.3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58">
            <text:p>85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0H48M51.311S">
            <text:p>10:48:51.3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866">
            <text:p>4866</text:p>
          </table:table-cell>
          <table:table-cell office:value-type="string">
            <text:p>Success</text:p>
          </table:table-cell>
          <table:table-cell office:value-type="float" office:value="69329">
            <text:p>69329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0H48M55.442S">
            <text:p>10:48:55.4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59">
            <text:p>75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0H48M56.145S">
            <text:p>10:48:56.1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0H48M55.44S">
            <text:p>10:48:55.4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77">
            <text:p>77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0H48M56.137S">
            <text:p>10:48:56.1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0H48M56.073S">
            <text:p>10:48:56.0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0H48M56.165S">
            <text:p>10:48:56.1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0H48M56.168S">
            <text:p>10:48:56.17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0H48M56.118S">
            <text:p>10:48:56.1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0H48M56.148S">
            <text:p>10:48:56.1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0H48M56.074S">
            <text:p>10:48:56.07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0H48M56.289S">
            <text:p>10:48:56.2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0H48M56.293S">
            <text:p>10:48:56.2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0H48M56.356S">
            <text:p>10:48:56.3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0H48M55.724S">
            <text:p>10:48:55.7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62">
            <text:p>76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0H48M55.804S">
            <text:p>10:48:55.8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07">
            <text:p>70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0H48M55.638S">
            <text:p>10:48:55.6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95">
            <text:p>895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0H48M55.405S">
            <text:p>10:48:55.4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80">
            <text:p>1180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0H48M55.563S">
            <text:p>10:48:55.5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39">
            <text:p>103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0H48M55.796S">
            <text:p>10:48:55.8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0H48M56.603S">
            <text:p>10:48:56.6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0H48M56.414S">
            <text:p>10:48:56.4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0H48M56.461S">
            <text:p>10:48:56.4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0H48M56.628S">
            <text:p>10:48:56.6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0H48M56.624S">
            <text:p>10:48:56.62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0H48M56.081S">
            <text:p>10:48:56.0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19">
            <text:p>81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0H48M56.062S">
            <text:p>10:48:56.0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70">
            <text:p>870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0H48M56.059S">
            <text:p>10:48:56.0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0H48M56.017S">
            <text:p>10:48:56.0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93">
            <text:p>109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0H48M56.034S">
            <text:p>10:48:56.0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112">
            <text:p>111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0H48M55.925S">
            <text:p>10:48:55.9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318">
            <text:p>131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0H48M55.273S">
            <text:p>10:48:55.2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007">
            <text:p>2007</text:p>
          </table:table-cell>
          <table:table-cell office:value-type="string">
            <text:p>Success</text:p>
          </table:table-cell>
          <table:table-cell office:value-type="float" office:value="37600">
            <text:p>37600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0H48M55.787S">
            <text:p>10:48:55.7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33">
            <text:p>153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0H48M55.823S">
            <text:p>10:48:55.8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33">
            <text:p>153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0H48M55.91S">
            <text:p>10:48:55.9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481">
            <text:p>1481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0H48M56.665S">
            <text:p>10:48:56.6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26">
            <text:p>826</text:p>
          </table:table-cell>
          <table:table-cell office:value-type="string">
            <text:p>Success</text:p>
          </table:table-cell>
          <table:table-cell office:value-type="float" office:value="24074">
            <text:p>24074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0H48M56.69S">
            <text:p>10:48:56.6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11">
            <text:p>811</text:p>
          </table:table-cell>
          <table:table-cell office:value-type="string">
            <text:p>Success</text:p>
          </table:table-cell>
          <table:table-cell office:value-type="float" office:value="27349">
            <text:p>27349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0H48M55.963S">
            <text:p>10:48:55.9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565">
            <text:p>1565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0H48M56.308S">
            <text:p>10:48:56.3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38">
            <text:p>1338</text:p>
          </table:table-cell>
          <table:table-cell office:value-type="string">
            <text:p>Success</text:p>
          </table:table-cell>
          <table:table-cell office:value-type="float" office:value="24891">
            <text:p>24891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0H48M56.386S">
            <text:p>10:48:56.3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68">
            <text:p>1268</text:p>
          </table:table-cell>
          <table:table-cell office:value-type="string">
            <text:p>Success</text:p>
          </table:table-cell>
          <table:table-cell office:value-type="float" office:value="24891">
            <text:p>24891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0H48M56.419S">
            <text:p>10:48:56.4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75">
            <text:p>1275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0H48M57.695S">
            <text:p>10:48:57.7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0H48M57.502S">
            <text:p>10:48:57.5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0H48M57.708S">
            <text:p>10:48:57.71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0H48M57.745S">
            <text:p>10:48:57.7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0H48M57.393S">
            <text:p>10:48:57.39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0H48M57.768S">
            <text:p>10:48:57.7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0H48M57.793S">
            <text:p>10:48:57.7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0H48M57.244S">
            <text:p>10:48:57.24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97">
            <text:p>59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0H48M57.492S">
            <text:p>10:48:57.4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0H48M56.069S">
            <text:p>10:48:56.0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792">
            <text:p>1792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0H48M56.167S">
            <text:p>10:48:56.1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705">
            <text:p>1705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0H48M55.901S">
            <text:p>10:48:55.9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74">
            <text:p>197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0H48M57.854S">
            <text:p>10:48:57.8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0H48M57.824S">
            <text:p>10:48:57.8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10624">
            <text:p>10624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0H48M57.647S">
            <text:p>10:48:57.6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0H48M56.378S">
            <text:p>10:48:56.3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63">
            <text:p>1563</text:p>
          </table:table-cell>
          <table:table-cell office:value-type="string">
            <text:p>Success</text:p>
          </table:table-cell>
          <table:table-cell office:value-type="float" office:value="25707">
            <text:p>25707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0H48M57.882S">
            <text:p>10:48:57.8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0H48M57.655S">
            <text:p>10:48:57.6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0H48M57.94S">
            <text:p>10:48:57.9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0H48M57.958S">
            <text:p>10:48:57.9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0H48M55.973S">
            <text:p>10:48:55.9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23">
            <text:p>2023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0H48M55.264S">
            <text:p>10:48:55.2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754">
            <text:p>2754</text:p>
          </table:table-cell>
          <table:table-cell office:value-type="string">
            <text:p>Success</text:p>
          </table:table-cell>
          <table:table-cell office:value-type="float" office:value="37667">
            <text:p>37667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0H48M57.834S">
            <text:p>10:48:57.8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12213">
            <text:p>12213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0H48M55.245S">
            <text:p>10:48:55.2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821">
            <text:p>2821</text:p>
          </table:table-cell>
          <table:table-cell office:value-type="string">
            <text:p>Success</text:p>
          </table:table-cell>
          <table:table-cell office:value-type="float" office:value="37600">
            <text:p>37600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0H48M55.739S">
            <text:p>10:48:55.7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348">
            <text:p>2348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0H48M55.757S">
            <text:p>10:48:55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332">
            <text:p>2332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0H48M56.933S">
            <text:p>10:48:56.93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69">
            <text:p>116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0H48M57.529S">
            <text:p>10:48:57.53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0H48M55.626S">
            <text:p>10:48:55.6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508">
            <text:p>2508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0H48M54.213S">
            <text:p>10:48:54.2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929">
            <text:p>3929</text:p>
          </table:table-cell>
          <table:table-cell office:value-type="string">
            <text:p>Success</text:p>
          </table:table-cell>
          <table:table-cell office:value-type="float" office:value="37574">
            <text:p>37574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0H48M56.006S">
            <text:p>10:48:56.0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146">
            <text:p>2146</text:p>
          </table:table-cell>
          <table:table-cell office:value-type="string">
            <text:p>Success</text:p>
          </table:table-cell>
          <table:table-cell office:value-type="float" office:value="37686">
            <text:p>37686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0H48M57.874S">
            <text:p>10:48:57.8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25707">
            <text:p>25707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0H48M55.344S">
            <text:p>10:48:55.3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839">
            <text:p>2839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0H48M57.357S">
            <text:p>10:48:57.3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24">
            <text:p>824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0H48M56.04S">
            <text:p>10:48:56.04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144">
            <text:p>214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0H48M55.528S">
            <text:p>10:48:55.5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658">
            <text:p>2658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0H48M57.927S">
            <text:p>10:48:57.9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0H48M57.947S">
            <text:p>10:48:57.95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0H48M55.414S">
            <text:p>10:48:55.4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796">
            <text:p>2796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0H48M55.895S">
            <text:p>10:48:55.90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22">
            <text:p>232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0H48M55.23S">
            <text:p>10:48:55.2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983">
            <text:p>2983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0H48M57.965S">
            <text:p>10:48:57.9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0H48M56.029S">
            <text:p>10:48:56.0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249">
            <text:p>2249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0H48M55.332S">
            <text:p>10:48:55.3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967">
            <text:p>2967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0H48M57.814S">
            <text:p>10:48:57.8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95">
            <text:p>495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0H48M57.281S">
            <text:p>10:48:57.2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37">
            <text:p>1037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0H48M58.182S">
            <text:p>10:48:58.1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0H48M55.373S">
            <text:p>10:48:55.3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962">
            <text:p>2962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0H48M57.976S">
            <text:p>10:48:57.9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0H48M58.262S">
            <text:p>10:48:58.2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0H48M55.724S">
            <text:p>10:48:55.7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660">
            <text:p>2660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0H48M56.202S">
            <text:p>10:48:56.2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188">
            <text:p>2188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0H48M56.156S">
            <text:p>10:48:56.1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268">
            <text:p>226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0H48M57.321S">
            <text:p>10:48:57.3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13">
            <text:p>1113</text:p>
          </table:table-cell>
          <table:table-cell office:value-type="string">
            <text:p>Success</text:p>
          </table:table-cell>
          <table:table-cell office:value-type="float" office:value="37890">
            <text:p>37890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0H48M57.942S">
            <text:p>10:48:57.9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94">
            <text:p>494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0H48M56.586S">
            <text:p>10:48:56.59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63">
            <text:p>186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0H48M55.943S">
            <text:p>10:48:55.94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10">
            <text:p>251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0H48M57.147S">
            <text:p>10:48:57.15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46">
            <text:p>1346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0H48M56.08S">
            <text:p>10:48:56.0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421">
            <text:p>242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0H48M57.863S">
            <text:p>10:48:57.8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0H48M58.438S">
            <text:p>10:48:58.4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0H48M58.436S">
            <text:p>10:48:58.4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0H48M58.385S">
            <text:p>10:48:58.3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0H48M57.111S">
            <text:p>10:48:57.1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34">
            <text:p>1434</text:p>
          </table:table-cell>
          <table:table-cell office:value-type="string">
            <text:p>Success</text:p>
          </table:table-cell>
          <table:table-cell office:value-type="float" office:value="37891">
            <text:p>37891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0H48M56.487S">
            <text:p>10:48:56.4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069">
            <text:p>2069</text:p>
          </table:table-cell>
          <table:table-cell office:value-type="string">
            <text:p>Success</text:p>
          </table:table-cell>
          <table:table-cell office:value-type="float" office:value="37890">
            <text:p>37890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0H48M56.513S">
            <text:p>10:48:56.5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059">
            <text:p>2059</text:p>
          </table:table-cell>
          <table:table-cell office:value-type="string">
            <text:p>Success</text:p>
          </table:table-cell>
          <table:table-cell office:value-type="float" office:value="37890">
            <text:p>37890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0H48M56.613S">
            <text:p>10:48:56.6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980">
            <text:p>1980</text:p>
          </table:table-cell>
          <table:table-cell office:value-type="string">
            <text:p>Success</text:p>
          </table:table-cell>
          <table:table-cell office:value-type="float" office:value="37891">
            <text:p>37891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0H48M58.279S">
            <text:p>10:48:58.2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0H48M56.06S">
            <text:p>10:48:56.0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559">
            <text:p>2559</text:p>
          </table:table-cell>
          <table:table-cell office:value-type="string">
            <text:p>Success</text:p>
          </table:table-cell>
          <table:table-cell office:value-type="float" office:value="37890">
            <text:p>37890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0H48M58.319S">
            <text:p>10:48:58.3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0H48M58.184S">
            <text:p>10:48:58.1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27184">
            <text:p>27184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0H48M56.097S">
            <text:p>10:48:56.10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40">
            <text:p>254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0H48M58.325S">
            <text:p>10:48:58.3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0H48M58.625S">
            <text:p>10:48:58.63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0H48M58.636S">
            <text:p>10:48:58.6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0H48M58.154S">
            <text:p>10:48:58.1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52687">
            <text:p>52687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0H48M58.573S">
            <text:p>10:48:58.5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0H48M58.541S">
            <text:p>10:48:58.5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0H48M58.547S">
            <text:p>10:48:58.5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0H48M58.337S">
            <text:p>10:48:58.34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0H48M56.179S">
            <text:p>10:48:56.18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35">
            <text:p>253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0H48M55.961S">
            <text:p>10:48:55.96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85">
            <text:p>278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0H48M55.95S">
            <text:p>10:48:55.95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0H48M58.539S">
            <text:p>10:48:58.5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0H48M58.034S">
            <text:p>10:48:58.0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0H48M58.391S">
            <text:p>10:48:58.3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5707">
            <text:p>25707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0H48M58.203S">
            <text:p>10:48:58.2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37">
            <text:p>637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0H48M56.204S">
            <text:p>10:48:56.20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678">
            <text:p>2678</text:p>
          </table:table-cell>
          <table:table-cell office:value-type="string">
            <text:p>Success</text:p>
          </table:table-cell>
          <table:table-cell office:value-type="float" office:value="58115">
            <text:p>58115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0H48M56.621S">
            <text:p>10:48:56.6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69">
            <text:p>2269</text:p>
          </table:table-cell>
          <table:table-cell office:value-type="string">
            <text:p>Success</text:p>
          </table:table-cell>
          <table:table-cell office:value-type="float" office:value="58116">
            <text:p>58116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0H48M56.235S">
            <text:p>10:48:56.24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669">
            <text:p>2669</text:p>
          </table:table-cell>
          <table:table-cell office:value-type="string">
            <text:p>Success</text:p>
          </table:table-cell>
          <table:table-cell office:value-type="float" office:value="52612">
            <text:p>52612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0H48M58.532S">
            <text:p>10:48:58.5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0H48M58.143S">
            <text:p>10:48:58.1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78">
            <text:p>778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0H48M58.839S">
            <text:p>10:48:58.8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0H48M56.126S">
            <text:p>10:48:56.1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12">
            <text:p>281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0H48M56.534S">
            <text:p>10:48:56.5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404">
            <text:p>2404</text:p>
          </table:table-cell>
          <table:table-cell office:value-type="string">
            <text:p>Success</text:p>
          </table:table-cell>
          <table:table-cell office:value-type="float" office:value="37891">
            <text:p>37891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0H48M58.375S">
            <text:p>10:48:58.3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0H48M58.639S">
            <text:p>10:48:58.6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0H48M56.901S">
            <text:p>10:48:56.90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082">
            <text:p>208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0H48M55.376S">
            <text:p>10:48:55.3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607">
            <text:p>3607</text:p>
          </table:table-cell>
          <table:table-cell office:value-type="string">
            <text:p>Success</text:p>
          </table:table-cell>
          <table:table-cell office:value-type="float" office:value="37686">
            <text:p>37686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0H48M58.691S">
            <text:p>10:48:58.6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0H48M55.355S">
            <text:p>10:48:55.3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642">
            <text:p>3642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0H48M58.939S">
            <text:p>10:48:58.9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0H48M58.651S">
            <text:p>10:48:58.6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57">
            <text:p>35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0H48M58.658S">
            <text:p>10:48:58.6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16018">
            <text:p>16018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0H48M58.557S">
            <text:p>10:48:58.5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25260">
            <text:p>25260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0H48M58.62S">
            <text:p>10:48:58.6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25260">
            <text:p>25260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0H48M57.843S">
            <text:p>10:48:57.8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0H48M55.965S">
            <text:p>10:48:55.97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141">
            <text:p>3141</text:p>
          </table:table-cell>
          <table:table-cell office:value-type="string">
            <text:p>Success</text:p>
          </table:table-cell>
          <table:table-cell office:value-type="float" office:value="52612">
            <text:p>52612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0H48M58.189S">
            <text:p>10:48:58.1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0H48M58.311S">
            <text:p>10:48:58.3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11">
            <text:p>811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0H48M58.019S">
            <text:p>10:48:58.0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0H48M58.088S">
            <text:p>10:48:58.0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41">
            <text:p>1041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0H48M56.975S">
            <text:p>10:48:56.9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159">
            <text:p>2159</text:p>
          </table:table-cell>
          <table:table-cell office:value-type="string">
            <text:p>Success</text:p>
          </table:table-cell>
          <table:table-cell office:value-type="float" office:value="37890">
            <text:p>37890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0H48M59.045S">
            <text:p>10:48:59.05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0H48M56.218S">
            <text:p>10:48:56.2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928">
            <text:p>2928</text:p>
          </table:table-cell>
          <table:table-cell office:value-type="string">
            <text:p>Success</text:p>
          </table:table-cell>
          <table:table-cell office:value-type="float" office:value="37890">
            <text:p>37890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0H48M58.224S">
            <text:p>10:48:58.2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33">
            <text:p>933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0H48M58.184S">
            <text:p>10:48:58.1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80">
            <text:p>980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0H48M58.09S">
            <text:p>10:48:58.0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88">
            <text:p>1088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0H48M59.056S">
            <text:p>10:48:59.0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0H48M59.009S">
            <text:p>10:48:59.0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0H48M57.997S">
            <text:p>10:48:58.0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0H48M58.336S">
            <text:p>10:48:58.3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75">
            <text:p>875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0H48M58.304S">
            <text:p>10:48:58.3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0H48M58.667S">
            <text:p>10:48:58.6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0H48M58.685S">
            <text:p>10:48:58.6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0H48M59.068S">
            <text:p>10:48:59.0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0H48M59.189S">
            <text:p>10:48:59.1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0H48M58.608S">
            <text:p>10:48:58.6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38336">
            <text:p>38336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0H48M58.905S">
            <text:p>10:48:58.9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17508">
            <text:p>17508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0H48M59.107S">
            <text:p>10:48:59.1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17508">
            <text:p>17508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0H48M58.925S">
            <text:p>10:48:58.9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0H48M58.883S">
            <text:p>10:48:58.8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17470">
            <text:p>17470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0H48M58.949S">
            <text:p>10:48:58.9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0H48M58.186S">
            <text:p>10:48:58.1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0H48M58.135S">
            <text:p>10:48:58.1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0H48M59.189S">
            <text:p>10:48:59.1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0H48M59.229S">
            <text:p>10:48:59.2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0H48M59.262S">
            <text:p>10:48:59.2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0H48M59.228S">
            <text:p>10:48:59.2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0H48M58.676S">
            <text:p>10:48:58.6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31">
            <text:p>731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0H48M59.241S">
            <text:p>10:48:59.2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0H48M58.916S">
            <text:p>10:48:58.92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0H48M59.147S">
            <text:p>10:48:59.1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5260">
            <text:p>25260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0H48M58.998S">
            <text:p>10:48:59.0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0H48M58.517S">
            <text:p>10:48:58.5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32">
            <text:p>932</text:p>
          </table:table-cell>
          <table:table-cell office:value-type="string">
            <text:p>Success</text:p>
          </table:table-cell>
          <table:table-cell office:value-type="float" office:value="38336">
            <text:p>38336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0H48M59.135S">
            <text:p>10:48:59.1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5260">
            <text:p>25260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0H48M58.594S">
            <text:p>10:48:58.5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68">
            <text:p>868</text:p>
          </table:table-cell>
          <table:table-cell office:value-type="string">
            <text:p>Success</text:p>
          </table:table-cell>
          <table:table-cell office:value-type="float" office:value="25260">
            <text:p>25260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0H48M59.44S">
            <text:p>10:48:59.4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0H48M59.458S">
            <text:p>10:48:59.4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0H48M59.226S">
            <text:p>10:48:59.2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0H48M59.158S">
            <text:p>10:48:59.1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0H48M59.463S">
            <text:p>10:48:59.4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0H48M58.922S">
            <text:p>10:48:58.9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82">
            <text:p>582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0H48M59.123S">
            <text:p>10:48:59.1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0H48M59.409S">
            <text:p>10:48:59.4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0H48M58.802S">
            <text:p>10:48:58.8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0H48M59.128S">
            <text:p>10:48:59.1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32">
            <text:p>432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0H48M59.485S">
            <text:p>10:48:59.4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0H48M59.426S">
            <text:p>10:48:59.4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0H48M59.561S">
            <text:p>10:48:59.56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0H48M59.142S">
            <text:p>10:48:59.1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0H48M58.822S">
            <text:p>10:48:58.8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32">
            <text:p>832</text:p>
          </table:table-cell>
          <table:table-cell office:value-type="string">
            <text:p>Success</text:p>
          </table:table-cell>
          <table:table-cell office:value-type="float" office:value="119805">
            <text:p>119805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0H48M59.506S">
            <text:p>10:48:59.51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0H48M58.998S">
            <text:p>10:48:59.0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71">
            <text:p>671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0H48M59.505S">
            <text:p>10:48:59.51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0H48M59.473S">
            <text:p>10:48:59.4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0H48M59.363S">
            <text:p>10:48:59.3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0H48M59.477S">
            <text:p>10:48:59.48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0H48M59.325S">
            <text:p>10:48:59.3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71">
            <text:p>47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0H48M59.505S">
            <text:p>10:48:59.5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0H48M59.417S">
            <text:p>10:48:59.4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0H48M59.543S">
            <text:p>10:48:59.5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0H48M59.395S">
            <text:p>10:48:59.4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0H48M59.651S">
            <text:p>10:48:59.6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0H48M59.324S">
            <text:p>10:48:59.3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0H48M58.892S">
            <text:p>10:48:58.8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35">
            <text:p>935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0H48M59.44S">
            <text:p>10:48:59.4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0H48M59.45S">
            <text:p>10:48:59.4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25706">
            <text:p>25706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0H48M59.781S">
            <text:p>10:48:59.7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0H48M59.804S">
            <text:p>10:48:59.8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0H48M59.81S">
            <text:p>10:48:59.8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0H48M59.822S">
            <text:p>10:48:59.8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0H48M59.797S">
            <text:p>10:48:59.8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0H48M59.466S">
            <text:p>10:48:59.4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73">
            <text:p>4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0H48M58.643S">
            <text:p>10:48:58.6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22">
            <text:p>132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0H48M58.841S">
            <text:p>10:48:58.8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0H48M58.986S">
            <text:p>10:48:58.9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04">
            <text:p>1004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0H48M59.867S">
            <text:p>10:48:59.8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0H48M59.897S">
            <text:p>10:48:59.9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0H48M59.948S">
            <text:p>10:48:59.9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0H48M58.942S">
            <text:p>10:48:58.9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0H48M59.877S">
            <text:p>10:48:59.8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0H48M59.905S">
            <text:p>10:48:59.91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0H48M59.284S">
            <text:p>10:48:59.2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67">
            <text:p>76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0H48M59.966S">
            <text:p>10:48:59.9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0H49M00.004S">
            <text:p>10:49:00.0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0H49M00.052S">
            <text:p>10:49:00.0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0H48M59.83S">
            <text:p>10:48:59.8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0H49M00.026S">
            <text:p>10:49:00.0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0H48M59.115S">
            <text:p>10:48:59.1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81">
            <text:p>981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0H49M00.098S">
            <text:p>10:49:00.1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0H49M00.076S">
            <text:p>10:49:00.08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0H49M00.124S">
            <text:p>10:49:00.1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0H49M00.075S">
            <text:p>10:49:00.0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0H49M00.131S">
            <text:p>10:49:00.1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0H48M59.234S">
            <text:p>10:48:59.2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0H49M00.205S">
            <text:p>10:49:00.2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0H49M00.175S">
            <text:p>10:49:00.1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1441">
            <text:p>11441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0H49M00.171S">
            <text:p>10:49:00.1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0H48M59.923S">
            <text:p>10:48:59.9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0H49M00.005S">
            <text:p>10:49:00.0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0H48M59.819S">
            <text:p>10:48:59.8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26902">
            <text:p>26902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0H49M00.333S">
            <text:p>10:49:00.3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0H49M00.348S">
            <text:p>10:49:00.3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0H48M59.788S">
            <text:p>10:48:59.7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0H49M00.408S">
            <text:p>10:49:00.4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0H49M00.405S">
            <text:p>10:49:00.41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0H49M00.459S">
            <text:p>10:49:00.4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0H49M00.462S">
            <text:p>10:49:00.4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0H49M00.473S">
            <text:p>10:49:00.4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0H48M59.927S">
            <text:p>10:48:59.9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0H49M00.481S">
            <text:p>10:49:00.48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0H49M00.527S">
            <text:p>10:49:00.5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0H49M00.528S">
            <text:p>10:49:00.5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0H49M00.484S">
            <text:p>10:49:00.4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3082">
            <text:p>13082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0H49M00.498S">
            <text:p>10:49:00.5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3082">
            <text:p>13082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0H49M00.544S">
            <text:p>10:49:00.54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0H49M00.594S">
            <text:p>10:49:00.5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0H49M00.548S">
            <text:p>10:49:00.5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3899">
            <text:p>13899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0H49M00.608S">
            <text:p>10:49:00.6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899">
            <text:p>13899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0H48M59.636S">
            <text:p>10:48:59.6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0H48M59.819S">
            <text:p>10:48:59.8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42">
            <text:p>942</text:p>
          </table:table-cell>
          <table:table-cell office:value-type="string">
            <text:p>Success</text:p>
          </table:table-cell>
          <table:table-cell office:value-type="float" office:value="28535">
            <text:p>28535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0H49M00.036S">
            <text:p>10:49:00.0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28981">
            <text:p>28981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0H49M00.759S">
            <text:p>10:49:00.7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0H48M59.796S">
            <text:p>10:48:59.8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09">
            <text:p>1009</text:p>
          </table:table-cell>
          <table:table-cell office:value-type="string">
            <text:p>Success</text:p>
          </table:table-cell>
          <table:table-cell office:value-type="float" office:value="28535">
            <text:p>28535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0H48M58.111S">
            <text:p>10:48:58.1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696">
            <text:p>2696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0H48M59.662S">
            <text:p>10:48:59.6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59">
            <text:p>115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0H49M00.159S">
            <text:p>10:49:00.16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0H49M00.084S">
            <text:p>10:49:00.0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80">
            <text:p>780</text:p>
          </table:table-cell>
          <table:table-cell office:value-type="string">
            <text:p>Success</text:p>
          </table:table-cell>
          <table:table-cell office:value-type="float" office:value="28535">
            <text:p>28535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0H49M00.218S">
            <text:p>10:49:00.22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68">
            <text:p>668</text:p>
          </table:table-cell>
          <table:table-cell office:value-type="string">
            <text:p>Success</text:p>
          </table:table-cell>
          <table:table-cell office:value-type="float" office:value="15488">
            <text:p>15488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0H48M59.619S">
            <text:p>10:48:59.6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72">
            <text:p>127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0H48M59.635S">
            <text:p>10:48:59.6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63">
            <text:p>126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0H48M59.675S">
            <text:p>10:48:59.6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34">
            <text:p>1234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0H49M00.822S">
            <text:p>10:49:00.8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0H49M00.91S">
            <text:p>10:49:00.9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0H49M00.887S">
            <text:p>10:49:00.8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0H49M00.892S">
            <text:p>10:49:00.8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0H49M00.224S">
            <text:p>10:49:00.2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69">
            <text:p>76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0H49M00.994S">
            <text:p>10:49:00.9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0H49M00.088S">
            <text:p>10:49:00.0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52">
            <text:p>95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0H49M01.041S">
            <text:p>10:49:01.0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0H49M00.351S">
            <text:p>10:49:00.3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0H49M01.075S">
            <text:p>10:49:01.0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0H49M01.019S">
            <text:p>10:49:01.02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0H49M01.073S">
            <text:p>10:49:01.07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0H49M00.033S">
            <text:p>10:49:00.0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0H49M00.806S">
            <text:p>10:49:00.8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0H49M01.112S">
            <text:p>10:49:01.1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0H49M01.12S">
            <text:p>10:49:01.1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0H49M01.11S">
            <text:p>10:49:01.1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0H49M01.11S">
            <text:p>10:49:01.1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0H49M00.624S">
            <text:p>10:49:00.6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0H49M01.097S">
            <text:p>10:49:01.1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0H48M57.876S">
            <text:p>10:48:57.8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380">
            <text:p>3380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0H49M01.147S">
            <text:p>10:49:01.1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0H49M01.148S">
            <text:p>10:49:01.1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14716">
            <text:p>14716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0H49M01.188S">
            <text:p>10:49:01.1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14716">
            <text:p>14716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0H49M01.127S">
            <text:p>10:49:01.13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0H49M01.231S">
            <text:p>10:49:01.23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0H49M01.343S">
            <text:p>10:49:01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0H49M01.297S">
            <text:p>10:49:01.3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0H49M00.936S">
            <text:p>10:49:00.9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92">
            <text:p>492</text:p>
          </table:table-cell>
          <table:table-cell office:value-type="string">
            <text:p>Success</text:p>
          </table:table-cell>
          <table:table-cell office:value-type="float" office:value="14716">
            <text:p>14716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0H49M01.373S">
            <text:p>10:49:01.3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4708">
            <text:p>14708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0H49M00.762S">
            <text:p>10:49:00.7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02">
            <text:p>70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0H49M00.767S">
            <text:p>10:49:00.7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0H49M01.465S">
            <text:p>10:49:01.4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0H49M01.471S">
            <text:p>10:49:01.4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0H49M01.509S">
            <text:p>10:49:01.5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0H49M01.514S">
            <text:p>10:49:01.5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0H49M01.575S">
            <text:p>10:49:01.5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0H49M01.568S">
            <text:p>10:49:01.5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0H49M00.865S">
            <text:p>10:49:00.8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77">
            <text:p>87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0H49M01.744S">
            <text:p>10:49:01.7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0H48M58.747S">
            <text:p>10:48:58.7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050">
            <text:p>3050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0H49M01.757S">
            <text:p>10:49:01.7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0H49M01.31S">
            <text:p>10:49:01.3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0H48M58.638S">
            <text:p>10:48:58.6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213">
            <text:p>3213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0H48M59.13S">
            <text:p>10:48:59.1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730">
            <text:p>2730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0H49M01.41S">
            <text:p>10:49:01.4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0H48M58.494S">
            <text:p>10:48:58.4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411">
            <text:p>3411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0H48M59.315S">
            <text:p>10:48:59.3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622">
            <text:p>2622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0H49M01.861S">
            <text:p>10:49:01.8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0H48M58.715S">
            <text:p>10:48:58.7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305">
            <text:p>3305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0H48M58.45S">
            <text:p>10:48:58.4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580">
            <text:p>3580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0H49M01.33S">
            <text:p>10:49:01.3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0H48M59.226S">
            <text:p>10:48:59.2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828">
            <text:p>2828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0H49M01.429S">
            <text:p>10:49:01.4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33">
            <text:p>633</text:p>
          </table:table-cell>
          <table:table-cell office:value-type="string">
            <text:p>Success</text:p>
          </table:table-cell>
          <table:table-cell office:value-type="float" office:value="14432">
            <text:p>14432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0H48M59.213S">
            <text:p>10:48:59.2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849">
            <text:p>2849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0H49M00.843S">
            <text:p>10:49:00.84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0H48M59.179S">
            <text:p>10:48:59.1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899">
            <text:p>2899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0H48M58.104S">
            <text:p>10:48:58.1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976">
            <text:p>3976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0H48M58.218S">
            <text:p>10:48:58.2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868">
            <text:p>3868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0H48M58.502S">
            <text:p>10:48:58.5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593">
            <text:p>3593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0H49M01.62S">
            <text:p>10:49:01.6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0H49M01.815S">
            <text:p>10:49:01.82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0H48M58.425S">
            <text:p>10:48:58.4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722">
            <text:p>3722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0H49M02.003S">
            <text:p>10:49:02.0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0H49M01.212S">
            <text:p>10:49:01.2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60">
            <text:p>960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0H48M58.067S">
            <text:p>10:48:58.0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108">
            <text:p>4108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0H49M02.055S">
            <text:p>10:49:02.0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0H49M01.938S">
            <text:p>10:49:01.9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32249">
            <text:p>32249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0H48M58.454S">
            <text:p>10:48:58.4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51">
            <text:p>3751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0H49M02.199S">
            <text:p>10:49:02.2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0H49M01.798S">
            <text:p>10:49:01.8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0H49M02.064S">
            <text:p>10:49:02.0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33726">
            <text:p>33726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0H49M02.08S">
            <text:p>10:49:02.0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0H48M58.984S">
            <text:p>10:48:58.9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277">
            <text:p>3277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0H48M58.939S">
            <text:p>10:48:58.9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349">
            <text:p>3349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0H49M00.03S">
            <text:p>10:49:00.0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263">
            <text:p>2263</text:p>
          </table:table-cell>
          <table:table-cell office:value-type="string">
            <text:p>Success</text:p>
          </table:table-cell>
          <table:table-cell office:value-type="float" office:value="74023">
            <text:p>74023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0H49M00.566S">
            <text:p>10:49:00.5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46">
            <text:p>1746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0H49M02.248S">
            <text:p>10:49:02.2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0H49M01.345S">
            <text:p>10:49:01.3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0H49M01.439S">
            <text:p>10:49:01.4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04">
            <text:p>904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0H49M02.177S">
            <text:p>10:49:02.1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0H49M00.651S">
            <text:p>10:49:00.6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701">
            <text:p>1701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0H49M01.609S">
            <text:p>10:49:01.6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63">
            <text:p>763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0H48M58.185S">
            <text:p>10:48:58.1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191">
            <text:p>4191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0H49M02.127S">
            <text:p>10:49:02.1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0H48M59.82S">
            <text:p>10:48:59.82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595">
            <text:p>2595</text:p>
          </table:table-cell>
          <table:table-cell office:value-type="string">
            <text:p>Success</text:p>
          </table:table-cell>
          <table:table-cell office:value-type="float" office:value="58093">
            <text:p>58093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0H48M58.211S">
            <text:p>10:48:58.2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212">
            <text:p>4212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0H49M00.809S">
            <text:p>10:49:00.8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622">
            <text:p>1622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0H49M00.22S">
            <text:p>10:49:00.2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20">
            <text:p>2220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0H49M02.332S">
            <text:p>10:49:02.3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0H49M02.354S">
            <text:p>10:49:02.35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0H49M02.179S">
            <text:p>10:49:02.1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0H48M59.671S">
            <text:p>10:48:59.6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32">
            <text:p>2832</text:p>
          </table:table-cell>
          <table:table-cell office:value-type="string">
            <text:p>Success</text:p>
          </table:table-cell>
          <table:table-cell office:value-type="float" office:value="43180">
            <text:p>43180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0H49M01.823S">
            <text:p>10:49:01.8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0H48M58.772S">
            <text:p>10:48:58.7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751">
            <text:p>3751</text:p>
          </table:table-cell>
          <table:table-cell office:value-type="string">
            <text:p>Success</text:p>
          </table:table-cell>
          <table:table-cell office:value-type="float" office:value="37686">
            <text:p>37686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0H49M02.433S">
            <text:p>10:49:02.4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0H49M02.425S">
            <text:p>10:49:02.4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0H49M02.171S">
            <text:p>10:49:02.1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77">
            <text:p>3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0H48M59.286S">
            <text:p>10:48:59.2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270">
            <text:p>3270</text:p>
          </table:table-cell>
          <table:table-cell office:value-type="string">
            <text:p>Success</text:p>
          </table:table-cell>
          <table:table-cell office:value-type="float" office:value="43192">
            <text:p>43192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0H49M02.26S">
            <text:p>10:49:02.2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0H48M59.828S">
            <text:p>10:48:59.8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760">
            <text:p>2760</text:p>
          </table:table-cell>
          <table:table-cell office:value-type="string">
            <text:p>Success</text:p>
          </table:table-cell>
          <table:table-cell office:value-type="float" office:value="75368">
            <text:p>75368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0H49M02.081S">
            <text:p>10:49:02.0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0H49M02.031S">
            <text:p>10:49:02.0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0H49M00.576S">
            <text:p>10:49:00.5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043">
            <text:p>2043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0H49M02.417S">
            <text:p>10:49:02.4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17470">
            <text:p>17470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0H49M02.532S">
            <text:p>10:49:02.53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0H49M02.566S">
            <text:p>10:49:02.5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0H49M02.262S">
            <text:p>10:49:02.2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0H48M58.984S">
            <text:p>10:48:58.9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829">
            <text:p>3829</text:p>
          </table:table-cell>
          <table:table-cell office:value-type="string">
            <text:p>Success</text:p>
          </table:table-cell>
          <table:table-cell office:value-type="float" office:value="52687">
            <text:p>52687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0H49M00.918S">
            <text:p>10:49:00.92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00">
            <text:p>1900</text:p>
          </table:table-cell>
          <table:table-cell office:value-type="string">
            <text:p>Success</text:p>
          </table:table-cell>
          <table:table-cell office:value-type="float" office:value="58116">
            <text:p>58116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0H49M02.465S">
            <text:p>10:49:02.4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0H48M59.986S">
            <text:p>10:48:59.9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846">
            <text:p>2846</text:p>
          </table:table-cell>
          <table:table-cell office:value-type="string">
            <text:p>Success</text:p>
          </table:table-cell>
          <table:table-cell office:value-type="float" office:value="74002">
            <text:p>74002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0H48M59.255S">
            <text:p>10:48:59.2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582">
            <text:p>3582</text:p>
          </table:table-cell>
          <table:table-cell office:value-type="string">
            <text:p>Success</text:p>
          </table:table-cell>
          <table:table-cell office:value-type="float" office:value="75341">
            <text:p>75341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0H49M02.557S">
            <text:p>10:49:02.5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0H49M02.504S">
            <text:p>10:49:02.5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32249">
            <text:p>32249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0H48M59.2S">
            <text:p>10:48:59.2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673">
            <text:p>3673</text:p>
          </table:table-cell>
          <table:table-cell office:value-type="string">
            <text:p>Success</text:p>
          </table:table-cell>
          <table:table-cell office:value-type="float" office:value="43192">
            <text:p>43192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0H48M59.535S">
            <text:p>10:48:59.5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341">
            <text:p>3341</text:p>
          </table:table-cell>
          <table:table-cell office:value-type="string">
            <text:p>Success</text:p>
          </table:table-cell>
          <table:table-cell office:value-type="float" office:value="58094">
            <text:p>58094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0H49M00.926S">
            <text:p>10:49:00.93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67">
            <text:p>1967</text:p>
          </table:table-cell>
          <table:table-cell office:value-type="string">
            <text:p>Success</text:p>
          </table:table-cell>
          <table:table-cell office:value-type="float" office:value="58116">
            <text:p>58116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0H49M01.906S">
            <text:p>10:49:01.9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95">
            <text:p>995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0H49M02.313S">
            <text:p>10:49:02.3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92">
            <text:p>592</text:p>
          </table:table-cell>
          <table:table-cell office:value-type="string">
            <text:p>Success</text:p>
          </table:table-cell>
          <table:table-cell office:value-type="float" office:value="52687">
            <text:p>52687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0H49M00.779S">
            <text:p>10:49:00.78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173">
            <text:p>2173</text:p>
          </table:table-cell>
          <table:table-cell office:value-type="string">
            <text:p>Success</text:p>
          </table:table-cell>
          <table:table-cell office:value-type="float" office:value="58098">
            <text:p>58098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0H49M02.07S">
            <text:p>10:49:02.0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0H49M00.071S">
            <text:p>10:49:00.07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899">
            <text:p>2899</text:p>
          </table:table-cell>
          <table:table-cell office:value-type="string">
            <text:p>Success</text:p>
          </table:table-cell>
          <table:table-cell office:value-type="float" office:value="58120">
            <text:p>58120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0H48M59.991S">
            <text:p>10:48:59.9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83">
            <text:p>2983</text:p>
          </table:table-cell>
          <table:table-cell office:value-type="string">
            <text:p>Success</text:p>
          </table:table-cell>
          <table:table-cell office:value-type="float" office:value="74024">
            <text:p>74024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0H49M02.063S">
            <text:p>10:49:02.0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14">
            <text:p>914</text:p>
          </table:table-cell>
          <table:table-cell office:value-type="string">
            <text:p>Success</text:p>
          </table:table-cell>
          <table:table-cell office:value-type="float" office:value="50004">
            <text:p>50004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0H49M02.874S">
            <text:p>10:49:02.8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0H49M02.83S">
            <text:p>10:49:02.8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0H49M02.55S">
            <text:p>10:49:02.55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67">
            <text:p>4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0H48M59.166S">
            <text:p>10:48:59.1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857">
            <text:p>3857</text:p>
          </table:table-cell>
          <table:table-cell office:value-type="string">
            <text:p>Success</text:p>
          </table:table-cell>
          <table:table-cell office:value-type="float" office:value="43192">
            <text:p>43192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0H49M02.219S">
            <text:p>10:49:02.2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0H49M02.592S">
            <text:p>10:49:02.5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0H48M59.087S">
            <text:p>10:48:59.0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972">
            <text:p>3972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0H48M59.655S">
            <text:p>10:48:59.6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414">
            <text:p>3414</text:p>
          </table:table-cell>
          <table:table-cell office:value-type="string">
            <text:p>Success</text:p>
          </table:table-cell>
          <table:table-cell office:value-type="float" office:value="74001">
            <text:p>74001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0H49M03.045S">
            <text:p>10:49:03.05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0H49M02.442S">
            <text:p>10:49:02.4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41">
            <text:p>641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0H49M02.48S">
            <text:p>10:49:02.4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0H49M01.257S">
            <text:p>10:49:01.2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53">
            <text:p>185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0H48M59.269S">
            <text:p>10:48:59.2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841">
            <text:p>3841</text:p>
          </table:table-cell>
          <table:table-cell office:value-type="string">
            <text:p>Success</text:p>
          </table:table-cell>
          <table:table-cell office:value-type="float" office:value="75346">
            <text:p>75346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0H49M01.852S">
            <text:p>10:49:01.8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59">
            <text:p>125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0H49M02.354S">
            <text:p>10:49:02.3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0H49M02.541S">
            <text:p>10:49:02.54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0H49M02.706S">
            <text:p>10:49:02.71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0H49M02.849S">
            <text:p>10:49:02.8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0H49M02.294S">
            <text:p>10:49:02.2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0H49M02.087S">
            <text:p>10:49:02.0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91">
            <text:p>1091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0H49M02.096S">
            <text:p>10:49:02.1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0H49M02.037S">
            <text:p>10:49:02.0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70">
            <text:p>1170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0H49M02.344S">
            <text:p>10:49:02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52689">
            <text:p>52689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0H49M03.09S">
            <text:p>10:49:03.0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0H49M02.981S">
            <text:p>10:49:02.9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0H49M02.148S">
            <text:p>10:49:02.1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0H49M02.843S">
            <text:p>10:49:02.8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0H49M02.117S">
            <text:p>10:49:02.1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24">
            <text:p>1224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0H49M02.975S">
            <text:p>10:49:02.9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0H49M03.16S">
            <text:p>10:49:03.1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0H49M02.021S">
            <text:p>10:49:02.0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40">
            <text:p>1440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0H49M02.29S">
            <text:p>10:49:02.2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73">
            <text:p>117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0H49M01.872S">
            <text:p>10:49:01.8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96">
            <text:p>1596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0H49M03.258S">
            <text:p>10:49:03.2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0H49M03.301S">
            <text:p>10:49:03.3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0H49M03.039S">
            <text:p>10:49:03.0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0H49M03.145S">
            <text:p>10:49:03.1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32249">
            <text:p>32249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0H49M02.207S">
            <text:p>10:49:02.2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05">
            <text:p>1305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0H49M02.394S">
            <text:p>10:49:02.3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0H49M02.962S">
            <text:p>10:49:02.9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0H49M02.373S">
            <text:p>10:49:02.3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82">
            <text:p>118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0H49M03.024S">
            <text:p>10:49:03.0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32249">
            <text:p>32249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0H49M03.407S">
            <text:p>10:49:03.4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0H49M03.581S">
            <text:p>10:49:03.5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0H49M02.589S">
            <text:p>10:49:02.5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0H49M02.339S">
            <text:p>10:49:02.3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88">
            <text:p>128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0H49M03.248S">
            <text:p>10:49:03.2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32249">
            <text:p>32249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0H49M02.174S">
            <text:p>10:49:02.1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92">
            <text:p>149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0H49M03.484S">
            <text:p>10:49:03.4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0H49M03.018S">
            <text:p>10:49:03.0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54">
            <text:p>654</text:p>
          </table:table-cell>
          <table:table-cell office:value-type="string">
            <text:p>Success</text:p>
          </table:table-cell>
          <table:table-cell office:value-type="float" office:value="32249">
            <text:p>32249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0H49M03.061S">
            <text:p>10:49:03.0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0H49M03.493S">
            <text:p>10:49:03.4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0H49M03.605S">
            <text:p>10:49:03.6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0H49M03.685S">
            <text:p>10:49:03.69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0H49M03.544S">
            <text:p>10:49:03.54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0H49M03.583S">
            <text:p>10:49:03.5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0H49M02.524S">
            <text:p>10:49:02.5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26">
            <text:p>1226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0H49M02.467S">
            <text:p>10:49:02.4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87">
            <text:p>128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0H49M03.727S">
            <text:p>10:49:03.73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0H49M03.471S">
            <text:p>10:49:03.47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0H49M02.377S">
            <text:p>10:49:02.3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85">
            <text:p>1385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0H49M03.757S">
            <text:p>10:49:03.76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0H49M03.756S">
            <text:p>10:49:03.7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0H49M03.714S">
            <text:p>10:49:03.7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0H49M02.834S">
            <text:p>10:49:02.8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65">
            <text:p>9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0H49M03.792S">
            <text:p>10:49:03.7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0H49M03.611S">
            <text:p>10:49:03.6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0H49M03.858S">
            <text:p>10:49:03.8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0H49M03.403S">
            <text:p>10:49:03.4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86">
            <text:p>48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0H49M03.875S">
            <text:p>10:49:03.8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0H49M02.877S">
            <text:p>10:49:02.8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63">
            <text:p>1063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0H49M03.162S">
            <text:p>10:49:03.1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88">
            <text:p>78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0H49M02.902S">
            <text:p>10:49:02.9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50">
            <text:p>1050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0H49M02.243S">
            <text:p>10:49:02.2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711">
            <text:p>1711</text:p>
          </table:table-cell>
          <table:table-cell office:value-type="string">
            <text:p>Success</text:p>
          </table:table-cell>
          <table:table-cell office:value-type="float" office:value="43181">
            <text:p>43181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0H49M03.953S">
            <text:p>10:49:03.95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0H49M03.07S">
            <text:p>10:49:03.0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40">
            <text:p>9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0H49M04.011S">
            <text:p>10:49:04.0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0H49M04.03S">
            <text:p>10:49:04.0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0H49M03.953S">
            <text:p>10:49:03.9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0H49M03.901S">
            <text:p>10:49:03.9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0H49M03.667S">
            <text:p>10:49:03.6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0H49M03.89S">
            <text:p>10:49:03.8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0H49M04.156S">
            <text:p>10:49:04.1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0H49M03.8S">
            <text:p>10:49:03.8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0H49M04.216S">
            <text:p>10:49:04.2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0H49M02.718S">
            <text:p>10:49:02.7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41">
            <text:p>1541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0H49M02.617S">
            <text:p>10:49:02.6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44">
            <text:p>1644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0H49M04.26S">
            <text:p>10:49:04.26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0H49M04.263S">
            <text:p>10:49:04.26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0H49M02.814S">
            <text:p>10:49:02.8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705">
            <text:p>1705</text:p>
          </table:table-cell>
          <table:table-cell office:value-type="string">
            <text:p>Success</text:p>
          </table:table-cell>
          <table:table-cell office:value-type="float" office:value="16018">
            <text:p>16018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0H49M04.52S">
            <text:p>10:49:04.52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0H49M04.17S">
            <text:p>10:49:04.17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0H49M03.955S">
            <text:p>10:49:03.9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31425">
            <text:p>31425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0H49M05.119S">
            <text:p>10:49:05.1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0H49M05.132S">
            <text:p>10:49:05.1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0H49M05.165S">
            <text:p>10:49:05.1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0H49M05.236S">
            <text:p>10:49:05.2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0H49M03.111S">
            <text:p>10:49:03.1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577">
            <text:p>2577</text:p>
          </table:table-cell>
          <table:table-cell office:value-type="string">
            <text:p>Success</text:p>
          </table:table-cell>
          <table:table-cell office:value-type="float" office:value="119728">
            <text:p>119728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0H49M02.689S">
            <text:p>10:49:02.6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047">
            <text:p>3047</text:p>
          </table:table-cell>
          <table:table-cell office:value-type="string">
            <text:p>Success</text:p>
          </table:table-cell>
          <table:table-cell office:value-type="float" office:value="117854">
            <text:p>117854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0H49M03.12S">
            <text:p>10:49:03.1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625">
            <text:p>2625</text:p>
          </table:table-cell>
          <table:table-cell office:value-type="string">
            <text:p>Success</text:p>
          </table:table-cell>
          <table:table-cell office:value-type="float" office:value="119726">
            <text:p>119726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0H49M05.738S">
            <text:p>10:49:05.7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0H49M05.746S">
            <text:p>10:49:05.7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0H49M03.217S">
            <text:p>10:49:03.2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652">
            <text:p>2652</text:p>
          </table:table-cell>
          <table:table-cell office:value-type="string">
            <text:p>Success</text:p>
          </table:table-cell>
          <table:table-cell office:value-type="float" office:value="119726">
            <text:p>119726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0H49M04.291S">
            <text:p>10:49:04.2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90">
            <text:p>1590</text:p>
          </table:table-cell>
          <table:table-cell office:value-type="string">
            <text:p>Success</text:p>
          </table:table-cell>
          <table:table-cell office:value-type="float" office:value="117856">
            <text:p>117856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0H49M02.979S">
            <text:p>10:49:02.9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905">
            <text:p>2905</text:p>
          </table:table-cell>
          <table:table-cell office:value-type="string">
            <text:p>Success</text:p>
          </table:table-cell>
          <table:table-cell office:value-type="float" office:value="119726">
            <text:p>119726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0H49M02.906S">
            <text:p>10:49:02.9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983">
            <text:p>2983</text:p>
          </table:table-cell>
          <table:table-cell office:value-type="string">
            <text:p>Success</text:p>
          </table:table-cell>
          <table:table-cell office:value-type="float" office:value="117854">
            <text:p>117854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0H49M02.839S">
            <text:p>10:49:02.8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062">
            <text:p>3062</text:p>
          </table:table-cell>
          <table:table-cell office:value-type="string">
            <text:p>Success</text:p>
          </table:table-cell>
          <table:table-cell office:value-type="float" office:value="117854">
            <text:p>117854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0H49M02.514S">
            <text:p>10:49:02.5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390">
            <text:p>3390</text:p>
          </table:table-cell>
          <table:table-cell office:value-type="string">
            <text:p>Success</text:p>
          </table:table-cell>
          <table:table-cell office:value-type="float" office:value="117854">
            <text:p>117854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0H49M03.738S">
            <text:p>10:49:03.7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171">
            <text:p>2171</text:p>
          </table:table-cell>
          <table:table-cell office:value-type="string">
            <text:p>Success</text:p>
          </table:table-cell>
          <table:table-cell office:value-type="float" office:value="117857">
            <text:p>117857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0H49M03.67S">
            <text:p>10:49:03.6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243">
            <text:p>2243</text:p>
          </table:table-cell>
          <table:table-cell office:value-type="string">
            <text:p>Success</text:p>
          </table:table-cell>
          <table:table-cell office:value-type="float" office:value="31424">
            <text:p>31424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0H49M05.885S">
            <text:p>10:49:05.8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0H49M05.891S">
            <text:p>10:49:05.8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0H49M05.852S">
            <text:p>10:49:05.8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0H49M05.882S">
            <text:p>10:49:05.8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0H49M05.963S">
            <text:p>10:49:05.9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0H49M05.911S">
            <text:p>10:49:05.9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0H49M04.282S">
            <text:p>10:49:04.2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34">
            <text:p>1734</text:p>
          </table:table-cell>
          <table:table-cell office:value-type="string">
            <text:p>Success</text:p>
          </table:table-cell>
          <table:table-cell office:value-type="float" office:value="117854">
            <text:p>117854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0H49M05.87S">
            <text:p>10:49:05.8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0H49M03.084S">
            <text:p>10:49:03.0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38">
            <text:p>2938</text:p>
          </table:table-cell>
          <table:table-cell office:value-type="string">
            <text:p>Success</text:p>
          </table:table-cell>
          <table:table-cell office:value-type="float" office:value="119726">
            <text:p>119726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0H49M03.659S">
            <text:p>10:49:03.6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364">
            <text:p>2364</text:p>
          </table:table-cell>
          <table:table-cell office:value-type="string">
            <text:p>Success</text:p>
          </table:table-cell>
          <table:table-cell office:value-type="float" office:value="117854">
            <text:p>117854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0H49M03.725S">
            <text:p>10:49:03.7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309">
            <text:p>2309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0H49M03.212S">
            <text:p>10:49:03.2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826">
            <text:p>2826</text:p>
          </table:table-cell>
          <table:table-cell office:value-type="string">
            <text:p>Success</text:p>
          </table:table-cell>
          <table:table-cell office:value-type="float" office:value="119726">
            <text:p>119726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0H49M06.018S">
            <text:p>10:49:06.0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0H49M06.037S">
            <text:p>10:49:06.0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0H49M03.016S">
            <text:p>10:49:03.0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049">
            <text:p>3049</text:p>
          </table:table-cell>
          <table:table-cell office:value-type="string">
            <text:p>Success</text:p>
          </table:table-cell>
          <table:table-cell office:value-type="float" office:value="119728">
            <text:p>119728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0H49M03.97S">
            <text:p>10:49:03.9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096">
            <text:p>2096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0H49M03.122S">
            <text:p>10:49:03.1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949">
            <text:p>2949</text:p>
          </table:table-cell>
          <table:table-cell office:value-type="string">
            <text:p>Success</text:p>
          </table:table-cell>
          <table:table-cell office:value-type="float" office:value="119726">
            <text:p>119726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0H49M06.004S">
            <text:p>10:49:06.00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0H49M06.067S">
            <text:p>10:49:06.0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0H49M06.067S">
            <text:p>10:49:06.0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0H49M03.674S">
            <text:p>10:49:03.6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443">
            <text:p>2443</text:p>
          </table:table-cell>
          <table:table-cell office:value-type="string">
            <text:p>Success</text:p>
          </table:table-cell>
          <table:table-cell office:value-type="float" office:value="117854">
            <text:p>117854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0H49M06.024S">
            <text:p>10:49:06.0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0H49M06.118S">
            <text:p>10:49:06.1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0H49M06.09S">
            <text:p>10:49:06.0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0H49M05.959S">
            <text:p>10:49:05.9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0H49M06.023S">
            <text:p>10:49:06.0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0H49M06.123S">
            <text:p>10:49:06.1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0H49M06.072S">
            <text:p>10:49:06.0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0H49M03.701S">
            <text:p>10:49:03.7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517">
            <text:p>2517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0H49M05.91S">
            <text:p>10:49:05.9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0H49M06.039S">
            <text:p>10:49:06.0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0H49M05.69S">
            <text:p>10:49:05.6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0H49M05.903S">
            <text:p>10:49:05.9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0H49M06.021S">
            <text:p>10:49:06.0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0H49M06.133S">
            <text:p>10:49:06.1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0H49M06.237S">
            <text:p>10:49:06.2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0H49M06.247S">
            <text:p>10:49:06.2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0H49M06.159S">
            <text:p>10:49:06.1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17167">
            <text:p>17167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0H49M06.219S">
            <text:p>10:49:06.2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0H49M06.194S">
            <text:p>10:49:06.1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0H49M06.176S">
            <text:p>10:49:06.1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0H49M06.101S">
            <text:p>10:49:06.10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19573">
            <text:p>19573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0H49M06.26S">
            <text:p>10:49:06.26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0H49M03.505S">
            <text:p>10:49:03.5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839">
            <text:p>2839</text:p>
          </table:table-cell>
          <table:table-cell office:value-type="string">
            <text:p>Success</text:p>
          </table:table-cell>
          <table:table-cell office:value-type="float" office:value="117857">
            <text:p>117857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0H49M03.082S">
            <text:p>10:49:03.0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266">
            <text:p>3266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0H49M06.349S">
            <text:p>10:49:06.3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0H49M06.345S">
            <text:p>10:49:06.3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0H49M06.337S">
            <text:p>10:49:06.3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0H49M06.273S">
            <text:p>10:49:06.2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0H49M06.364S">
            <text:p>10:49:06.3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0H49M06.229S">
            <text:p>10:49:06.2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0H49M06.304S">
            <text:p>10:49:06.30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0H49M06.436S">
            <text:p>10:49:06.4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0H49M06.425S">
            <text:p>10:49:06.4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0H49M06.233S">
            <text:p>10:49:06.2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0H49M06.275S">
            <text:p>10:49:06.2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0H49M06.415S">
            <text:p>10:49:06.4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0H49M06.452S">
            <text:p>10:49:06.4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8801">
            <text:p>18801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0H49M06.495S">
            <text:p>10:49:06.5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0H49M05.968S">
            <text:p>10:49:05.97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0H49M05.992S">
            <text:p>10:49:05.99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91">
            <text:p>69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0H49M03.759S">
            <text:p>10:49:03.7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009">
            <text:p>3009</text:p>
          </table:table-cell>
          <table:table-cell office:value-type="string">
            <text:p>Success</text:p>
          </table:table-cell>
          <table:table-cell office:value-type="float" office:value="37151">
            <text:p>37151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0H49M02.971S">
            <text:p>10:49:02.9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808">
            <text:p>3808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0H49M02.953S">
            <text:p>10:49:02.9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847">
            <text:p>3847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0H49M05.261S">
            <text:p>10:49:05.2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63">
            <text:p>1563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0H49M00.9S">
            <text:p>10:49:00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930">
            <text:p>5930</text:p>
          </table:table-cell>
          <table:table-cell office:value-type="string">
            <text:p>Success</text:p>
          </table:table-cell>
          <table:table-cell office:value-type="float" office:value="74023">
            <text:p>74023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0H49M06.826S">
            <text:p>10:49:06.8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0H49M03.829S">
            <text:p>10:49:03.8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046">
            <text:p>3046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0H49M06.841S">
            <text:p>10:49:06.84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0H49M06.831S">
            <text:p>10:49:06.8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0H49M06.924S">
            <text:p>10:49:06.9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0H49M06.877S">
            <text:p>10:49:06.8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0H49M04.532S">
            <text:p>10:49:04.5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472">
            <text:p>2472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0H49M06.942S">
            <text:p>10:49:06.9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2069">
            <text:p>22069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0H49M07.006S">
            <text:p>10:49:07.0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0H49M06.95S">
            <text:p>10:49:06.95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0H49M07.036S">
            <text:p>10:49:07.0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0H49M06.94S">
            <text:p>10:49:06.9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0H49M00.949S">
            <text:p>10:49:00.95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153">
            <text:p>6153</text:p>
          </table:table-cell>
          <table:table-cell office:value-type="string">
            <text:p>Success</text:p>
          </table:table-cell>
          <table:table-cell office:value-type="float" office:value="58098">
            <text:p>58098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0H49M04.229S">
            <text:p>10:49:04.2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882">
            <text:p>2882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0H49M07.063S">
            <text:p>10:49:07.0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2069">
            <text:p>22069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0H49M07.093S">
            <text:p>10:49:07.0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0H49M05.914S">
            <text:p>10:49:05.9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09">
            <text:p>1409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0H49M07.325S">
            <text:p>10:49:07.3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0H49M06.424S">
            <text:p>10:49:06.42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24">
            <text:p>92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0H49M06.484S">
            <text:p>10:49:06.48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0H49M07.336S">
            <text:p>10:49:07.3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0H49M07.378S">
            <text:p>10:49:07.3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0H49M06.315S">
            <text:p>10:49:06.32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13">
            <text:p>111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0H49M06.251S">
            <text:p>10:49:06.25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83">
            <text:p>118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0H49M06.17S">
            <text:p>10:49:06.17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99">
            <text:p>129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0H49M06.372S">
            <text:p>10:49:06.3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96">
            <text:p>1196</text:p>
          </table:table-cell>
          <table:table-cell office:value-type="string">
            <text:p>Success</text:p>
          </table:table-cell>
          <table:table-cell office:value-type="float" office:value="22878">
            <text:p>22878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0H49M04.706S">
            <text:p>10:49:04.71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032">
            <text:p>3032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0H49M07.112S">
            <text:p>10:49:07.1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117857">
            <text:p>117857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0H49M07.764S">
            <text:p>10:49:07.7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0H49M06.77S">
            <text:p>10:49:06.7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117857">
            <text:p>117857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0H49M07.804S">
            <text:p>10:49:07.8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0H49M07.815S">
            <text:p>10:49:07.8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0H49M07.835S">
            <text:p>10:49:07.8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0H49M07.868S">
            <text:p>10:49:07.87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0H49M07.435S">
            <text:p>10:49:07.44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0H49M07.903S">
            <text:p>10:49:07.9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0H49M04.105S">
            <text:p>10:49:04.11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009">
            <text:p>4009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0H49M02.894S">
            <text:p>10:49:02.8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229">
            <text:p>5229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0H49M03.112S">
            <text:p>10:49:03.1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021">
            <text:p>5021</text:p>
          </table:table-cell>
          <table:table-cell office:value-type="string">
            <text:p>Success</text:p>
          </table:table-cell>
          <table:table-cell office:value-type="float" office:value="77316">
            <text:p>77316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0H49M07.103S">
            <text:p>10:49:07.1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044">
            <text:p>1044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0H49M04.156S">
            <text:p>10:49:04.1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003">
            <text:p>4003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0H49M07.01S">
            <text:p>10:49:07.0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61">
            <text:p>1161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0H49M06.476S">
            <text:p>10:49:06.4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12">
            <text:p>1712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0H49M06.684S">
            <text:p>10:49:06.68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28">
            <text:p>1528</text:p>
          </table:table-cell>
          <table:table-cell office:value-type="string">
            <text:p>Success</text:p>
          </table:table-cell>
          <table:table-cell office:value-type="float" office:value="21900">
            <text:p>21900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0H49M08.134S">
            <text:p>10:49:08.1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0H48M59.246S">
            <text:p>10:48:59.2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999">
            <text:p>8999</text:p>
          </table:table-cell>
          <table:table-cell office:value-type="string">
            <text:p>Success</text:p>
          </table:table-cell>
          <table:table-cell office:value-type="float" office:value="75341">
            <text:p>75341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0H49M03.751S">
            <text:p>10:49:03.7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512">
            <text:p>4512</text:p>
          </table:table-cell>
          <table:table-cell office:value-type="string">
            <text:p>Success</text:p>
          </table:table-cell>
          <table:table-cell office:value-type="float" office:value="76870">
            <text:p>76870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0H49M06.64S">
            <text:p>10:49:06.64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633">
            <text:p>1633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0H49M03.181S">
            <text:p>10:49:03.1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097">
            <text:p>5097</text:p>
          </table:table-cell>
          <table:table-cell office:value-type="string">
            <text:p>Success</text:p>
          </table:table-cell>
          <table:table-cell office:value-type="float" office:value="76869">
            <text:p>76869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0H49M07.471S">
            <text:p>10:49:07.47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09">
            <text:p>809</text:p>
          </table:table-cell>
          <table:table-cell office:value-type="string">
            <text:p>Success</text:p>
          </table:table-cell>
          <table:table-cell office:value-type="float" office:value="29040">
            <text:p>29040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0H49M06.043S">
            <text:p>10:49:06.04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47">
            <text:p>2247</text:p>
          </table:table-cell>
          <table:table-cell office:value-type="string">
            <text:p>Success</text:p>
          </table:table-cell>
          <table:table-cell office:value-type="float" office:value="58094">
            <text:p>58094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0H49M03.789S">
            <text:p>10:49:03.79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500">
            <text:p>4500</text:p>
          </table:table-cell>
          <table:table-cell office:value-type="string">
            <text:p>Success</text:p>
          </table:table-cell>
          <table:table-cell office:value-type="float" office:value="58120">
            <text:p>58120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0H49M08.079S">
            <text:p>10:49:08.0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117856">
            <text:p>117856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0H49M08.231S">
            <text:p>10:49:08.2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0H49M08.281S">
            <text:p>10:49:08.2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0H49M08.347S">
            <text:p>10:49:08.3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0H49M08.379S">
            <text:p>10:49:08.3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0H49M07.414S">
            <text:p>10:49:07.4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0H49M08.474S">
            <text:p>10:49:08.4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0H49M08.43S">
            <text:p>10:49:08.4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0H49M08.525S">
            <text:p>10:49:08.5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0H49M08.246S">
            <text:p>10:49:08.2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117857">
            <text:p>117857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0H49M08.189S">
            <text:p>10:49:08.1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117857">
            <text:p>117857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0H49M08.529S">
            <text:p>10:49:08.5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39602">
            <text:p>39602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0H49M06.345S">
            <text:p>10:49:06.3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336">
            <text:p>2336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0H49M08.265S">
            <text:p>10:49:08.2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40632">
            <text:p>40632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0H49M08.692S">
            <text:p>10:49:08.6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0H49M08.712S">
            <text:p>10:49:08.7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0H49M08.16S">
            <text:p>10:49:08.1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0H49M08.747S">
            <text:p>10:49:08.7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0H49M06.293S">
            <text:p>10:49:06.2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563">
            <text:p>2563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0H49M08.787S">
            <text:p>10:49:08.7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0H49M08.63S">
            <text:p>10:49:08.6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0H49M06.313S">
            <text:p>10:49:06.3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72">
            <text:p>2572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0H49M06.533S">
            <text:p>10:49:06.53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397">
            <text:p>2397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0H49M08.777S">
            <text:p>10:49:08.7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0H49M06.548S">
            <text:p>10:49:06.5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429">
            <text:p>2429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0H49M08.485S">
            <text:p>10:49:08.4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0H49M03.941S">
            <text:p>10:49:03.9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075">
            <text:p>5075</text:p>
          </table:table-cell>
          <table:table-cell office:value-type="string">
            <text:p>Success</text:p>
          </table:table-cell>
          <table:table-cell office:value-type="float" office:value="75368">
            <text:p>75368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0H49M03.464S">
            <text:p>10:49:03.4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554">
            <text:p>5554</text:p>
          </table:table-cell>
          <table:table-cell office:value-type="string">
            <text:p>Success</text:p>
          </table:table-cell>
          <table:table-cell office:value-type="float" office:value="77316">
            <text:p>77316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0H49M08.882S">
            <text:p>10:49:08.8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0H49M02.669S">
            <text:p>10:49:02.6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380">
            <text:p>6380</text:p>
          </table:table-cell>
          <table:table-cell office:value-type="string">
            <text:p>Success</text:p>
          </table:table-cell>
          <table:table-cell office:value-type="float" office:value="75346">
            <text:p>75346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0H49M08.975S">
            <text:p>10:49:08.9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0H49M08.618S">
            <text:p>10:49:08.6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39155">
            <text:p>39155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0H49M03.469S">
            <text:p>10:49:03.4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608">
            <text:p>5608</text:p>
          </table:table-cell>
          <table:table-cell office:value-type="string">
            <text:p>Success</text:p>
          </table:table-cell>
          <table:table-cell office:value-type="float" office:value="74001">
            <text:p>74001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0H49M06.103S">
            <text:p>10:49:06.10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978">
            <text:p>2978</text:p>
          </table:table-cell>
          <table:table-cell office:value-type="string">
            <text:p>Success</text:p>
          </table:table-cell>
          <table:table-cell office:value-type="float" office:value="58120">
            <text:p>58120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0H49M08.275S">
            <text:p>10:49:08.2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0H49M08.033S">
            <text:p>10:49:08.0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62">
            <text:p>1062</text:p>
          </table:table-cell>
          <table:table-cell office:value-type="string">
            <text:p>Success</text:p>
          </table:table-cell>
          <table:table-cell office:value-type="float" office:value="37684">
            <text:p>37684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0H49M03.342S">
            <text:p>10:49:03.3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774">
            <text:p>5774</text:p>
          </table:table-cell>
          <table:table-cell office:value-type="string">
            <text:p>Success</text:p>
          </table:table-cell>
          <table:table-cell office:value-type="float" office:value="74001">
            <text:p>74001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0H49M08.682S">
            <text:p>10:49:08.6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0H49M03.111S">
            <text:p>10:49:03.1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018">
            <text:p>6018</text:p>
          </table:table-cell>
          <table:table-cell office:value-type="string">
            <text:p>Success</text:p>
          </table:table-cell>
          <table:table-cell office:value-type="float" office:value="72227">
            <text:p>72227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0H49M09.117S">
            <text:p>10:49:09.1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91">
            <text:p>391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0H49M09.037S">
            <text:p>10:49:09.0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391">
            <text:p>391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0H49M09.13S">
            <text:p>10:49:09.1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0H49M09.078S">
            <text:p>10:49:09.0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391">
            <text:p>391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0H49M08.682S">
            <text:p>10:49:08.6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0H49M08.873S">
            <text:p>10:49:08.8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0H49M09.229S">
            <text:p>10:49:09.2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0H49M09.092S">
            <text:p>10:49:09.0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0H49M08.887S">
            <text:p>10:49:08.8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117855">
            <text:p>117855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0H49M09.249S">
            <text:p>10:49:09.2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0H49M09.171S">
            <text:p>10:49:09.1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0H49M09.276S">
            <text:p>10:49:09.28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0H49M09.136S">
            <text:p>10:49:09.1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391">
            <text:p>391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0H49M09.32S">
            <text:p>10:49:09.32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0H49M09.341S">
            <text:p>10:49:09.34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0H49M09.263S">
            <text:p>10:49:09.2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0H49M09.229S">
            <text:p>10:49:09.2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391">
            <text:p>391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0H49M09.317S">
            <text:p>10:49:09.3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0H49M09.17S">
            <text:p>10:49:09.1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391">
            <text:p>391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0H49M09.096S">
            <text:p>10:49:09.1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0H49M09.354S">
            <text:p>10:49:09.35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0H49M09.429S">
            <text:p>10:49:09.43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0H49M09.453S">
            <text:p>10:49:09.45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0H49M09.395S">
            <text:p>10:49:09.4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0H49M09.458S">
            <text:p>10:49:09.46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0H49M09.33S">
            <text:p>10:49:09.3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391">
            <text:p>391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0H49M08.291S">
            <text:p>10:49:08.2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235">
            <text:p>1235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0H49M09.386S">
            <text:p>10:49:09.3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391">
            <text:p>391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0H49M09.019S">
            <text:p>10:49:09.0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40426">
            <text:p>40426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0H49M09.547S">
            <text:p>10:49:09.5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0H49M09.56S">
            <text:p>10:49:09.5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0H49M09.586S">
            <text:p>10:49:09.5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0H49M09.461S">
            <text:p>10:49:09.4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40426">
            <text:p>40426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0H49M09.665S">
            <text:p>10:49:09.6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0H49M09.297S">
            <text:p>10:49:09.3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95">
            <text:p>495</text:p>
          </table:table-cell>
          <table:table-cell office:value-type="string">
            <text:p>Success</text:p>
          </table:table-cell>
          <table:table-cell office:value-type="float" office:value="26930">
            <text:p>26930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0H49M09.794S">
            <text:p>10:49:09.7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0H49M08.293S">
            <text:p>10:49:08.2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862">
            <text:p>1862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0H49M03.763S">
            <text:p>10:49:03.7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423">
            <text:p>6423</text:p>
          </table:table-cell>
          <table:table-cell office:value-type="string">
            <text:p>Success</text:p>
          </table:table-cell>
          <table:table-cell office:value-type="float" office:value="74688">
            <text:p>74688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0H49M04.057S">
            <text:p>10:49:04.0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128">
            <text:p>6128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0H49M09.537S">
            <text:p>10:49:09.5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56">
            <text:p>656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0H49M07.35S">
            <text:p>10:49:07.35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851">
            <text:p>2851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0H49M07.429S">
            <text:p>10:49:07.43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786">
            <text:p>2786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0H49M07.57S">
            <text:p>10:49:07.5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652">
            <text:p>2652</text:p>
          </table:table-cell>
          <table:table-cell office:value-type="string">
            <text:p>Success</text:p>
          </table:table-cell>
          <table:table-cell office:value-type="float" office:value="14432">
            <text:p>14432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0H49M09.806S">
            <text:p>10:49:09.8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22">
            <text:p>422</text:p>
          </table:table-cell>
          <table:table-cell office:value-type="string">
            <text:p>Success</text:p>
          </table:table-cell>
          <table:table-cell office:value-type="float" office:value="24519">
            <text:p>24519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0H49M07.153S">
            <text:p>10:49:07.1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077">
            <text:p>3077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0H49M06.363S">
            <text:p>10:49:06.36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876">
            <text:p>3876</text:p>
          </table:table-cell>
          <table:table-cell office:value-type="string">
            <text:p>Success</text:p>
          </table:table-cell>
          <table:table-cell office:value-type="float" office:value="58116">
            <text:p>58116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0H49M06.053S">
            <text:p>10:49:06.05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188">
            <text:p>4188</text:p>
          </table:table-cell>
          <table:table-cell office:value-type="string">
            <text:p>Success</text:p>
          </table:table-cell>
          <table:table-cell office:value-type="float" office:value="58116">
            <text:p>58116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0H49M03.539S">
            <text:p>10:49:03.5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716">
            <text:p>6716</text:p>
          </table:table-cell>
          <table:table-cell office:value-type="string">
            <text:p>Success</text:p>
          </table:table-cell>
          <table:table-cell office:value-type="float" office:value="74024">
            <text:p>74024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0H49M07.357S">
            <text:p>10:49:07.36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899">
            <text:p>2899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0H49M02.82S">
            <text:p>10:49:02.8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538">
            <text:p>7538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0H49M10.229S">
            <text:p>10:49:10.2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13847">
            <text:p>13847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0H49M10.188S">
            <text:p>10:49:10.1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40632">
            <text:p>40632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0H49M07.74S">
            <text:p>10:49:07.7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701">
            <text:p>2701</text:p>
          </table:table-cell>
          <table:table-cell office:value-type="string">
            <text:p>Success</text:p>
          </table:table-cell>
          <table:table-cell office:value-type="float" office:value="37684">
            <text:p>37684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0H49M10.23S">
            <text:p>10:49:10.2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50004">
            <text:p>50004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0H49M03.194S">
            <text:p>10:49:03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256">
            <text:p>7256</text:p>
          </table:table-cell>
          <table:table-cell office:value-type="string">
            <text:p>Success</text:p>
          </table:table-cell>
          <table:table-cell office:value-type="float" office:value="71053">
            <text:p>71053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0H49M03.293S">
            <text:p>10:49:03.2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170">
            <text:p>7170</text:p>
          </table:table-cell>
          <table:table-cell office:value-type="string">
            <text:p>Success</text:p>
          </table:table-cell>
          <table:table-cell office:value-type="float" office:value="74408">
            <text:p>74408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0H49M03.462S">
            <text:p>10:49:03.4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002">
            <text:p>7002</text:p>
          </table:table-cell>
          <table:table-cell office:value-type="string">
            <text:p>Success</text:p>
          </table:table-cell>
          <table:table-cell office:value-type="float" office:value="72507">
            <text:p>72507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0H49M10.414S">
            <text:p>10:49:10.4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0H49M10.256S">
            <text:p>10:49:10.2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0H49M10.465S">
            <text:p>10:49:10.4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0H49M10.535S">
            <text:p>10:49:10.5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0H49M10.552S">
            <text:p>10:49:10.5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0H49M10.539S">
            <text:p>10:49:10.5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0H49M10.571S">
            <text:p>10:49:10.5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0H49M10.591S">
            <text:p>10:49:10.5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0H49M10.465S">
            <text:p>10:49:10.4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39979">
            <text:p>39979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0H49M10.669S">
            <text:p>10:49:10.6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0H49M10.629S">
            <text:p>10:49:10.6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0H49M10.538S">
            <text:p>10:49:10.5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0H49M10.683S">
            <text:p>10:49:10.6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0H49M10.697S">
            <text:p>10:49:10.7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0H49M10.735S">
            <text:p>10:49:10.7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0H49M10.776S">
            <text:p>10:49:10.7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0H49M10.443S">
            <text:p>10:49:10.4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0H49M05.826S">
            <text:p>10:49:05.83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069">
            <text:p>5069</text:p>
          </table:table-cell>
          <table:table-cell office:value-type="string">
            <text:p>Success</text:p>
          </table:table-cell>
          <table:table-cell office:value-type="float" office:value="58120">
            <text:p>58120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0H49M08.115S">
            <text:p>10:49:08.1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806">
            <text:p>2806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0H49M07.17S">
            <text:p>10:49:07.17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752">
            <text:p>3752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0H49M07.833S">
            <text:p>10:49:07.8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095">
            <text:p>3095</text:p>
          </table:table-cell>
          <table:table-cell office:value-type="string">
            <text:p>Success</text:p>
          </table:table-cell>
          <table:table-cell office:value-type="float" office:value="33939">
            <text:p>33939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0H49M06.586S">
            <text:p>10:49:06.59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347">
            <text:p>4347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0H49M10.873S">
            <text:p>10:49:10.87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0H49M07.019S">
            <text:p>10:49:07.02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924">
            <text:p>3924</text:p>
          </table:table-cell>
          <table:table-cell office:value-type="string">
            <text:p>Success</text:p>
          </table:table-cell>
          <table:table-cell office:value-type="float" office:value="58093">
            <text:p>58093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0H49M10.223S">
            <text:p>10:49:10.2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22">
            <text:p>722</text:p>
          </table:table-cell>
          <table:table-cell office:value-type="string">
            <text:p>Success</text:p>
          </table:table-cell>
          <table:table-cell office:value-type="float" office:value="50004">
            <text:p>50004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0H49M10.943S">
            <text:p>10:49:10.94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0H49M10.952S">
            <text:p>10:49:10.95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0H49M10.933S">
            <text:p>10:49:10.9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0H49M10.452S">
            <text:p>10:49:10.4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26">
            <text:p>626</text:p>
          </table:table-cell>
          <table:table-cell office:value-type="string">
            <text:p>Success</text:p>
          </table:table-cell>
          <table:table-cell office:value-type="float" office:value="38330">
            <text:p>38330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0H49M11.079S">
            <text:p>10:49:11.0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0H49M10.685S">
            <text:p>10:49:10.6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38777">
            <text:p>38777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0H49M11.093S">
            <text:p>10:49:11.0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0H49M11.122S">
            <text:p>10:49:11.1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0H49M11.146S">
            <text:p>10:49:11.1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0H49M10.923S">
            <text:p>10:49:10.9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58">
            <text:p>65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0H49M11.582S">
            <text:p>10:49:11.58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0H49M11.591S">
            <text:p>10:49:11.59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0H49M11.602S">
            <text:p>10:49:11.60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0H49M09.082S">
            <text:p>10:49:09.0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850">
            <text:p>2850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0H49M08.281S">
            <text:p>10:49:08.2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679">
            <text:p>3679</text:p>
          </table:table-cell>
          <table:table-cell office:value-type="string">
            <text:p>Success</text:p>
          </table:table-cell>
          <table:table-cell office:value-type="float" office:value="37909">
            <text:p>37909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0H49M09.436S">
            <text:p>10:49:09.4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533">
            <text:p>2533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0H49M03.628S">
            <text:p>10:49:03.6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348">
            <text:p>8348</text:p>
          </table:table-cell>
          <table:table-cell office:value-type="string">
            <text:p>Success</text:p>
          </table:table-cell>
          <table:table-cell office:value-type="float" office:value="74002">
            <text:p>74002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0H49M05.982S">
            <text:p>10:49:05.9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997">
            <text:p>5997</text:p>
          </table:table-cell>
          <table:table-cell office:value-type="string">
            <text:p>Success</text:p>
          </table:table-cell>
          <table:table-cell office:value-type="float" office:value="58116">
            <text:p>58116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0H49M06.204S">
            <text:p>10:49:06.20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782">
            <text:p>5782</text:p>
          </table:table-cell>
          <table:table-cell office:value-type="string">
            <text:p>Success</text:p>
          </table:table-cell>
          <table:table-cell office:value-type="float" office:value="58119">
            <text:p>58119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0H49M08.315S">
            <text:p>10:49:08.3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675">
            <text:p>3675</text:p>
          </table:table-cell>
          <table:table-cell office:value-type="string">
            <text:p>Success</text:p>
          </table:table-cell>
          <table:table-cell office:value-type="float" office:value="74001">
            <text:p>74001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0H49M11.978S">
            <text:p>10:49:11.9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0H49M11.991S">
            <text:p>10:49:11.9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0H49M12.072S">
            <text:p>10:49:12.0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0H49M12.1S">
            <text:p>10:49:12.1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0H49M12.176S">
            <text:p>10:49:12.1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0H49M12.199S">
            <text:p>10:49:12.2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0H49M11.961S">
            <text:p>10:49:11.9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83">
            <text:p>58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0H49M12.545S">
            <text:p>10:49:12.55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0H49M12.577S">
            <text:p>10:49:12.58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0H49M12.582S">
            <text:p>10:49:12.58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0H49M10.24S">
            <text:p>10:49:10.2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479">
            <text:p>2479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0H49M10.243S">
            <text:p>10:49:10.2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515">
            <text:p>2515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0H49M08.148S">
            <text:p>10:49:08.1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618">
            <text:p>4618</text:p>
          </table:table-cell>
          <table:table-cell office:value-type="string">
            <text:p>Success</text:p>
          </table:table-cell>
          <table:table-cell office:value-type="float" office:value="75350">
            <text:p>75350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0H49M10.216S">
            <text:p>10:49:10.2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77">
            <text:p>2577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0H49M11.982S">
            <text:p>10:49:11.9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0H49M10.375S">
            <text:p>10:49:10.3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449">
            <text:p>2449</text:p>
          </table:table-cell>
          <table:table-cell office:value-type="string">
            <text:p>Success</text:p>
          </table:table-cell>
          <table:table-cell office:value-type="float" office:value="50002">
            <text:p>50002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0H49M10.202S">
            <text:p>10:49:10.2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25">
            <text:p>2625</text:p>
          </table:table-cell>
          <table:table-cell office:value-type="string">
            <text:p>Success</text:p>
          </table:table-cell>
          <table:table-cell office:value-type="float" office:value="37685">
            <text:p>37685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0H49M10.257S">
            <text:p>10:49:10.2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572">
            <text:p>2572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0H49M12.243S">
            <text:p>10:49:12.24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90">
            <text:p>590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0H49M09.298S">
            <text:p>10:49:09.3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562">
            <text:p>3562</text:p>
          </table:table-cell>
          <table:table-cell office:value-type="string">
            <text:p>Success</text:p>
          </table:table-cell>
          <table:table-cell office:value-type="float" office:value="74023">
            <text:p>74023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0H49M12.861S">
            <text:p>10:49:12.8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39">
            <text:p>639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0H49M12.92S">
            <text:p>10:49:12.9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639">
            <text:p>639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0H49M13.003S">
            <text:p>10:49:13.0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39">
            <text:p>639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0H49M12.828S">
            <text:p>10:49:12.8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27">
            <text:p>72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0H49M13.556S">
            <text:p>10:49:13.56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0H49M13.564S">
            <text:p>10:49:13.56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0H49M13.571S">
            <text:p>10:49:13.57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0H49M12.83S">
            <text:p>10:49:12.8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0H49M13.776S">
            <text:p>10:49:13.78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0H49M13.793S">
            <text:p>10:49:13.79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0H49M13.801S">
            <text:p>10:49:13.80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0H49M12.794S">
            <text:p>10:49:12.7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69">
            <text:p>136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0H49M14.164S">
            <text:p>10:49:14.16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0H49M14.172S">
            <text:p>10:49:14.17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0H49M14.18S">
            <text:p>10:49:14.18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0H49M10.945S">
            <text:p>10:49:10.9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828">
            <text:p>3828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0H49M08.125S">
            <text:p>10:49:08.1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669">
            <text:p>6669</text:p>
          </table:table-cell>
          <table:table-cell office:value-type="string">
            <text:p>Success</text:p>
          </table:table-cell>
          <table:table-cell office:value-type="float" office:value="75346">
            <text:p>75346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0H49M14.774S">
            <text:p>10:49:14.7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0H49M08.931S">
            <text:p>10:49:08.9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388">
            <text:p>6388</text:p>
          </table:table-cell>
          <table:table-cell office:value-type="string">
            <text:p>Success</text:p>
          </table:table-cell>
          <table:table-cell office:value-type="float" office:value="16735">
            <text:p>16735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0H49M09.406S">
            <text:p>10:49:09.41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939">
            <text:p>5939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0H49M06.802S">
            <text:p>10:49:06.8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8549">
            <text:p>8549</text:p>
          </table:table-cell>
          <table:table-cell office:value-type="string">
            <text:p>Success</text:p>
          </table:table-cell>
          <table:table-cell office:value-type="float" office:value="75371">
            <text:p>75371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0H49M15.308S">
            <text:p>10:49:15.31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0H49M09.062S">
            <text:p>10:49:09.0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301">
            <text:p>6301</text:p>
          </table:table-cell>
          <table:table-cell office:value-type="string">
            <text:p>Success</text:p>
          </table:table-cell>
          <table:table-cell office:value-type="float" office:value="33939">
            <text:p>33939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0H49M15.361S">
            <text:p>10:49:15.36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0H49M06.781S">
            <text:p>10:49:06.7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600">
            <text:p>8600</text:p>
          </table:table-cell>
          <table:table-cell office:value-type="string">
            <text:p>Success</text:p>
          </table:table-cell>
          <table:table-cell office:value-type="float" office:value="75372">
            <text:p>75372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0H49M15.378S">
            <text:p>10:49:15.38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0H49M15.364S">
            <text:p>10:49:15.3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0H49M08.214S">
            <text:p>10:49:08.2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174">
            <text:p>7174</text:p>
          </table:table-cell>
          <table:table-cell office:value-type="string">
            <text:p>Success</text:p>
          </table:table-cell>
          <table:table-cell office:value-type="float" office:value="37686">
            <text:p>37686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0H49M09.05S">
            <text:p>10:49:09.0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7711">
            <text:p>7711</text:p>
          </table:table-cell>
          <table:table-cell office:value-type="string">
            <text:p>Success</text:p>
          </table:table-cell>
          <table:table-cell office:value-type="float" office:value="113909">
            <text:p>113909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0H49M16.763S">
            <text:p>10:49:16.7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0H49M16.801S">
            <text:p>10:49:16.8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0H49M16.811S">
            <text:p>10:49:16.8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0H49M16.874S">
            <text:p>10:49:16.8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0H49M15.32S">
            <text:p>10:49:15.3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627">
            <text:p>162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0H49M16.948S">
            <text:p>10:49:16.95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0H49M16.963S">
            <text:p>10:49:16.96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0H49M09.018S">
            <text:p>10:49:09.0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949">
            <text:p>7949</text:p>
          </table:table-cell>
          <table:table-cell office:value-type="string">
            <text:p>Success</text:p>
          </table:table-cell>
          <table:table-cell office:value-type="float" office:value="113809">
            <text:p>113809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0H49M16.97S">
            <text:p>10:49:16.97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0H49M16.971S">
            <text:p>10:49:16.9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0H49M17.007S">
            <text:p>10:49:17.0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0H49M17.02S">
            <text:p>10:49:17.0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0H49M17.056S">
            <text:p>10:49:17.0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0H49M15.389S">
            <text:p>10:49:15.3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34">
            <text:p>183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0H49M17.224S">
            <text:p>10:49:17.22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0H49M17.238S">
            <text:p>10:49:17.24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0H49M17.243S">
            <text:p>10:49:17.24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0H49M09.677S">
            <text:p>10:49:09.6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280">
            <text:p>8280</text:p>
          </table:table-cell>
          <table:table-cell office:value-type="string">
            <text:p>Success</text:p>
          </table:table-cell>
          <table:table-cell office:value-type="float" office:value="113809">
            <text:p>113809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0H49M17.959S">
            <text:p>10:49:17.9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0H49M17.974S">
            <text:p>10:49:17.9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0H49M18.009S">
            <text:p>10:49:18.01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0H49M09.501S">
            <text:p>10:49:09.5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647">
            <text:p>8647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0H49M10.896S">
            <text:p>10:49:10.9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252">
            <text:p>7252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0H49M04.056S">
            <text:p>10:49:04.0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101">
            <text:p>14101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0H49M10.945S">
            <text:p>10:49:10.9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220">
            <text:p>7220</text:p>
          </table:table-cell>
          <table:table-cell office:value-type="string">
            <text:p>Success</text:p>
          </table:table-cell>
          <table:table-cell office:value-type="float" office:value="17470">
            <text:p>17470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0H49M18.041S">
            <text:p>10:49:18.0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0H49M11.988S">
            <text:p>10:49:11.9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224">
            <text:p>6224</text:p>
          </table:table-cell>
          <table:table-cell office:value-type="string">
            <text:p>Success</text:p>
          </table:table-cell>
          <table:table-cell office:value-type="float" office:value="17469">
            <text:p>17469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0H49M03.556S">
            <text:p>10:49:03.5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677">
            <text:p>14677</text:p>
          </table:table-cell>
          <table:table-cell office:value-type="string">
            <text:p>Success</text:p>
          </table:table-cell>
          <table:table-cell office:value-type="float" office:value="74005">
            <text:p>74005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0H49M08.647S">
            <text:p>10:49:08.6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597">
            <text:p>9597</text:p>
          </table:table-cell>
          <table:table-cell office:value-type="string">
            <text:p>Success</text:p>
          </table:table-cell>
          <table:table-cell office:value-type="float" office:value="74005">
            <text:p>74005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0H49M17.101S">
            <text:p>10:49:17.10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0H49M02.62S">
            <text:p>10:49:02.6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638">
            <text:p>15638</text:p>
          </table:table-cell>
          <table:table-cell office:value-type="string">
            <text:p>Success</text:p>
          </table:table-cell>
          <table:table-cell office:value-type="float" office:value="50004">
            <text:p>50004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0H49M18.246S">
            <text:p>10:49:18.2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0H49M18.235S">
            <text:p>10:49:18.2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0H49M18.327S">
            <text:p>10:49:18.3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0H49M18.338S">
            <text:p>10:49:18.3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0H49M10.452S">
            <text:p>10:49:10.4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141">
            <text:p>8141</text:p>
          </table:table-cell>
          <table:table-cell office:value-type="string">
            <text:p>Success</text:p>
          </table:table-cell>
          <table:table-cell office:value-type="float" office:value="111440">
            <text:p>111440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0H49M11.175S">
            <text:p>10:49:11.1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439">
            <text:p>7439</text:p>
          </table:table-cell>
          <table:table-cell office:value-type="string">
            <text:p>Success</text:p>
          </table:table-cell>
          <table:table-cell office:value-type="float" office:value="109466">
            <text:p>109466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0H49M18.486S">
            <text:p>10:49:18.4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0H49M18.615S">
            <text:p>10:49:18.6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0H49M18.577S">
            <text:p>10:49:18.5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0H49M18.646S">
            <text:p>10:49:18.65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0H49M18.724S">
            <text:p>10:49:18.7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0H49M09.075S">
            <text:p>10:49:09.0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728">
            <text:p>9728</text:p>
          </table:table-cell>
          <table:table-cell office:value-type="string">
            <text:p>Success</text:p>
          </table:table-cell>
          <table:table-cell office:value-type="float" office:value="117258">
            <text:p>117258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0H49M14.795S">
            <text:p>10:49:14.8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032">
            <text:p>4032</text:p>
          </table:table-cell>
          <table:table-cell office:value-type="string">
            <text:p>Success</text:p>
          </table:table-cell>
          <table:table-cell office:value-type="float" office:value="99905">
            <text:p>99905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0H49M18.804S">
            <text:p>10:49:18.8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0H49M18.249S">
            <text:p>10:49:18.2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0H49M18.751S">
            <text:p>10:49:18.7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5340">
            <text:p>25340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0H49M03.513S">
            <text:p>10:49:03.5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398">
            <text:p>15398</text:p>
          </table:table-cell>
          <table:table-cell office:value-type="string">
            <text:p>Success</text:p>
          </table:table-cell>
          <table:table-cell office:value-type="float" office:value="70473">
            <text:p>70473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0H49M18.829S">
            <text:p>10:49:18.8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0H49M18.93S">
            <text:p>10:49:18.9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0H49M18.913S">
            <text:p>10:49:18.9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0H49M18.87S">
            <text:p>10:49:18.8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0H49M09.701S">
            <text:p>10:49:09.7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337">
            <text:p>9337</text:p>
          </table:table-cell>
          <table:table-cell office:value-type="string">
            <text:p>Success</text:p>
          </table:table-cell>
          <table:table-cell office:value-type="float" office:value="111241">
            <text:p>111241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0H49M18.945S">
            <text:p>10:49:18.9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0H49M18.595S">
            <text:p>10:49:18.6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0H49M10.923S">
            <text:p>10:49:10.9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144">
            <text:p>8144</text:p>
          </table:table-cell>
          <table:table-cell office:value-type="string">
            <text:p>Success</text:p>
          </table:table-cell>
          <table:table-cell office:value-type="float" office:value="111339">
            <text:p>111339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0H49M18.98S">
            <text:p>10:49:18.9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0H49M12.826S">
            <text:p>10:49:12.8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272">
            <text:p>6272</text:p>
          </table:table-cell>
          <table:table-cell office:value-type="string">
            <text:p>Success</text:p>
          </table:table-cell>
          <table:table-cell office:value-type="float" office:value="105625">
            <text:p>105625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0H49M19.039S">
            <text:p>10:49:19.0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0H49M19.068S">
            <text:p>10:49:19.0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0H49M10.189S">
            <text:p>10:49:10.1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944">
            <text:p>8944</text:p>
          </table:table-cell>
          <table:table-cell office:value-type="string">
            <text:p>Success</text:p>
          </table:table-cell>
          <table:table-cell office:value-type="float" office:value="113314">
            <text:p>113314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0H49M18.874S">
            <text:p>10:49:18.8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0H49M19.135S">
            <text:p>10:49:19.1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0H49M19.154S">
            <text:p>10:49:19.1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0H49M19.108S">
            <text:p>10:49:19.11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0H49M19.139S">
            <text:p>10:49:19.14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0H49M19.108S">
            <text:p>10:49:19.1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0H49M19.218S">
            <text:p>10:49:19.2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0H49M19.049S">
            <text:p>10:49:19.0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0H49M19.082S">
            <text:p>10:49:19.0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0H49M15.353S">
            <text:p>10:49:15.3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929">
            <text:p>3929</text:p>
          </table:table-cell>
          <table:table-cell office:value-type="string">
            <text:p>Success</text:p>
          </table:table-cell>
          <table:table-cell office:value-type="float" office:value="96159">
            <text:p>96159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0H49M11.972S">
            <text:p>10:49:11.9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313">
            <text:p>7313</text:p>
          </table:table-cell>
          <table:table-cell office:value-type="string">
            <text:p>Success</text:p>
          </table:table-cell>
          <table:table-cell office:value-type="float" office:value="103651">
            <text:p>103651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0H49M12.834S">
            <text:p>10:49:12.8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452">
            <text:p>6452</text:p>
          </table:table-cell>
          <table:table-cell office:value-type="string">
            <text:p>Success</text:p>
          </table:table-cell>
          <table:table-cell office:value-type="float" office:value="103651">
            <text:p>103651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0H49M19.222S">
            <text:p>10:49:19.22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0H49M10.194S">
            <text:p>10:49:10.1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107">
            <text:p>9107</text:p>
          </table:table-cell>
          <table:table-cell office:value-type="string">
            <text:p>Success</text:p>
          </table:table-cell>
          <table:table-cell office:value-type="float" office:value="111242">
            <text:p>111242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0H49M19.049S">
            <text:p>10:49:19.0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0H49M19.1S">
            <text:p>10:49:19.1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0H49M19.288S">
            <text:p>10:49:19.29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0H49M15.383S">
            <text:p>10:49:15.3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945">
            <text:p>3945</text:p>
          </table:table-cell>
          <table:table-cell office:value-type="string">
            <text:p>Success</text:p>
          </table:table-cell>
          <table:table-cell office:value-type="float" office:value="96159">
            <text:p>96159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0H49M18.183S">
            <text:p>10:49:18.1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70">
            <text:p>1170</text:p>
          </table:table-cell>
          <table:table-cell office:value-type="string">
            <text:p>Success</text:p>
          </table:table-cell>
          <table:table-cell office:value-type="float" office:value="96160">
            <text:p>96160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0H49M19.302S">
            <text:p>10:49:19.3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0H49M19.262S">
            <text:p>10:49:19.2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5340">
            <text:p>25340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0H49M19.286S">
            <text:p>10:49:19.2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0H49M19.007S">
            <text:p>10:49:19.0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0H49M10.946S">
            <text:p>10:49:10.9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499">
            <text:p>8499</text:p>
          </table:table-cell>
          <table:table-cell office:value-type="string">
            <text:p>Success</text:p>
          </table:table-cell>
          <table:table-cell office:value-type="float" office:value="109371">
            <text:p>109371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0H49M10.8S">
            <text:p>10:49:10.8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656">
            <text:p>8656</text:p>
          </table:table-cell>
          <table:table-cell office:value-type="string">
            <text:p>Success</text:p>
          </table:table-cell>
          <table:table-cell office:value-type="float" office:value="111241">
            <text:p>111241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0H49M10.595S">
            <text:p>10:49:10.6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888">
            <text:p>8888</text:p>
          </table:table-cell>
          <table:table-cell office:value-type="string">
            <text:p>Success</text:p>
          </table:table-cell>
          <table:table-cell office:value-type="float" office:value="111244">
            <text:p>111244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0H49M19.422S">
            <text:p>10:49:19.4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0H49M19.284S">
            <text:p>10:49:19.2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0H49M11.112S">
            <text:p>10:49:11.1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375">
            <text:p>8375</text:p>
          </table:table-cell>
          <table:table-cell office:value-type="string">
            <text:p>Success</text:p>
          </table:table-cell>
          <table:table-cell office:value-type="float" office:value="109370">
            <text:p>109370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0H49M12.767S">
            <text:p>10:49:12.7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723">
            <text:p>6723</text:p>
          </table:table-cell>
          <table:table-cell office:value-type="string">
            <text:p>Success</text:p>
          </table:table-cell>
          <table:table-cell office:value-type="float" office:value="99905">
            <text:p>99905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0H49M19.357S">
            <text:p>10:49:19.3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0H49M19.446S">
            <text:p>10:49:19.4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0H49M19.313S">
            <text:p>10:49:19.3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0H49M19.457S">
            <text:p>10:49:19.4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0H49M19.491S">
            <text:p>10:49:19.4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0H49M19.494S">
            <text:p>10:49:19.4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0H49M19.484S">
            <text:p>10:49:19.4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0H49M19.33S">
            <text:p>10:49:19.3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0H49M19.49S">
            <text:p>10:49:19.4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0H49M19.285S">
            <text:p>10:49:19.2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0H49M19.529S">
            <text:p>10:49:19.5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0H49M19.518S">
            <text:p>10:49:19.5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0H49M19.535S">
            <text:p>10:49:19.5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0H49M19.497S">
            <text:p>10:49:19.50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0H49M19.532S">
            <text:p>10:49:19.5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0H49M19.587S">
            <text:p>10:49:19.5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0H49M19.551S">
            <text:p>10:49:19.5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0H49M19.574S">
            <text:p>10:49:19.5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0H49M19.594S">
            <text:p>10:49:19.5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0H49M19.569S">
            <text:p>10:49:19.5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0H49M19.613S">
            <text:p>10:49:19.6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6165">
            <text:p>26165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0H49M19.496S">
            <text:p>10:49:19.5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0H49M19.694S">
            <text:p>10:49:19.6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0H49M19.518S">
            <text:p>10:49:19.52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0H49M19.526S">
            <text:p>10:49:19.53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7754">
            <text:p>27754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0H49M19.657S">
            <text:p>10:49:19.6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0H49M19.788S">
            <text:p>10:49:19.7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0H49M19.622S">
            <text:p>10:49:19.6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0H49M19.276S">
            <text:p>10:49:19.28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0H49M19.805S">
            <text:p>10:49:19.8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26165">
            <text:p>26165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0H49M10.757S">
            <text:p>10:49:10.7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011">
            <text:p>10011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0H49M12.308S">
            <text:p>10:49:12.31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471">
            <text:p>8471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0H49M19.681S">
            <text:p>10:49:19.6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13">
            <text:p>1113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0H49M15.346S">
            <text:p>10:49:15.3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474">
            <text:p>5474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0H49M19.313S">
            <text:p>10:49:19.31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21">
            <text:p>1521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0H49M10.36S">
            <text:p>10:49:10.3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489">
            <text:p>10489</text:p>
          </table:table-cell>
          <table:table-cell office:value-type="string">
            <text:p>Success</text:p>
          </table:table-cell>
          <table:table-cell office:value-type="float" office:value="75346">
            <text:p>75346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0H49M11.94S">
            <text:p>10:49:11.9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918">
            <text:p>8918</text:p>
          </table:table-cell>
          <table:table-cell office:value-type="string">
            <text:p>Success</text:p>
          </table:table-cell>
          <table:table-cell office:value-type="float" office:value="75371">
            <text:p>75371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0H49M19.493S">
            <text:p>10:49:19.49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73">
            <text:p>1373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0H49M19.759S">
            <text:p>10:49:19.76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12">
            <text:p>1112</text:p>
          </table:table-cell>
          <table:table-cell office:value-type="string">
            <text:p>Success</text:p>
          </table:table-cell>
          <table:table-cell office:value-type="float" office:value="29031">
            <text:p>29031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0H49M19.426S">
            <text:p>10:49:19.4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72">
            <text:p>1472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0H49M09.528S">
            <text:p>10:49:09.5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375">
            <text:p>11375</text:p>
          </table:table-cell>
          <table:table-cell office:value-type="string">
            <text:p>Success</text:p>
          </table:table-cell>
          <table:table-cell office:value-type="float" office:value="75346">
            <text:p>75346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0H49M20.867S">
            <text:p>10:49:20.8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0H49M10.959S">
            <text:p>10:49:10.96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952">
            <text:p>9952</text:p>
          </table:table-cell>
          <table:table-cell office:value-type="string">
            <text:p>Success</text:p>
          </table:table-cell>
          <table:table-cell office:value-type="float" office:value="34600">
            <text:p>34600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0H49M19.489S">
            <text:p>10:49:19.4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40801">
            <text:p>40801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0H49M08.173S">
            <text:p>10:49:08.1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759">
            <text:p>12759</text:p>
          </table:table-cell>
          <table:table-cell office:value-type="string">
            <text:p>Success</text:p>
          </table:table-cell>
          <table:table-cell office:value-type="float" office:value="50635">
            <text:p>50635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0H49M09.128S">
            <text:p>10:49:09.1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806">
            <text:p>11806</text:p>
          </table:table-cell>
          <table:table-cell office:value-type="string">
            <text:p>Success</text:p>
          </table:table-cell>
          <table:table-cell office:value-type="float" office:value="74005">
            <text:p>74005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0H49M12.759S">
            <text:p>10:49:12.7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180">
            <text:p>8180</text:p>
          </table:table-cell>
          <table:table-cell office:value-type="string">
            <text:p>Success</text:p>
          </table:table-cell>
          <table:table-cell office:value-type="float" office:value="75368">
            <text:p>75368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0H49M08.857S">
            <text:p>10:49:08.8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086">
            <text:p>12086</text:p>
          </table:table-cell>
          <table:table-cell office:value-type="string">
            <text:p>Success</text:p>
          </table:table-cell>
          <table:table-cell office:value-type="float" office:value="50004">
            <text:p>50004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0H49M12.72S">
            <text:p>10:49:12.7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224">
            <text:p>8224</text:p>
          </table:table-cell>
          <table:table-cell office:value-type="string">
            <text:p>Success</text:p>
          </table:table-cell>
          <table:table-cell office:value-type="float" office:value="75368">
            <text:p>75368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0H49M08.993S">
            <text:p>10:49:08.9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966">
            <text:p>11966</text:p>
          </table:table-cell>
          <table:table-cell office:value-type="string">
            <text:p>Success</text:p>
          </table:table-cell>
          <table:table-cell office:value-type="float" office:value="74001">
            <text:p>74001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0H49M10.156S">
            <text:p>10:49:10.1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0818">
            <text:p>10818</text:p>
          </table:table-cell>
          <table:table-cell office:value-type="string">
            <text:p>Success</text:p>
          </table:table-cell>
          <table:table-cell office:value-type="float" office:value="75350">
            <text:p>75350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0H49M20.961S">
            <text:p>10:49:20.9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1015">
            <text:p>1015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0H49M20.935S">
            <text:p>10:49:20.9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015">
            <text:p>1015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0H49M21.074S">
            <text:p>10:49:21.0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015">
            <text:p>1015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0H49M21.063S">
            <text:p>10:49:21.0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1015">
            <text:p>1015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0H49M21.232S">
            <text:p>10:49:21.2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015">
            <text:p>1015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0H49M21.214S">
            <text:p>10:49:21.2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1015">
            <text:p>1015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0H49M18.259S">
            <text:p>10:49:18.2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299">
            <text:p>3299</text:p>
          </table:table-cell>
          <table:table-cell office:value-type="string">
            <text:p>Success</text:p>
          </table:table-cell>
          <table:table-cell office:value-type="float" office:value="96061">
            <text:p>96061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0H49M21.56S">
            <text:p>10:49:21.5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0H49M21.575S">
            <text:p>10:49:21.5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0H49M18.158S">
            <text:p>10:49:18.1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560">
            <text:p>3560</text:p>
          </table:table-cell>
          <table:table-cell office:value-type="string">
            <text:p>Success</text:p>
          </table:table-cell>
          <table:table-cell office:value-type="float" office:value="96061">
            <text:p>96061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0H49M21.719S">
            <text:p>10:49:21.7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0H49M21.733S">
            <text:p>10:49:21.7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0H49M18.149S">
            <text:p>10:49:18.1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693">
            <text:p>3693</text:p>
          </table:table-cell>
          <table:table-cell office:value-type="string">
            <text:p>Success</text:p>
          </table:table-cell>
          <table:table-cell office:value-type="float" office:value="96061">
            <text:p>96061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0H49M21.843S">
            <text:p>10:49:21.8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0H49M21.855S">
            <text:p>10:49:21.8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0H49M20.822S">
            <text:p>10:49:20.8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291">
            <text:p>129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0H49M22.114S">
            <text:p>10:49:22.11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0H49M22.123S">
            <text:p>10:49:22.12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0H49M22.129S">
            <text:p>10:49:22.13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0H49M18.896S">
            <text:p>10:49:18.9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421">
            <text:p>3421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0H49M20.732S">
            <text:p>10:49:20.7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96">
            <text:p>1596</text:p>
          </table:table-cell>
          <table:table-cell office:value-type="string">
            <text:p>Success</text:p>
          </table:table-cell>
          <table:table-cell office:value-type="float" office:value="14432">
            <text:p>14432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0H49M12.8S">
            <text:p>10:49:12.8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548">
            <text:p>9548</text:p>
          </table:table-cell>
          <table:table-cell office:value-type="string">
            <text:p>Success</text:p>
          </table:table-cell>
          <table:table-cell office:value-type="float" office:value="75368">
            <text:p>75368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0H49M21.589S">
            <text:p>10:49:21.5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18">
            <text:p>91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0H49M18.663S">
            <text:p>10:49:18.6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376">
            <text:p>4376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0H49M19.809S">
            <text:p>10:49:19.81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268">
            <text:p>3268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0H49M13.052S">
            <text:p>10:49:13.0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037">
            <text:p>10037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0H49M19.977S">
            <text:p>10:49:19.98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122">
            <text:p>3122</text:p>
          </table:table-cell>
          <table:table-cell office:value-type="string">
            <text:p>Success</text:p>
          </table:table-cell>
          <table:table-cell office:value-type="float" office:value="21270">
            <text:p>21270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0H49M19.717S">
            <text:p>10:49:19.7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383">
            <text:p>3383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0H49M19.417S">
            <text:p>10:49:19.4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687">
            <text:p>3687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0H49M19.354S">
            <text:p>10:49:19.3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756">
            <text:p>3756</text:p>
          </table:table-cell>
          <table:table-cell office:value-type="string">
            <text:p>Success</text:p>
          </table:table-cell>
          <table:table-cell office:value-type="float" office:value="74023">
            <text:p>74023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0H49M08.979S">
            <text:p>10:49:08.9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175">
            <text:p>14175</text:p>
          </table:table-cell>
          <table:table-cell office:value-type="string">
            <text:p>Success</text:p>
          </table:table-cell>
          <table:table-cell office:value-type="float" office:value="50004">
            <text:p>50004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0H49M23.111S">
            <text:p>10:49:23.1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1099">
            <text:p>1099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0H49M19.792S">
            <text:p>10:49:19.79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461">
            <text:p>3461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0H49M22.329S">
            <text:p>10:49:22.3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52632">
            <text:p>52632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0H49M16.911S">
            <text:p>10:49:16.91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390">
            <text:p>6390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0H49M15.386S">
            <text:p>10:49:15.39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924">
            <text:p>7924</text:p>
          </table:table-cell>
          <table:table-cell office:value-type="string">
            <text:p>Success</text:p>
          </table:table-cell>
          <table:table-cell office:value-type="float" office:value="34600">
            <text:p>34600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0H49M20.835S">
            <text:p>10:49:20.8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477">
            <text:p>2477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0H49M18.634S">
            <text:p>10:49:18.6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694">
            <text:p>4694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0H49M18.213S">
            <text:p>10:49:18.2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136">
            <text:p>5136</text:p>
          </table:table-cell>
          <table:table-cell office:value-type="string">
            <text:p>Success</text:p>
          </table:table-cell>
          <table:table-cell office:value-type="float" office:value="75350">
            <text:p>75350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0H49M18.149S">
            <text:p>10:49:18.1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216">
            <text:p>5216</text:p>
          </table:table-cell>
          <table:table-cell office:value-type="string">
            <text:p>Success</text:p>
          </table:table-cell>
          <table:table-cell office:value-type="float" office:value="75350">
            <text:p>75350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0H49M19.201S">
            <text:p>10:49:19.2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168">
            <text:p>4168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0H49M22.508S">
            <text:p>10:49:22.51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27095">
            <text:p>27095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0H49M20.872S">
            <text:p>10:49:20.8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510">
            <text:p>2510</text:p>
          </table:table-cell>
          <table:table-cell office:value-type="string">
            <text:p>Success</text:p>
          </table:table-cell>
          <table:table-cell office:value-type="float" office:value="37905">
            <text:p>37905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0H49M19.777S">
            <text:p>10:49:19.78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608">
            <text:p>3608</text:p>
          </table:table-cell>
          <table:table-cell office:value-type="string">
            <text:p>Success</text:p>
          </table:table-cell>
          <table:table-cell office:value-type="float" office:value="29040">
            <text:p>29040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0H49M19.486S">
            <text:p>10:49:19.4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903">
            <text:p>3903</text:p>
          </table:table-cell>
          <table:table-cell office:value-type="string">
            <text:p>Success</text:p>
          </table:table-cell>
          <table:table-cell office:value-type="float" office:value="33939">
            <text:p>33939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0H49M19.26S">
            <text:p>10:49:19.2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148">
            <text:p>4148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0H49M23.37S">
            <text:p>10:49:23.3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0H49M23.409S">
            <text:p>10:49:23.4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0H49M19.286S">
            <text:p>10:49:19.2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167">
            <text:p>4167</text:p>
          </table:table-cell>
          <table:table-cell office:value-type="string">
            <text:p>Success</text:p>
          </table:table-cell>
          <table:table-cell office:value-type="float" office:value="74023">
            <text:p>74023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0H49M23.101S">
            <text:p>10:49:23.1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50004">
            <text:p>50004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0H49M23.391S">
            <text:p>10:49:23.3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0H49M23.455S">
            <text:p>10:49:23.4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099">
            <text:p>1099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0H49M23.486S">
            <text:p>10:49:23.4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099">
            <text:p>1099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0H49M23.199S">
            <text:p>10:49:23.2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1099">
            <text:p>1099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0H49M23.53S">
            <text:p>10:49:23.5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1099">
            <text:p>1099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0H49M23.539S">
            <text:p>10:49:23.5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1099">
            <text:p>1099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0H49M23.313S">
            <text:p>10:49:23.3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0H49M23.973S">
            <text:p>10:49:23.97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0H49M23.983S">
            <text:p>10:49:23.98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0H49M23.988S">
            <text:p>10:49:23.99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0H49M23.384S">
            <text:p>10:49:23.3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14">
            <text:p>161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0H49M24.999S">
            <text:p>10:49:25.00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0H49M25.007S">
            <text:p>10:49:25.01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0H49M25.012S">
            <text:p>10:49:25.01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0H49M23.255S">
            <text:p>10:49:23.2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943">
            <text:p>2943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0H49M19.768S">
            <text:p>10:49:19.77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453">
            <text:p>6453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0H49M18.167S">
            <text:p>10:49:18.1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068">
            <text:p>8068</text:p>
          </table:table-cell>
          <table:table-cell office:value-type="string">
            <text:p>Success</text:p>
          </table:table-cell>
          <table:table-cell office:value-type="float" office:value="75346">
            <text:p>75346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0H49M26.199S">
            <text:p>10:49:26.2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0H49M23.302S">
            <text:p>10:49:23.3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995">
            <text:p>2995</text:p>
          </table:table-cell>
          <table:table-cell office:value-type="string">
            <text:p>Success</text:p>
          </table:table-cell>
          <table:table-cell office:value-type="float" office:value="16735">
            <text:p>16735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0H49M23.078S">
            <text:p>10:49:23.0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257">
            <text:p>3257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0H49M21.748S">
            <text:p>10:49:21.7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595">
            <text:p>4595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0H49M21.867S">
            <text:p>10:49:21.8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481">
            <text:p>4481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0H49M23.382S">
            <text:p>10:49:23.3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968">
            <text:p>2968</text:p>
          </table:table-cell>
          <table:table-cell office:value-type="string">
            <text:p>Success</text:p>
          </table:table-cell>
          <table:table-cell office:value-type="float" office:value="37853">
            <text:p>37853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0H49M21.299S">
            <text:p>10:49:21.3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052">
            <text:p>5052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0H49M21.383S">
            <text:p>10:49:21.3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970">
            <text:p>4970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0H49M23.386S">
            <text:p>10:49:23.3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970">
            <text:p>2970</text:p>
          </table:table-cell>
          <table:table-cell office:value-type="string">
            <text:p>Success</text:p>
          </table:table-cell>
          <table:table-cell office:value-type="float" office:value="37913">
            <text:p>37913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0H49M23.1S">
            <text:p>10:49:23.1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260">
            <text:p>3260</text:p>
          </table:table-cell>
          <table:table-cell office:value-type="string">
            <text:p>Success</text:p>
          </table:table-cell>
          <table:table-cell office:value-type="float" office:value="37853">
            <text:p>37853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0H49M26.276S">
            <text:p>10:49:26.28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0H49M26.345S">
            <text:p>10:49:26.3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0H49M22.318S">
            <text:p>10:49:22.3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059">
            <text:p>4059</text:p>
          </table:table-cell>
          <table:table-cell office:value-type="string">
            <text:p>Success</text:p>
          </table:table-cell>
          <table:table-cell office:value-type="float" office:value="50004">
            <text:p>50004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0H49M20.916S">
            <text:p>10:49:20.9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468">
            <text:p>5468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0H49M26.35S">
            <text:p>10:49:26.3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0H49M26.365S">
            <text:p>10:49:26.37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0H49M26.393S">
            <text:p>10:49:26.39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0H49M26.299S">
            <text:p>10:49:26.3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00">
            <text:p>80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0H49M27.1S">
            <text:p>10:49:27.10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0H49M27.11S">
            <text:p>10:49:27.11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0H49M27.116S">
            <text:p>10:49:27.12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0H49M20.946S">
            <text:p>10:49:20.9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444">
            <text:p>6444</text:p>
          </table:table-cell>
          <table:table-cell office:value-type="string">
            <text:p>Success</text:p>
          </table:table-cell>
          <table:table-cell office:value-type="float" office:value="92214">
            <text:p>92214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0H49M20.78S">
            <text:p>10:49:20.7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641">
            <text:p>6641</text:p>
          </table:table-cell>
          <table:table-cell office:value-type="string">
            <text:p>Success</text:p>
          </table:table-cell>
          <table:table-cell office:value-type="float" office:value="92216">
            <text:p>92216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0H49M27.423S">
            <text:p>10:49:27.4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0H49M27.44S">
            <text:p>10:49:27.4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0H49M27.391S">
            <text:p>10:49:27.3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0H49M27.478S">
            <text:p>10:49:27.4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0H49M27.496S">
            <text:p>10:49:27.5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183">
            <text:p>1183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0H49M27.539S">
            <text:p>10:49:27.5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183">
            <text:p>1183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0H49M26.362S">
            <text:p>10:49:26.3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504">
            <text:p>150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0H49M27.868S">
            <text:p>10:49:27.87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0H49M27.882S">
            <text:p>10:49:27.88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0H49M27.888S">
            <text:p>10:49:27.89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0H49M26.358S">
            <text:p>10:49:26.3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208">
            <text:p>220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0H49M28.567S">
            <text:p>10:49:28.57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0H49M28.592S">
            <text:p>10:49:28.59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0H49M28.597S">
            <text:p>10:49:28.60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0H49M26.351S">
            <text:p>10:49:26.3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821">
            <text:p>282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0H49M29.173S">
            <text:p>10:49:29.17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0H49M29.179S">
            <text:p>10:49:29.18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0H49M29.183S">
            <text:p>10:49:29.18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0H49M26.336S">
            <text:p>10:49:26.3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265">
            <text:p>326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0H49M29.602S">
            <text:p>10:49:29.60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0H49M29.618S">
            <text:p>10:49:29.62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0H49M29.622S">
            <text:p>10:49:29.62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0H49M23.444S">
            <text:p>10:49:23.4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418">
            <text:p>6418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0H49M23.42S">
            <text:p>10:49:23.42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453">
            <text:p>6453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0H49M23.465S">
            <text:p>10:49:23.47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423">
            <text:p>6423</text:p>
          </table:table-cell>
          <table:table-cell office:value-type="string">
            <text:p>Success</text:p>
          </table:table-cell>
          <table:table-cell office:value-type="float" office:value="34600">
            <text:p>34600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0H49M20.927S">
            <text:p>10:49:20.9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538">
            <text:p>9538</text:p>
          </table:table-cell>
          <table:table-cell office:value-type="string">
            <text:p>Success</text:p>
          </table:table-cell>
          <table:table-cell office:value-type="float" office:value="93583">
            <text:p>93583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0H49M30.466S">
            <text:p>10:49:30.4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0H49M30.48S">
            <text:p>10:49:30.4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0H49M20.769S">
            <text:p>10:49:20.7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765">
            <text:p>9765</text:p>
          </table:table-cell>
          <table:table-cell office:value-type="string">
            <text:p>Success</text:p>
          </table:table-cell>
          <table:table-cell office:value-type="float" office:value="91512">
            <text:p>91512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0H49M20.916S">
            <text:p>10:49:20.9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631">
            <text:p>9631</text:p>
          </table:table-cell>
          <table:table-cell office:value-type="string">
            <text:p>Success</text:p>
          </table:table-cell>
          <table:table-cell office:value-type="float" office:value="91713">
            <text:p>91713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0H49M30.535S">
            <text:p>10:49:30.5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0H49M30.517S">
            <text:p>10:49:30.5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0H49M30.552S">
            <text:p>10:49:30.5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0H49M20.944S">
            <text:p>10:49:20.9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837">
            <text:p>10837</text:p>
          </table:table-cell>
          <table:table-cell office:value-type="string">
            <text:p>Success</text:p>
          </table:table-cell>
          <table:table-cell office:value-type="float" office:value="91814">
            <text:p>91814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0H49M31.782S">
            <text:p>10:49:31.7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0H49M31.811S">
            <text:p>10:49:31.8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0H49M30.548S">
            <text:p>10:49:30.5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18">
            <text:p>1318</text:p>
          </table:table-cell>
          <table:table-cell office:value-type="string">
            <text:p>Success</text:p>
          </table:table-cell>
          <table:table-cell office:value-type="float" office:value="18148">
            <text:p>18148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0H49M26.222S">
            <text:p>10:49:26.2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662">
            <text:p>5662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0H49M26.388S">
            <text:p>10:49:26.39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515">
            <text:p>5515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0H49M23.659S">
            <text:p>10:49:23.66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247">
            <text:p>8247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0H49M26.369S">
            <text:p>10:49:26.37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541">
            <text:p>5541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0H49M31.824S">
            <text:p>10:49:31.82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0H49M30.567S">
            <text:p>10:49:30.5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0H49M23.647S">
            <text:p>10:49:23.65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278">
            <text:p>8278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0H49M23.105S">
            <text:p>10:49:23.1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827">
            <text:p>8827</text:p>
          </table:table-cell>
          <table:table-cell office:value-type="string">
            <text:p>Success</text:p>
          </table:table-cell>
          <table:table-cell office:value-type="float" office:value="49257">
            <text:p>49257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0H49M27.591S">
            <text:p>10:49:27.5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343">
            <text:p>4343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0H49M31.868S">
            <text:p>10:49:31.8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0H49M31.942S">
            <text:p>10:49:31.94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0H49M31.949S">
            <text:p>10:49:31.95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0H49M31.955S">
            <text:p>10:49:31.96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0H49M20.94S">
            <text:p>10:49:20.9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077">
            <text:p>11077</text:p>
          </table:table-cell>
          <table:table-cell office:value-type="string">
            <text:p>Success</text:p>
          </table:table-cell>
          <table:table-cell office:value-type="float" office:value="91610">
            <text:p>91610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0H49M32.018S">
            <text:p>10:49:32.0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0H49M32.066S">
            <text:p>10:49:32.0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0H49M20.86S">
            <text:p>10:49:20.8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1249">
            <text:p>11249</text:p>
          </table:table-cell>
          <table:table-cell office:value-type="string">
            <text:p>Success</text:p>
          </table:table-cell>
          <table:table-cell office:value-type="float" office:value="89639">
            <text:p>89639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0H49M32.11S">
            <text:p>10:49:32.1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0H49M32.081S">
            <text:p>10:49:32.0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225">
            <text:p>1225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0H49M32.125S">
            <text:p>10:49:32.1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0H49M32.137S">
            <text:p>10:49:32.1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225">
            <text:p>1225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0H49M32.133S">
            <text:p>10:49:32.1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225">
            <text:p>1225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0H49M32.151S">
            <text:p>10:49:32.1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225">
            <text:p>1225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0H49M23.329S">
            <text:p>10:49:23.3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185">
            <text:p>9185</text:p>
          </table:table-cell>
          <table:table-cell office:value-type="string">
            <text:p>Success</text:p>
          </table:table-cell>
          <table:table-cell office:value-type="float" office:value="85793">
            <text:p>85793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0H49M23.457S">
            <text:p>10:49:23.4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069">
            <text:p>9069</text:p>
          </table:table-cell>
          <table:table-cell office:value-type="string">
            <text:p>Success</text:p>
          </table:table-cell>
          <table:table-cell office:value-type="float" office:value="85691">
            <text:p>85691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0H49M20.899S">
            <text:p>10:49:20.9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629">
            <text:p>11629</text:p>
          </table:table-cell>
          <table:table-cell office:value-type="string">
            <text:p>Success</text:p>
          </table:table-cell>
          <table:table-cell office:value-type="float" office:value="91512">
            <text:p>91512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0H49M32.515S">
            <text:p>10:49:32.5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0H49M26.379S">
            <text:p>10:49:26.3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197">
            <text:p>6197</text:p>
          </table:table-cell>
          <table:table-cell office:value-type="string">
            <text:p>Success</text:p>
          </table:table-cell>
          <table:table-cell office:value-type="float" office:value="76326">
            <text:p>76326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0H49M32.546S">
            <text:p>10:49:32.5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0H49M26.353S">
            <text:p>10:49:26.3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296">
            <text:p>6296</text:p>
          </table:table-cell>
          <table:table-cell office:value-type="string">
            <text:p>Success</text:p>
          </table:table-cell>
          <table:table-cell office:value-type="float" office:value="72488">
            <text:p>72488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0H49M20.796S">
            <text:p>10:49:20.8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923">
            <text:p>11923</text:p>
          </table:table-cell>
          <table:table-cell office:value-type="string">
            <text:p>Success</text:p>
          </table:table-cell>
          <table:table-cell office:value-type="float" office:value="89544">
            <text:p>89544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0H49M29.889S">
            <text:p>10:49:29.8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845">
            <text:p>2845</text:p>
          </table:table-cell>
          <table:table-cell office:value-type="string">
            <text:p>Success</text:p>
          </table:table-cell>
          <table:table-cell office:value-type="float" office:value="72480">
            <text:p>72480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0H49M20.851S">
            <text:p>10:49:20.8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925">
            <text:p>11925</text:p>
          </table:table-cell>
          <table:table-cell office:value-type="string">
            <text:p>Success</text:p>
          </table:table-cell>
          <table:table-cell office:value-type="float" office:value="89587">
            <text:p>89587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0H49M20.933S">
            <text:p>10:49:20.9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859">
            <text:p>11859</text:p>
          </table:table-cell>
          <table:table-cell office:value-type="string">
            <text:p>Success</text:p>
          </table:table-cell>
          <table:table-cell office:value-type="float" office:value="91416">
            <text:p>91416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0H49M32.65S">
            <text:p>10:49:32.6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0H49M23.311S">
            <text:p>10:49:23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499">
            <text:p>9499</text:p>
          </table:table-cell>
          <table:table-cell office:value-type="string">
            <text:p>Success</text:p>
          </table:table-cell>
          <table:table-cell office:value-type="float" office:value="85791">
            <text:p>85791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0H49M29.874S">
            <text:p>10:49:29.8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948">
            <text:p>2948</text:p>
          </table:table-cell>
          <table:table-cell office:value-type="string">
            <text:p>Success</text:p>
          </table:table-cell>
          <table:table-cell office:value-type="float" office:value="74498">
            <text:p>74498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0H49M23.366S">
            <text:p>10:49:23.3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477">
            <text:p>9477</text:p>
          </table:table-cell>
          <table:table-cell office:value-type="string">
            <text:p>Success</text:p>
          </table:table-cell>
          <table:table-cell office:value-type="float" office:value="85739">
            <text:p>85739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0H49M26.385S">
            <text:p>10:49:26.3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460">
            <text:p>6460</text:p>
          </table:table-cell>
          <table:table-cell office:value-type="string">
            <text:p>Success</text:p>
          </table:table-cell>
          <table:table-cell office:value-type="float" office:value="72486">
            <text:p>72486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0H49M23.041S">
            <text:p>10:49:23.0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806">
            <text:p>9806</text:p>
          </table:table-cell>
          <table:table-cell office:value-type="string">
            <text:p>Success</text:p>
          </table:table-cell>
          <table:table-cell office:value-type="float" office:value="87712">
            <text:p>87712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0H49M20.904S">
            <text:p>10:49:20.9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948">
            <text:p>11948</text:p>
          </table:table-cell>
          <table:table-cell office:value-type="string">
            <text:p>Success</text:p>
          </table:table-cell>
          <table:table-cell office:value-type="float" office:value="93382">
            <text:p>93382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0H49M32.527S">
            <text:p>10:49:32.5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0H49M32.577S">
            <text:p>10:49:32.5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0H49M32.8S">
            <text:p>10:49:32.8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0H49M23.3S">
            <text:p>10:49:23.3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566">
            <text:p>9566</text:p>
          </table:table-cell>
          <table:table-cell office:value-type="string">
            <text:p>Success</text:p>
          </table:table-cell>
          <table:table-cell office:value-type="float" office:value="85793">
            <text:p>85793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0H49M26.355S">
            <text:p>10:49:26.3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517">
            <text:p>6517</text:p>
          </table:table-cell>
          <table:table-cell office:value-type="string">
            <text:p>Success</text:p>
          </table:table-cell>
          <table:table-cell office:value-type="float" office:value="80072">
            <text:p>80072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0H49M32.849S">
            <text:p>10:49:32.8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0H49M31.905S">
            <text:p>10:49:31.9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91">
            <text:p>991</text:p>
          </table:table-cell>
          <table:table-cell office:value-type="string">
            <text:p>Success</text:p>
          </table:table-cell>
          <table:table-cell office:value-type="float" office:value="72480">
            <text:p>72480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0H49M26.237S">
            <text:p>10:49:26.2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663">
            <text:p>6663</text:p>
          </table:table-cell>
          <table:table-cell office:value-type="string">
            <text:p>Success</text:p>
          </table:table-cell>
          <table:table-cell office:value-type="float" office:value="85790">
            <text:p>85790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0H49M20.976S">
            <text:p>10:49:20.9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1926">
            <text:p>11926</text:p>
          </table:table-cell>
          <table:table-cell office:value-type="string">
            <text:p>Success</text:p>
          </table:table-cell>
          <table:table-cell office:value-type="float" office:value="87567">
            <text:p>87567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0H49M23.09S">
            <text:p>10:49:23.0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814">
            <text:p>9814</text:p>
          </table:table-cell>
          <table:table-cell office:value-type="string">
            <text:p>Success</text:p>
          </table:table-cell>
          <table:table-cell office:value-type="float" office:value="91411">
            <text:p>91411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0H49M32.793S">
            <text:p>10:49:32.7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0H49M32.862S">
            <text:p>10:49:32.8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0H49M32.878S">
            <text:p>10:49:32.8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0H49M32.867S">
            <text:p>10:49:32.8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0H49M32.874S">
            <text:p>10:49:32.8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0H49M32.864S">
            <text:p>10:49:32.8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0H49M32.933S">
            <text:p>10:49:32.9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0H49M32.919S">
            <text:p>10:49:32.9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0H49M32.905S">
            <text:p>10:49:32.9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0H49M32.959S">
            <text:p>10:49:32.9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0H49M32.934S">
            <text:p>10:49:32.9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0H49M32.903S">
            <text:p>10:49:32.9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0H49M32.777S">
            <text:p>10:49:32.7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0H49M32.996S">
            <text:p>10:49:33.0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0H49M32.998S">
            <text:p>10:49:33.0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0H49M32.902S">
            <text:p>10:49:32.9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0H49M32.845S">
            <text:p>10:49:32.8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0H49M32.853S">
            <text:p>10:49:32.8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0H49M33.042S">
            <text:p>10:49:33.0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0H49M33.032S">
            <text:p>10:49:33.0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0H49M33.027S">
            <text:p>10:49:33.0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0H49M33.08S">
            <text:p>10:49:33.0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0H49M33.018S">
            <text:p>10:49:33.0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0H49M33.093S">
            <text:p>10:49:33.0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0H49M33.011S">
            <text:p>10:49:33.0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0H49M33.089S">
            <text:p>10:49:33.0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0H49M33.11S">
            <text:p>10:49:33.1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0H49M33.096S">
            <text:p>10:49:33.1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0H49M33.142S">
            <text:p>10:49:33.1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0H49M33.111S">
            <text:p>10:49:33.1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0H49M33.098S">
            <text:p>10:49:33.1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1309">
            <text:p>1309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0H49M31.886S">
            <text:p>10:49:31.8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390">
            <text:p>139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0H49M33.277S">
            <text:p>10:49:33.28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0H49M33.287S">
            <text:p>10:49:33.29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0H49M33.292S">
            <text:p>10:49:33.29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0H49M32.957S">
            <text:p>10:49:32.96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0H49M32.958S">
            <text:p>10:49:32.96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43">
            <text:p>84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0H49M32.918S">
            <text:p>10:49:32.92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96">
            <text:p>89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0H49M32.943S">
            <text:p>10:49:32.94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0H49M31.935S">
            <text:p>10:49:31.9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436">
            <text:p>2436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0H49M31.923S">
            <text:p>10:49:31.92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456">
            <text:p>2456</text:p>
          </table:table-cell>
          <table:table-cell office:value-type="string">
            <text:p>Success</text:p>
          </table:table-cell>
          <table:table-cell office:value-type="float" office:value="21270">
            <text:p>21270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0H49M22.349S">
            <text:p>10:49:22.3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2266">
            <text:p>12266</text:p>
          </table:table-cell>
          <table:table-cell office:value-type="string">
            <text:p>Success</text:p>
          </table:table-cell>
          <table:table-cell office:value-type="float" office:value="91412">
            <text:p>91412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0H49M34.372S">
            <text:p>10:49:34.3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0H49M34.675S">
            <text:p>10:49:34.68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0H49M33.816S">
            <text:p>10:49:33.82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94">
            <text:p>894</text:p>
          </table:table-cell>
          <table:table-cell office:value-type="string">
            <text:p>Success</text:p>
          </table:table-cell>
          <table:table-cell office:value-type="float" office:value="21270">
            <text:p>21270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0H49M33.817S">
            <text:p>10:49:33.82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21270">
            <text:p>21270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0H49M34.694S">
            <text:p>10:49:34.69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0H49M33.799S">
            <text:p>10:49:33.80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50">
            <text:p>950</text:p>
          </table:table-cell>
          <table:table-cell office:value-type="string">
            <text:p>Success</text:p>
          </table:table-cell>
          <table:table-cell office:value-type="float" office:value="29650">
            <text:p>29650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0H49M32.898S">
            <text:p>10:49:32.9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53">
            <text:p>1853</text:p>
          </table:table-cell>
          <table:table-cell office:value-type="string">
            <text:p>Success</text:p>
          </table:table-cell>
          <table:table-cell office:value-type="float" office:value="18152">
            <text:p>18152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0H49M32.735S">
            <text:p>10:49:32.7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019">
            <text:p>2019</text:p>
          </table:table-cell>
          <table:table-cell office:value-type="string">
            <text:p>Success</text:p>
          </table:table-cell>
          <table:table-cell office:value-type="float" office:value="18148">
            <text:p>18148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0H49M33.177S">
            <text:p>10:49:33.1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90">
            <text:p>1590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0H49M33.802S">
            <text:p>10:49:33.80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66">
            <text:p>966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0H49M32.812S">
            <text:p>10:49:32.8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957">
            <text:p>1957</text:p>
          </table:table-cell>
          <table:table-cell office:value-type="string">
            <text:p>Success</text:p>
          </table:table-cell>
          <table:table-cell office:value-type="float" office:value="18148">
            <text:p>18148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0H49M32.216S">
            <text:p>10:49:32.22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576">
            <text:p>2576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0H49M34.744S">
            <text:p>10:49:34.74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0H49M33.229S">
            <text:p>10:49:33.23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0H49M30.567S">
            <text:p>10:49:30.57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271">
            <text:p>4271</text:p>
          </table:table-cell>
          <table:table-cell office:value-type="string">
            <text:p>Success</text:p>
          </table:table-cell>
          <table:table-cell office:value-type="float" office:value="33939">
            <text:p>33939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0H49M34.755S">
            <text:p>10:49:34.7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0H49M32.974S">
            <text:p>10:49:32.9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867">
            <text:p>1867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0H49M34.752S">
            <text:p>10:49:34.7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0H49M34.77S">
            <text:p>10:49:34.7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0H49M34.843S">
            <text:p>10:49:34.84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0H49M32.847S">
            <text:p>10:49:32.8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037">
            <text:p>2037</text:p>
          </table:table-cell>
          <table:table-cell office:value-type="string">
            <text:p>Success</text:p>
          </table:table-cell>
          <table:table-cell office:value-type="float" office:value="18151">
            <text:p>18151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0H49M34.841S">
            <text:p>10:49:34.84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0H49M32.823S">
            <text:p>10:49:32.8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064">
            <text:p>2064</text:p>
          </table:table-cell>
          <table:table-cell office:value-type="string">
            <text:p>Success</text:p>
          </table:table-cell>
          <table:table-cell office:value-type="float" office:value="18152">
            <text:p>18152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0H49M32.2S">
            <text:p>10:49:32.2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689">
            <text:p>2689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0H49M34.887S">
            <text:p>10:49:34.89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0H49M34.895S">
            <text:p>10:49:34.90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0H49M34.875S">
            <text:p>10:49:34.88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0H49M27.453S">
            <text:p>10:49:27.45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454">
            <text:p>7454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0H49M34.839S">
            <text:p>10:49:34.8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0H49M34.844S">
            <text:p>10:49:34.84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0H49M34.842S">
            <text:p>10:49:34.8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0H49M34.902S">
            <text:p>10:49:34.90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0H49M33.179S">
            <text:p>10:49:33.18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0H49M34.927S">
            <text:p>10:49:34.93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0H49M34.948S">
            <text:p>10:49:34.95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0H49M34.908S">
            <text:p>10:49:34.9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0H49M33.173S">
            <text:p>10:49:33.1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795">
            <text:p>1795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0H49M32.865S">
            <text:p>10:49:32.87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23">
            <text:p>2123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0H49M34.885S">
            <text:p>10:49:34.8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0H49M34.989S">
            <text:p>10:49:34.9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0H49M34.889S">
            <text:p>10:49:34.8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0H49M34.999S">
            <text:p>10:49:35.00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0H49M35.028S">
            <text:p>10:49:35.03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0H49M35.025S">
            <text:p>10:49:35.03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0H49M35.034S">
            <text:p>10:49:35.03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0H49M35.035S">
            <text:p>10:49:35.04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0H49M35.052S">
            <text:p>10:49:35.05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0H49M34.616S">
            <text:p>10:49:34.6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01">
            <text:p>50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0H49M35.118S">
            <text:p>10:49:35.1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0H49M35.182S">
            <text:p>10:49:35.1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517">
            <text:p>1517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0H49M23.351S">
            <text:p>10:49:23.3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935">
            <text:p>11935</text:p>
          </table:table-cell>
          <table:table-cell office:value-type="string">
            <text:p>Success</text:p>
          </table:table-cell>
          <table:table-cell office:value-type="float" office:value="83762">
            <text:p>83762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0H49M35.231S">
            <text:p>10:49:35.2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517">
            <text:p>1517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0H49M35.287S">
            <text:p>10:49:35.2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0H49M35.351S">
            <text:p>10:49:35.3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0H49M35.368S">
            <text:p>10:49:35.3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517">
            <text:p>1517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0H49M35.407S">
            <text:p>10:49:35.4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517">
            <text:p>1517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0H49M34.75S">
            <text:p>10:49:34.7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58">
            <text:p>1058</text:p>
          </table:table-cell>
          <table:table-cell office:value-type="string">
            <text:p>Success</text:p>
          </table:table-cell>
          <table:table-cell office:value-type="float" office:value="37913">
            <text:p>37913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0H49M35.458S">
            <text:p>10:49:35.46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0H49M34.794S">
            <text:p>10:49:34.7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0H49M32.529S">
            <text:p>10:49:32.5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314">
            <text:p>3314</text:p>
          </table:table-cell>
          <table:table-cell office:value-type="string">
            <text:p>Success</text:p>
          </table:table-cell>
          <table:table-cell office:value-type="float" office:value="74023">
            <text:p>74023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0H49M34.927S">
            <text:p>10:49:34.9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31">
            <text:p>931</text:p>
          </table:table-cell>
          <table:table-cell office:value-type="string">
            <text:p>Success</text:p>
          </table:table-cell>
          <table:table-cell office:value-type="float" office:value="34600">
            <text:p>34600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0H49M32.591S">
            <text:p>10:49:32.59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285">
            <text:p>3285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0H49M34.937S">
            <text:p>10:49:34.9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0H49M35.877S">
            <text:p>10:49:35.8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0H49M35.845S">
            <text:p>10:49:35.8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601">
            <text:p>1601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0H49M23.156S">
            <text:p>10:49:23.1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804">
            <text:p>12804</text:p>
          </table:table-cell>
          <table:table-cell office:value-type="string">
            <text:p>Success</text:p>
          </table:table-cell>
          <table:table-cell office:value-type="float" office:value="89343">
            <text:p>89343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0H49M35.809S">
            <text:p>10:49:35.8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0H49M35.961S">
            <text:p>10:49:35.9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0H49M35.973S">
            <text:p>10:49:35.97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0H49M35.99S">
            <text:p>10:49:35.9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0H49M36.005S">
            <text:p>10:49:36.01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0H49M36.012S">
            <text:p>10:49:36.01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0H49M35.934S">
            <text:p>10:49:35.9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1601">
            <text:p>160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0H49M36.053S">
            <text:p>10:49:36.0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601">
            <text:p>1601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0H49M35.889S">
            <text:p>10:49:35.8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0H49M36.2S">
            <text:p>10:49:36.20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0H49M36.207S">
            <text:p>10:49:36.21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0H49M36.212S">
            <text:p>10:49:36.21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0H49M35.838S">
            <text:p>10:49:35.8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0H49M36.343S">
            <text:p>10:49:36.34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0H49M36.367S">
            <text:p>10:49:36.37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0H49M36.373S">
            <text:p>10:49:36.37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0H49M36.006S">
            <text:p>10:49:36.01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0H49M34.818S">
            <text:p>10:49:34.8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623">
            <text:p>1623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0H49M34.38S">
            <text:p>10:49:34.3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76">
            <text:p>2076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0H49M34.768S">
            <text:p>10:49:34.7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08">
            <text:p>1708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0H49M34.891S">
            <text:p>10:49:34.8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0H49M35.823S">
            <text:p>10:49:35.8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58">
            <text:p>658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0H49M35.304S">
            <text:p>10:49:35.30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0H49M34.961S">
            <text:p>10:49:34.9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524">
            <text:p>1524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0H49M33.205S">
            <text:p>10:49:33.21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281">
            <text:p>3281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0H49M32.93S">
            <text:p>10:49:32.9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558">
            <text:p>3558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0H49M34.712S">
            <text:p>10:49:34.7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89">
            <text:p>1789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0H49M36.489S">
            <text:p>10:49:36.4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0H49M36.442S">
            <text:p>10:49:36.4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0H49M36.525S">
            <text:p>10:49:36.53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0H49M36.549S">
            <text:p>10:49:36.55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0H49M36.571S">
            <text:p>10:49:36.57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0H49M36.503S">
            <text:p>10:49:36.5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0H49M36.736S">
            <text:p>10:49:36.74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0H49M36.746S">
            <text:p>10:49:36.75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0H49M36.753S">
            <text:p>10:49:36.75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0H49M36.486S">
            <text:p>10:49:36.4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0H49M36.991S">
            <text:p>10:49:36.99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0H49M36.999S">
            <text:p>10:49:37.00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0H49M37.003S">
            <text:p>10:49:37.00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0H49M36.481S">
            <text:p>10:49:36.4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02">
            <text:p>70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0H49M37.185S">
            <text:p>10:49:37.19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0H49M37.192S">
            <text:p>10:49:37.19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0H49M37.197S">
            <text:p>10:49:37.20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0H49M36.477S">
            <text:p>10:49:36.4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03">
            <text:p>80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0H49M37.281S">
            <text:p>10:49:37.28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0H49M37.301S">
            <text:p>10:49:37.30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0H49M37.306S">
            <text:p>10:49:37.31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0H49M36.458S">
            <text:p>10:49:36.4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82">
            <text:p>98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0H49M37.441S">
            <text:p>10:49:37.44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0H49M37.453S">
            <text:p>10:49:37.45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0H49M37.459S">
            <text:p>10:49:37.46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0H49M34.969S">
            <text:p>10:49:34.9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547">
            <text:p>2547</text:p>
          </table:table-cell>
          <table:table-cell office:value-type="string">
            <text:p>Success</text:p>
          </table:table-cell>
          <table:table-cell office:value-type="float" office:value="16735">
            <text:p>16735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0H49M34.741S">
            <text:p>10:49:34.7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789">
            <text:p>2789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0H49M32.975S">
            <text:p>10:49:32.98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564">
            <text:p>4564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0H49M35.016S">
            <text:p>10:49:35.0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534">
            <text:p>2534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0H49M34.769S">
            <text:p>10:49:34.7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86">
            <text:p>2786</text:p>
          </table:table-cell>
          <table:table-cell office:value-type="string">
            <text:p>Success</text:p>
          </table:table-cell>
          <table:table-cell office:value-type="float" office:value="37689">
            <text:p>37689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0H49M36.422S">
            <text:p>10:49:36.42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0H49M35.898S">
            <text:p>10:49:35.9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62">
            <text:p>1662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0H49M37.541S">
            <text:p>10:49:37.5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0H49M32.72S">
            <text:p>10:49:32.7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873">
            <text:p>4873</text:p>
          </table:table-cell>
          <table:table-cell office:value-type="string">
            <text:p>Success</text:p>
          </table:table-cell>
          <table:table-cell office:value-type="float" office:value="74005">
            <text:p>74005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0H49M37.595S">
            <text:p>10:49:37.6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643">
            <text:p>1643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0H49M37.531S">
            <text:p>10:49:37.5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0H49M36.487S">
            <text:p>10:49:36.4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174">
            <text:p>1174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0H49M34.929S">
            <text:p>10:49:34.93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739">
            <text:p>2739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0H49M36.489S">
            <text:p>10:49:36.4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81">
            <text:p>1181</text:p>
          </table:table-cell>
          <table:table-cell office:value-type="string">
            <text:p>Success</text:p>
          </table:table-cell>
          <table:table-cell office:value-type="float" office:value="16736">
            <text:p>16736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0H49M37.652S">
            <text:p>10:49:37.65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0H49M37.689S">
            <text:p>10:49:37.69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0H49M37.693S">
            <text:p>10:49:37.69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0H49M37.643S">
            <text:p>10:49:37.6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1643">
            <text:p>1643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0H49M37.744S">
            <text:p>10:49:37.7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643">
            <text:p>1643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0H49M31.933S">
            <text:p>10:49:31.9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981">
            <text:p>5981</text:p>
          </table:table-cell>
          <table:table-cell office:value-type="string">
            <text:p>Success</text:p>
          </table:table-cell>
          <table:table-cell office:value-type="float" office:value="74196">
            <text:p>74196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0H49M37.915S">
            <text:p>10:49:37.9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0H49M37.935S">
            <text:p>10:49:37.9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0H49M37.556S">
            <text:p>10:49:37.5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0H49M38.109S">
            <text:p>10:49:38.11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0H49M38.117S">
            <text:p>10:49:38.12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0H49M38.125S">
            <text:p>10:49:38.13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0H49M37.518S">
            <text:p>10:49:37.5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0H49M37.952S">
            <text:p>10:49:37.95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0H49M38.138S">
            <text:p>10:49:38.14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0H49M38.148S">
            <text:p>10:49:38.15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0H49M38.155S">
            <text:p>10:49:38.16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0H49M37.675S">
            <text:p>10:49:37.6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39">
            <text:p>73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0H49M38.415S">
            <text:p>10:49:38.42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0H49M38.423S">
            <text:p>10:49:38.42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0H49M38.432S">
            <text:p>10:49:38.43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0H49M37.662S">
            <text:p>10:49:37.6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43">
            <text:p>84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0H49M38.507S">
            <text:p>10:49:38.51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0H49M38.513S">
            <text:p>10:49:38.51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0H49M38.518S">
            <text:p>10:49:38.52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0H49M36.09S">
            <text:p>10:49:36.09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90">
            <text:p>2690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0H49M36.509S">
            <text:p>10:49:36.51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279">
            <text:p>2279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0H49M37.559S">
            <text:p>10:49:37.5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33">
            <text:p>1233</text:p>
          </table:table-cell>
          <table:table-cell office:value-type="string">
            <text:p>Success</text:p>
          </table:table-cell>
          <table:table-cell office:value-type="float" office:value="37849">
            <text:p>37849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0H49M29.863S">
            <text:p>10:49:29.8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049">
            <text:p>9049</text:p>
          </table:table-cell>
          <table:table-cell office:value-type="string">
            <text:p>Success</text:p>
          </table:table-cell>
          <table:table-cell office:value-type="float" office:value="72190">
            <text:p>72190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0H49M31.91S">
            <text:p>10:49:31.9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150">
            <text:p>7150</text:p>
          </table:table-cell>
          <table:table-cell office:value-type="string">
            <text:p>Success</text:p>
          </table:table-cell>
          <table:table-cell office:value-type="float" office:value="73660">
            <text:p>73660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0H49M39.061S">
            <text:p>10:49:39.0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0H49M39.075S">
            <text:p>10:49:39.0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0H49M38.793S">
            <text:p>10:49:38.7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0H49M31.926S">
            <text:p>10:49:31.9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228">
            <text:p>7228</text:p>
          </table:table-cell>
          <table:table-cell office:value-type="string">
            <text:p>Success</text:p>
          </table:table-cell>
          <table:table-cell office:value-type="float" office:value="73702">
            <text:p>73702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0H49M39.145S">
            <text:p>10:49:39.15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0H49M31.911S">
            <text:p>10:49:31.9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265">
            <text:p>7265</text:p>
          </table:table-cell>
          <table:table-cell office:value-type="string">
            <text:p>Success</text:p>
          </table:table-cell>
          <table:table-cell office:value-type="float" office:value="73759">
            <text:p>73759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0H49M39.155S">
            <text:p>10:49:39.1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0H49M39.17S">
            <text:p>10:49:39.17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0H49M39.197S">
            <text:p>10:49:39.20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0H49M39.186S">
            <text:p>10:49:39.1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0H49M38.141S">
            <text:p>10:49:38.1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55">
            <text:p>1255</text:p>
          </table:table-cell>
          <table:table-cell office:value-type="string">
            <text:p>Success</text:p>
          </table:table-cell>
          <table:table-cell office:value-type="float" office:value="18458">
            <text:p>18458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0H49M37.793S">
            <text:p>10:49:37.7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637">
            <text:p>1637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0H49M37.579S">
            <text:p>10:49:37.58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868">
            <text:p>1868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0H49M39.207S">
            <text:p>10:49:39.2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0H49M38.913S">
            <text:p>10:49:38.9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18151">
            <text:p>18151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0H49M39.469S">
            <text:p>10:49:39.4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0H49M39.458S">
            <text:p>10:49:39.4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0H49M39.114S">
            <text:p>10:49:39.11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0H49M39.486S">
            <text:p>10:49:39.49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0H49M39.5S">
            <text:p>10:49:39.50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0H49M39.51S">
            <text:p>10:49:39.51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0H49M39.495S">
            <text:p>10:49:39.5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0H49M37.561S">
            <text:p>10:49:37.5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427">
            <text:p>2427</text:p>
          </table:table-cell>
          <table:table-cell office:value-type="string">
            <text:p>Success</text:p>
          </table:table-cell>
          <table:table-cell office:value-type="float" office:value="48618">
            <text:p>48618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0H49M39.177S">
            <text:p>10:49:39.1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54">
            <text:p>854</text:p>
          </table:table-cell>
          <table:table-cell office:value-type="string">
            <text:p>Success</text:p>
          </table:table-cell>
          <table:table-cell office:value-type="float" office:value="18151">
            <text:p>18151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0H49M39.398S">
            <text:p>10:49:39.4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36">
            <text:p>636</text:p>
          </table:table-cell>
          <table:table-cell office:value-type="string">
            <text:p>Success</text:p>
          </table:table-cell>
          <table:table-cell office:value-type="float" office:value="36940">
            <text:p>36940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0H49M39.517S">
            <text:p>10:49:39.5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0H49M40.032S">
            <text:p>10:49:40.0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0H49M39.489S">
            <text:p>10:49:39.4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0H49M40.06S">
            <text:p>10:49:40.06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0H49M36.489S">
            <text:p>10:49:36.4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609">
            <text:p>3609</text:p>
          </table:table-cell>
          <table:table-cell office:value-type="string">
            <text:p>Success</text:p>
          </table:table-cell>
          <table:table-cell office:value-type="float" office:value="52364">
            <text:p>52364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0H49M40.091S">
            <text:p>10:49:40.09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0H49M40.106S">
            <text:p>10:49:40.11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0H49M40.036S">
            <text:p>10:49:40.0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0H49M40.127S">
            <text:p>10:49:40.13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0H49M40.136S">
            <text:p>10:49:40.14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0H49M40.142S">
            <text:p>10:49:40.14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0H49M37.551S">
            <text:p>10:49:37.5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618">
            <text:p>2618</text:p>
          </table:table-cell>
          <table:table-cell office:value-type="string">
            <text:p>Success</text:p>
          </table:table-cell>
          <table:table-cell office:value-type="float" office:value="48618">
            <text:p>48618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0H49M37.67S">
            <text:p>10:49:37.6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603">
            <text:p>2603</text:p>
          </table:table-cell>
          <table:table-cell office:value-type="string">
            <text:p>Success</text:p>
          </table:table-cell>
          <table:table-cell office:value-type="float" office:value="42899">
            <text:p>42899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0H49M39.99S">
            <text:p>10:49:39.9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18156">
            <text:p>18156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0H49M40.324S">
            <text:p>10:49:40.3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0H49M40.344S">
            <text:p>10:49:40.34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0H49M40.352S">
            <text:p>10:49:40.35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0H49M40.356S">
            <text:p>10:49:40.36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0H49M35.859S">
            <text:p>10:49:35.8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596">
            <text:p>4596</text:p>
          </table:table-cell>
          <table:table-cell office:value-type="string">
            <text:p>Success</text:p>
          </table:table-cell>
          <table:table-cell office:value-type="float" office:value="67646">
            <text:p>67646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0H49M40.1S">
            <text:p>10:49:40.1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77">
            <text:p>377</text:p>
          </table:table-cell>
          <table:table-cell office:value-type="string">
            <text:p>Success</text:p>
          </table:table-cell>
          <table:table-cell office:value-type="float" office:value="18152">
            <text:p>18152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0H49M40.478S">
            <text:p>10:49:40.4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0H49M40.499S">
            <text:p>10:49:40.50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0H49M40.511S">
            <text:p>10:49:40.51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0H49M40.521S">
            <text:p>10:49:40.52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0H49M40.17S">
            <text:p>10:49:40.1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18151">
            <text:p>18151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0H49M40.275S">
            <text:p>10:49:40.2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18156">
            <text:p>18156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0H49M40.456S">
            <text:p>10:49:40.4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18149">
            <text:p>18149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0H49M40.566S">
            <text:p>10:49:40.5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0H49M40.59S">
            <text:p>10:49:40.59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0H49M40.587S">
            <text:p>10:49:40.5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0H49M40.588S">
            <text:p>10:49:40.5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0H49M40.615S">
            <text:p>10:49:40.62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0H49M40.614S">
            <text:p>10:49:40.61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0H49M40.619S">
            <text:p>10:49:40.62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0H49M40.626S">
            <text:p>10:49:40.63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0H49M40.628S">
            <text:p>10:49:40.63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0H49M40.63S">
            <text:p>10:49:40.63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0H49M40.634S">
            <text:p>10:49:40.63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0H49M40.636S">
            <text:p>10:49:40.64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0H49M39.448S">
            <text:p>10:49:39.4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56">
            <text:p>1456</text:p>
          </table:table-cell>
          <table:table-cell office:value-type="string">
            <text:p>Success</text:p>
          </table:table-cell>
          <table:table-cell office:value-type="float" office:value="40930">
            <text:p>40930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0H49M40.075S">
            <text:p>10:49:40.0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32">
            <text:p>832</text:p>
          </table:table-cell>
          <table:table-cell office:value-type="string">
            <text:p>Success</text:p>
          </table:table-cell>
          <table:table-cell office:value-type="float" office:value="40973">
            <text:p>40973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0H49M40.043S">
            <text:p>10:49:40.0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94">
            <text:p>894</text:p>
          </table:table-cell>
          <table:table-cell office:value-type="string">
            <text:p>Success</text:p>
          </table:table-cell>
          <table:table-cell office:value-type="float" office:value="40906">
            <text:p>40906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0H49M39.431S">
            <text:p>10:49:39.4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510">
            <text:p>1510</text:p>
          </table:table-cell>
          <table:table-cell office:value-type="string">
            <text:p>Success</text:p>
          </table:table-cell>
          <table:table-cell office:value-type="float" office:value="40928">
            <text:p>40928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0H49M38.789S">
            <text:p>10:49:38.7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54">
            <text:p>2154</text:p>
          </table:table-cell>
          <table:table-cell office:value-type="string">
            <text:p>Success</text:p>
          </table:table-cell>
          <table:table-cell office:value-type="float" office:value="44718">
            <text:p>44718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0H49M31.925S">
            <text:p>10:49:31.9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030">
            <text:p>9030</text:p>
          </table:table-cell>
          <table:table-cell office:value-type="string">
            <text:p>Success</text:p>
          </table:table-cell>
          <table:table-cell office:value-type="float" office:value="71000">
            <text:p>71000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0H49M40.942S">
            <text:p>10:49:40.9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0H49M38.781S">
            <text:p>10:49:38.7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94">
            <text:p>2194</text:p>
          </table:table-cell>
          <table:table-cell office:value-type="string">
            <text:p>Success</text:p>
          </table:table-cell>
          <table:table-cell office:value-type="float" office:value="44673">
            <text:p>44673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0H49M40.961S">
            <text:p>10:49:40.9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0H49M40.976S">
            <text:p>10:49:40.9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0H49M40.996S">
            <text:p>10:49:41.0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0H49M40.944S">
            <text:p>10:49:40.9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0H49M40.925S">
            <text:p>10:49:40.9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18151">
            <text:p>18151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0H49M40.938S">
            <text:p>10:49:40.9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18152">
            <text:p>18152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0H49M40.906S">
            <text:p>10:49:40.9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18152">
            <text:p>18152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0H49M40.981S">
            <text:p>10:49:40.9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0H49M41.196S">
            <text:p>10:49:41.2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0H49M41.207S">
            <text:p>10:49:41.2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0H49M41.219S">
            <text:p>10:49:41.2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0H49M41.224S">
            <text:p>10:49:41.2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41">
            <text:p>641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0H49M41.231S">
            <text:p>10:49:41.23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0H49M41.248S">
            <text:p>10:49:41.25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0H49M41.269S">
            <text:p>10:49:41.27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0H49M41.275S">
            <text:p>10:49:41.28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0H49M41.249S">
            <text:p>10:49:41.25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0H49M41.271S">
            <text:p>10:49:41.27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0H49M41.28S">
            <text:p>10:49:41.28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0H49M41.279S">
            <text:p>10:49:41.28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0H49M41.293S">
            <text:p>10:49:41.29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0H49M41.019S">
            <text:p>10:49:41.0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0H49M41.223S">
            <text:p>10:49:41.2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0H49M41.299S">
            <text:p>10:49:41.3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583">
            <text:p>583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0H49M41.302S">
            <text:p>10:49:41.30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0H49M41.344S">
            <text:p>10:49:41.34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0H49M41.358S">
            <text:p>10:49:41.36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0H49M40.957S">
            <text:p>10:49:40.9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74023">
            <text:p>74023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0H49M41.332S">
            <text:p>10:49:41.3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0H49M41.266S">
            <text:p>10:49:41.27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0H49M41.459S">
            <text:p>10:49:41.4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685">
            <text:p>1685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0H49M41.462S">
            <text:p>10:49:41.4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40900">
            <text:p>40900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0H49M41.47S">
            <text:p>10:49:41.4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40922">
            <text:p>40922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0H49M41.498S">
            <text:p>10:49:41.5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685">
            <text:p>1685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0H49M41.537S">
            <text:p>10:49:41.5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0H49M41.509S">
            <text:p>10:49:41.5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18152">
            <text:p>18152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0H49M41.616S">
            <text:p>10:49:41.6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0H49M41.611S">
            <text:p>10:49:41.6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0H49M41.631S">
            <text:p>10:49:41.63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0H49M41.643S">
            <text:p>10:49:41.64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0H49M41.59S">
            <text:p>10:49:41.5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685">
            <text:p>1685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0H49M41.635S">
            <text:p>10:49:41.64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0H49M41.654S">
            <text:p>10:49:41.65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0H49M41.654S">
            <text:p>10:49:41.65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0H49M41.659S">
            <text:p>10:49:41.66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0H49M41.652S">
            <text:p>10:49:41.6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0H49M41.702S">
            <text:p>10:49:41.7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40894">
            <text:p>40894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0H49M41.734S">
            <text:p>10:49:41.7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0H49M41.746S">
            <text:p>10:49:41.7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0H49M41.758S">
            <text:p>10:49:41.76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0H49M41.851S">
            <text:p>10:49:41.8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105">
            <text:p>1105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0H49M41.864S">
            <text:p>10:49:41.86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0H49M41.956S">
            <text:p>10:49:41.9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38927">
            <text:p>38927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0H49M42.316S">
            <text:p>10:49:42.3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8151">
            <text:p>18151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0H49M42.375S">
            <text:p>10:49:42.3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0H49M42.388S">
            <text:p>10:49:42.39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0H49M42.394S">
            <text:p>10:49:42.39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0H49M42.398S">
            <text:p>10:49:42.40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3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38:50.98</dc:date>
    <meta:document-statistic meta:table-count="1" meta:cell-count="13727" meta:object-count="0"/>
    <meta:generator>OpenOffice.org/3.2$Win32 OpenOffice.org_project/320m12$Build-9483</meta:generator>
  </office:meta>
</office:document-meta>
</file>